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Module1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9.513cm"/>
    </style:style>
    <style:style style:name="co26" style:family="table-column">
      <style:table-column-properties fo:break-before="auto" style:column-width="8.828cm"/>
    </style:style>
    <style:style style:name="co27" style:family="table-column">
      <style:table-column-properties fo:break-before="auto" style:column-width="20.309cm"/>
    </style:style>
    <style:style style:name="co28" style:family="table-column">
      <style:table-column-properties fo:break-before="auto" style:column-width="1.667cm"/>
    </style:style>
    <style:style style:name="co29" style:family="table-column">
      <style:table-column-properties fo:break-before="auto" style:column-width="13.367cm"/>
    </style:style>
    <style:style style:name="co30" style:family="table-column">
      <style:table-column-properties fo:break-before="auto" style:column-width="6.232cm"/>
    </style:style>
    <style:style style:name="co37" style:family="table-column">
      <style:table-column-properties fo:break-before="auto" style:column-width="7.788cm"/>
    </style:style>
    <style:style style:name="co38" style:family="table-column">
      <style:table-column-properties fo:break-before="auto" style:column-width="4.602cm"/>
    </style:style>
    <style:style style:name="co39" style:family="table-column">
      <style:table-column-properties fo:break-before="auto" style:column-width="7.135cm"/>
    </style:style>
    <style:style style:name="co40" style:family="table-column">
      <style:table-column-properties fo:break-before="auto" style:column-width="12.146cm"/>
    </style:style>
    <style:style style:name="co41" style:family="table-column">
      <style:table-column-properties fo:break-before="auto" style:column-width="5.664cm"/>
    </style:style>
    <style:style style:name="co8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8.959cm"/>
    </style:style>
    <style:style style:name="co42" style:family="table-column">
      <style:table-column-properties fo:break-before="auto" style:column-width="10.539cm"/>
    </style:style>
    <style:style style:name="co34" style:family="table-column">
      <style:table-column-properties fo:break-before="auto" style:column-width="6.56cm"/>
    </style:style>
    <style:style style:name="co35" style:family="table-column">
      <style:table-column-properties fo:break-before="auto" style:column-width="8.008cm"/>
    </style:style>
    <style:style style:name="co36" style:family="table-column">
      <style:table-column-properties fo:break-before="auto" style:column-width="16.018cm"/>
    </style:style>
    <style:style style:name="co1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10.156cm"/>
    </style:style>
    <style:style style:name="co20" style:family="table-column">
      <style:table-column-properties fo:break-before="auto" style:column-width="4.411cm"/>
    </style:style>
    <style:style style:name="co21" style:family="table-column">
      <style:table-column-properties fo:break-before="auto" style:column-width="4.438cm"/>
    </style:style>
    <style:style style:name="co22" style:family="table-column">
      <style:table-column-properties fo:break-before="auto" style:column-width="4.784cm"/>
    </style:style>
    <style:style style:name="co23" style:family="table-column">
      <style:table-column-properties fo:break-before="auto" style:column-width="5.412cm"/>
    </style:style>
    <style:style style:name="co24" style:family="table-column">
      <style:table-column-properties fo:break-before="auto" style:column-width="4.919cm"/>
    </style:style>
    <style:style style:name="co31" style:family="table-column">
      <style:table-column-properties fo:break-before="auto" style:column-width="8.091cm"/>
    </style:style>
    <style:style style:name="co32" style:family="table-column">
      <style:table-column-properties fo:break-before="auto" style:column-width="16.21cm"/>
    </style:style>
    <style:style style:name="co43" style:family="table-column">
      <style:table-column-properties fo:break-before="auto" style:column-width="9.375cm"/>
    </style:style>
    <style:style style:name="co44" style:family="table-column">
      <style:table-column-properties fo:break-before="auto" style:column-width="4.383cm"/>
    </style:style>
    <style:style style:name="co45" style:family="table-column">
      <style:table-column-properties fo:break-before="auto" style:column-width="12.682cm"/>
    </style:style>
    <style:style style:name="co46" style:family="table-column">
      <style:table-column-properties fo:break-before="auto" style:column-width="6.235cm"/>
    </style:style>
    <style:style style:name="co47" style:family="table-column">
      <style:table-column-properties fo:break-before="auto" style:column-width="5.419cm"/>
    </style:style>
    <style:style style:name="co48" style:family="table-column">
      <style:table-column-properties fo:break-before="auto" style:column-width="4.357cm"/>
    </style:style>
    <style:style style:name="co49" style:family="table-column">
      <style:table-column-properties fo:break-before="auto" style:column-width="5.659cm"/>
    </style:style>
    <style:style style:name="co50" style:family="table-column">
      <style:table-column-properties fo:break-before="auto" style:column-width="9.677cm"/>
    </style:style>
    <style:style style:name="co51" style:family="table-column">
      <style:table-column-properties fo:break-before="auto" style:column-width="8.006cm"/>
    </style:style>
    <style:style style:name="co52" style:family="table-column">
      <style:table-column-properties fo:break-before="auto" style:column-width="13.831cm"/>
    </style:style>
    <style:style style:name="ro5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737cm" fo:break-before="auto" style:use-optimal-row-height="false"/>
    </style:style>
    <style:style style:name="ro8" style:family="table-row">
      <style:table-row-properties style:row-height="0.706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57" style:family="table-cell" style:parent-style-name="Default" style:data-style-name="N100">
      <style:text-properties style:text-position="" fo:font-size="12pt" fo:font-weight="bold"/>
    </style:style>
    <style:style style:name="ce58" style:family="table-cell" style:parent-style-name="Default" style:data-style-name="N100">
      <style:text-properties style:text-position=""/>
    </style:style>
    <style:style style:name="ce59" style:family="table-cell" style:parent-style-name="Default" style:data-style-name="N100">
      <style:text-properties style:text-position="" style:font-name="Arial" style:font-name-asian="Droid Sans Fallback" style:font-name-complex="Lohit Hindi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54pt" fo:font-weight="bold" style:font-size-asian="54pt" style:font-weight-asian="bold" style:font-size-complex="5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style:font-name-asian="Droid Sans Fallback" style:font-name-complex="Lohit Hindi"/>
    </style:style>
    <style:style style:name="ce10" style:family="table-cell" style:parent-style-name="Not_20_found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Found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Found" style:data-style-name="N1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/>
      <style:text-properties fo:font-size="16pt" fo:font-weight="bold"/>
    </style:style>
    <style:style style:name="ce14" style:family="table-cell" style:parent-style-name="Default">
      <style:text-properties fo:font-size="12pt" fo:font-weight="bold"/>
    </style:style>
    <style:style style:name="ce15" style:family="table-cell" style:parent-style-name="Default">
      <style:table-cell-properties fo:border-bottom="1.3pt double #000000" style:border-line-width-bottom="0.046cm 0.046cm 0.046cm" fo:border-left="none" fo:border-right="none" fo:border-top="none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8" style:family="table-cell" style:parent-style-name="Default">
      <style:text-properties style:font-name="Arial" style:font-name-asian="Droid Sans Fallback" style:font-name-complex="Lohit Hindi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6pt" fo:font-weight="bold"/>
    </style:style>
    <style:style style:name="ce21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4" style:family="table-cell" style:parent-style-name="Not_20_found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Found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0" style:family="table-cell" style:parent-style-name="Default">
      <style:table-cell-properties fo:border-bottom="1.3pt double #000000" style:border-line-width-bottom="0.046cm 0.046cm 0.046cm" fo:background-color="#000000" fo:border-left="none" fo:border-right="none" fo:border-top="none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4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5" style:family="table-cell" style:parent-style-name="Default">
      <style:text-properties fo:font-size="16pt" fo:font-weight="bold"/>
    </style:style>
    <style:style style:name="ce36" style:family="table-cell" style:parent-style-name="Default">
      <style:table-cell-properties fo:border-bottom="1.3pt double #000000" style:border-line-width-bottom="0.046cm 0.046cm 0.046cm" fo:border-left="none" fo:border-right="none" fo:border-top="none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5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4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none" fo:border-right="none" fo:border-top="0.06pt solid #000000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3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Droid Sans Fallback" style:font-name-complex="Lohit Hindi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64" style:family="table-cell" style:parent-style-name="Default" style:data-style-name="N100">
      <style:text-properties fo:font-size="12pt" fo:font-weight="bold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ext-properties style:font-name="Arial" style:font-name-asian="Droid Sans Fallback" style:font-name-complex="Lohit Hindi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3.441cm" svg:height="0.876cm" svg:x="3.053cm" svg:y="2.204cm" draw:control="control1"/>
        </table:shapes>
        <table:table-column table:style-name="co19" table:default-cell-style-name="Default"/>
        <table:table-column table:style-name="co8" table:default-cell-style-name="ce7"/>
        <table:table-column table:style-name="co20" table:default-cell-style-name="Default"/>
        <table:table-column table:style-name="co8" table:default-cell-style-name="ce7"/>
        <table:table-column table:style-name="co8" table:default-cell-style-name="Default"/>
        <table:table-column table:style-name="co21" table:default-cell-style-name="Default"/>
        <table:table-column table:style-name="co8" table:number-columns-repeated="1018" table:default-cell-style-name="Default"/>
        <table:table-row table:style-name="ro3">
          <table:table-cell table:style-name="ce4" table:number-columns-repeated="1024"/>
        </table:table-row>
        <table:table-row table:style-name="ro6">
          <table:table-cell table:style-name="ce4" table:number-columns-repeated="2"/>
          <table:table-cell table:style-name="ce8" office:value-type="string">
            <text:p>Linphone Web</text:p>
          </table:table-cell>
          <table:table-cell table:style-name="ce4" table:number-columns-repeated="1021"/>
        </table:table-row>
        <table:table-row table:style-name="ro3" table:number-rows-repeated="3">
          <table:table-cell table:style-name="ce4" table:number-columns-repeated="1024"/>
        </table:table-row>
        <table:table-row table:style-name="ro8">
          <table:table-cell table:style-name="ce5" office:value-type="string">
            <text:p>NOT DESCRIBED API</text:p>
          </table:table-cell>
          <table:table-cell/>
          <table:table-cell table:style-name="ce5" office:value-type="string">
            <text:p>IMPLEMENTED</text:p>
          </table:table-cell>
          <table:table-cell/>
          <table:table-cell table:style-name="ce7" table:number-columns-repeated="1020"/>
        </table:table-row>
        <table:table-row table:style-name="ro3">
          <table:table-cell office:value-type="string">
            <text:p>linphone_account_creator_destroy</text:p>
          </table:table-cell>
          <table:table-cell/>
          <table:table-cell table:style-name="ce9" table:formula="of:=[Auth.D2]+[Address.D2]+[Call.D2]+[Core.D2]+[ProxyConfig.D2]+[Auth.D3]+[Address.D3]+[Call.D3]+[Core.D3]+[ProxyConfig.D3]" office:value-type="float" office:value="322">
            <text:p>322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get_domain</text:p>
          </table:table-cell>
          <table:table-cell/>
          <table:table-cell table:style-name="ce10" table:formula="of:=[Auth.D2]+[Address.D2]+[Call.D2]+[Core.D2]+[ProxyConfig.D2]" office:value-type="float" office:value="256">
            <text:p>256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get_username</text:p>
          </table:table-cell>
          <table:table-cell/>
          <table:table-cell table:style-name="ce11" table:formula="of:=[Auth.D3]+[Address.D3]+[Call.D3]+[Core.D3]+[ProxyConfig.D3]" office:value-type="float" office:value="66">
            <text:p>66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new</text:p>
          </table:table-cell>
          <table:table-cell/>
          <table:table-cell table:style-name="ce12" table:formula="of:=[.C9]/[.C7]" office:value-type="percentage" office:value="0.204968944099379">
            <text:p>20,50%</text:p>
          </table:table-cell>
          <table:table-cell table:number-columns-repeated="1021"/>
        </table:table-row>
        <table:table-row table:style-name="ro3">
          <table:table-cell office:value-type="string">
            <text:p>linphone_account_creator_set_domain</text:p>
          </table:table-cell>
          <table:table-cell/>
          <table:table-cell table:style-name="ce7"/>
          <table:table-cell table:number-columns-repeated="1021"/>
        </table:table-row>
        <table:table-row table:style-name="ro3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3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3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3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3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3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3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3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3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3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<text:s/></text:p>
          </table:table-cell>
          <table:table-cell table:number-columns-repeated="102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ce7"/>
        <table:table-column table:style-name="co31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17" table:number-columns-repeated="1017" table:default-cell-style-name="Default"/>
        <table:table-row table:style-name="ro8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3">
          <table:table-cell table:style-name="ce4" table:number-columns-repeated="3"/>
          <table:table-cell table:style-name="ce24" table:formula="of:=COUNTIF([.$D$2:.$D$9004];&quot;No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5" table:formula="of:=COUNTIF([.$D$2:.$D$9004];&quot;Yes&quot;)" office:value-type="float" office:value="6">
            <text:p>6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3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 table:style-name="ce16" table:formula="of:=NOTATION(SUBSTITUTE([.E7];&quot;linphone_auth_info_&quot;;&quot;&quot;))" office:value-type="string" office:string-value="getUserid">
            <text:p>getUserid</text:p>
          </table:table-cell>
          <table:table-cell table:style-name="ce21" office:value-type="string">
            <text:p>userid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7])" office:value-type="string" office:string-value="Yes">
            <text:p>Yes</text:p>
          </table:table-cell>
          <table:table-cell table:style-name="ce21" office:value-type="string">
            <text:p>linphone_auth_info_get_userid</text:p>
          </table:table-cell>
          <table:table-cell table:style-name="ce33" table:formula="of:=INDEX([Linphone.$A$2:.$E$9000];MATCH([.E7];[Linphone.$D$2:.$D$9000]);5)" office:value-type="string" office:string-value="(const LinphoneAuthInfo *i)">
            <text:p>(const LinphoneAuthInfo *i)</text:p>
          </table:table-cell>
          <table:table-cell table:style-name="ce21" table:formula="of:=INDEX([Linphone.$A$2:.$E$9000];MATCH([.E7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17" table:formula="of:=NOTATION(SUBSTITUTE([.E8];&quot;linphone_auth_info_&quot;;&quot;&quot;))" office:value-type="string" office:string-value="setUserid">
            <text:p>setUserid</text:p>
          </table:table-cell>
          <table:table-cell table:style-name="ce22" office:value-type="string">
            <text:p>userid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8])" office:value-type="string" office:string-value="Yes">
            <text:p>Yes</text:p>
          </table:table-cell>
          <table:table-cell table:style-name="ce22" office:value-type="string">
            <text:p>linphone_auth_info_set_userid</text:p>
          </table:table-cell>
          <table:table-cell table:style-name="ce34" table:formula="of:=INDEX([Linphone.$A$2:.$E$9000];MATCH([.E8];[Linphone.$D$2:.$D$9000]);5)" office:value-type="string" office:string-value="(LinphoneAuthInfo *info, const char *userid)">
            <text:p>(LinphoneAuthInfo *info, const char *userid)</text:p>
          </table:table-cell>
          <table:table-cell table:style-name="ce22" table:formula="of:=INDEX([Linphone.$A$2:.$E$9000];MATCH([.E8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16" table:formula="of:=NOTATION(SUBSTITUTE([.E9];&quot;linphone_auth_info_&quot;;&quot;&quot;))" office:value-type="string" office:string-value="getUsername">
            <text:p>getUsername</text:p>
          </table:table-cell>
          <table:table-cell table:style-name="ce21" office:value-type="string">
            <text:p>username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9])" office:value-type="string" office:string-value="Yes">
            <text:p>Yes</text:p>
          </table:table-cell>
          <table:table-cell table:style-name="ce21" office:value-type="string">
            <text:p>linphone_auth_info_get_username</text:p>
          </table:table-cell>
          <table:table-cell table:style-name="ce33" table:formula="of:=INDEX([Linphone.$A$2:.$E$9000];MATCH([.E9];[Linphone.$D$2:.$D$9000]);5)" office:value-type="string" office:string-value="(const LinphoneAuthInfo *i)">
            <text:p>(const LinphoneAuthInfo *i)</text:p>
          </table:table-cell>
          <table:table-cell table:style-name="ce21" table:formula="of:=INDEX([Linphone.$A$2:.$E$9000];MATCH([.E9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17" table:formula="of:=NOTATION(SUBSTITUTE([.E10];&quot;linphone_auth_info_&quot;;&quot;&quot;))" office:value-type="string" office:string-value="setUsername">
            <text:p>setUsername</text:p>
          </table:table-cell>
          <table:table-cell table:style-name="ce22" office:value-type="string">
            <text:p>username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10])" office:value-type="string" office:string-value="Yes">
            <text:p>Yes</text:p>
          </table:table-cell>
          <table:table-cell table:style-name="ce22" office:value-type="string">
            <text:p>linphone_auth_info_set_username</text:p>
          </table:table-cell>
          <table:table-cell table:style-name="ce34" table:formula="of:=INDEX([Linphone.$A$2:.$E$9000];MATCH([.E10];[Linphone.$D$2:.$D$9000]);5)" office:value-type="string" office:string-value="(LinphoneAuthInfo *info, const char *username)">
            <text:p>(LinphoneAuthInfo *info, const char *username)</text:p>
          </table:table-cell>
          <table:table-cell table:style-name="ce22" table:formula="of:=INDEX([Linphone.$A$2:.$E$9000];MATCH([.E10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16" table:formula="of:=NOTATION(SUBSTITUTE([.E11];&quot;linphone_auth_info_&quot;;&quot;&quot;))" office:value-type="string" office:string-value="getPasswd">
            <text:p>getPasswd</text:p>
          </table:table-cell>
          <table:table-cell table:style-name="ce21" office:value-type="string">
            <text:p>passwd</text:p>
          </table:table-cell>
          <table:table-cell table:style-name="ce21" office:value-type="string">
            <text:p>string</text:p>
          </table:table-cell>
          <table:table-cell table:style-name="ce27" table:formula="of:=SEEKIMPL(&quot;Impl&quot;;&quot;class:AuthInfoAPI&quot;;[.A11])" office:value-type="string" office:string-value="Yes">
            <text:p>Yes</text:p>
          </table:table-cell>
          <table:table-cell table:style-name="ce21" office:value-type="string">
            <text:p>linphone_auth_info_get_passwd</text:p>
          </table:table-cell>
          <table:table-cell table:style-name="ce33" table:formula="of:=INDEX([Linphone.$A$2:.$E$9000];MATCH([.E11];[Linphone.$D$2:.$D$9000]);5)" office:value-type="string" office:string-value="(const LinphoneAuthInfo *i)">
            <text:p>(const LinphoneAuthInfo *i)</text:p>
          </table:table-cell>
          <table:table-cell table:style-name="ce21" table:formula="of:=INDEX([Linphone.$A$2:.$E$9000];MATCH([.E11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17" table:formula="of:=NOTATION(SUBSTITUTE([.E12];&quot;linphone_auth_info_&quot;;&quot;&quot;))" office:value-type="string" office:string-value="setPasswd">
            <text:p>setPasswd</text:p>
          </table:table-cell>
          <table:table-cell table:style-name="ce22" office:value-type="string">
            <text:p>passwd</text:p>
          </table:table-cell>
          <table:table-cell table:style-name="ce22" office:value-type="string">
            <text:p>string</text:p>
          </table:table-cell>
          <table:table-cell table:style-name="ce27" table:formula="of:=SEEKIMPL(&quot;Impl&quot;;&quot;class:AuthInfoAPI&quot;;[.A12])" office:value-type="string" office:string-value="Yes">
            <text:p>Yes</text:p>
          </table:table-cell>
          <table:table-cell table:style-name="ce22" office:value-type="string">
            <text:p>linphone_auth_info_set_passwd</text:p>
          </table:table-cell>
          <table:table-cell table:style-name="ce34" table:formula="of:=INDEX([Linphone.$A$2:.$E$9000];MATCH([.E12];[Linphone.$D$2:.$D$9000]);5)" office:value-type="string" office:string-value="(LinphoneAuthInfo *info, const char *passwd)">
            <text:p>(LinphoneAuthInfo *info, const char *passwd)</text:p>
          </table:table-cell>
          <table:table-cell table:style-name="ce22" table:formula="of:=INDEX([Linphone.$A$2:.$E$9000];MATCH([.E12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18"/>
          <table:table-cell table:number-columns-repeated="2"/>
          <table:table-cell table:style-name="ce28"/>
          <table:table-cell/>
          <table:table-cell table:style-name="ce18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 table:number-columns-repeated="3"/>
          <table:table-cell table:style-name="ce29"/>
          <table:table-cell table:style-name="ce7" table:number-columns-repeated="1020"/>
        </table:table-row>
        <table:table-row table:style-name="ro3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8" table:formula="of:=INDEX([Linphone.$A$2:.$E$9000];MATCH([.E23];[Linphone.$D$2:.$D$9000]);5)" office:value-type="string" office:string-value="(LinphoneAuthInfo *info)">
            <text:p>(LinphoneAuthInfo *info)</text:p>
          </table:table-cell>
          <table:table-cell table:formula="of:=INDEX([Linphone.$A$2:.$E$9000];MATCH([.E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8" table:formula="of:=INDEX([Linphone.$A$2:.$E$9000];MATCH([.E24];[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Linphone.$A$2:.$E$9000];MATCH([.E24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8" table:formula="of:=INDEX([Linphone.$A$2:.$E$9000];MATCH([.E25];[Linphone.$D$2:.$D$9000]);5)" office:value-type="string" office:string-value="(struct _LpConfig *config, int pos)">
            <text:p>(struct _LpConfig *config, int pos)</text:p>
          </table:table-cell>
          <table:table-cell table:formula="of:=INDEX([Linphone.$A$2:.$E$9000];MATCH([.E25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5" table:number-rows-repeated="45">
          <table:table-cell table:number-columns-repeated="5"/>
          <table:table-cell table:style-name="ce18"/>
          <table:table-cell table:number-columns-repeated="1018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res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31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17" table:number-columns-repeated="1017" table:default-cell-style-name="Default"/>
        <table:table-row table:style-name="ro9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5">
          <table:table-cell table:style-name="ce4" table:number-columns-repeated="3"/>
          <table:table-cell table:style-name="ce24" table:formula="of:=COUNTIF([.$D$2:.$D$9003];&quot;No&quot;)" office:value-type="float" office:value="16">
            <text:p>16</text:p>
          </table:table-cell>
          <table:table-cell table:style-name="ce4" table:number-columns-repeated="3"/>
          <table:table-cell table:number-columns-repeated="1017"/>
        </table:table-row>
        <table:table-row table:style-name="ro5">
          <table:table-cell table:style-name="ce4" table:number-columns-repeated="3"/>
          <table:table-cell table:style-name="ce25" table:formula="of:=COUNTIF([.$D$2:.$D$9003];&quot;Yes&quot;)" office:value-type="float" office:value="0">
            <text:p>0</text:p>
          </table:table-cell>
          <table:table-cell table:style-name="ce4" table:number-columns-repeated="3"/>
          <table:table-cell table:number-columns-repeated="1017"/>
        </table:table-row>
        <table:table-row table:style-name="ro10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7" table:number-columns-repeated="3"/>
          <table:table-cell table:style-name="ce39"/>
          <table:table-cell table:style-name="ce7" table:number-columns-repeated="1020"/>
        </table:table-row>
        <table:table-row table:style-name="ro5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0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5">
          <table:table-cell table:number-columns-repeated="1024"/>
        </table:table-row>
        <table:table-row table:style-name="ro11">
          <table:table-cell table:formula="of:=NOTATION(SUBSTITUTE([.E16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0" table:formula="of:=SEEKIMPL(&quot;Impl&quot;;&quot;class:AuthAPI&quot;;[.A16])" office:value-type="string" office:string-value="No">
            <text:p>No</text:p>
          </table:table-cell>
          <table:table-cell office:value-type="string">
            <text:p>linphone_address_as_string</text:p>
          </table:table-cell>
          <table:table-cell table:style-name="ce18" table:formula="of:=INDEX([Linphone.$A$2:.$E$9000];MATCH([.E1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6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1">
          <table:table-cell table:formula="of:=NOTATION(SUBSTITUTE([.E17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0" table:formula="of:=SEEKIMPL(&quot;Impl&quot;;&quot;class:AuthAPI&quot;;[.A17])" office:value-type="string" office:string-value="No">
            <text:p>No</text:p>
          </table:table-cell>
          <table:table-cell office:value-type="string">
            <text:p>linphone_address_as_string_uri_only</text:p>
          </table:table-cell>
          <table:table-cell table:style-name="ce18" table:formula="of:=INDEX([Linphone.$A$2:.$E$9000];MATCH([.E17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7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1">
          <table:table-cell table:formula="of:=NOTATION(SUBSTITUTE([.E18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0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ddress_clean</text:p>
          </table:table-cell>
          <table:table-cell table:style-name="ce18" table:formula="of:=INDEX([Linphone.$A$2:.$E$9000];MATCH([.E18];[Linphone.$D$2:.$D$9000]);5)" office:value-type="string" office:string-value="(LinphoneAddress *uri)">
            <text:p>(LinphoneAddress *uri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19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0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ddress_clone</text:p>
          </table:table-cell>
          <table:table-cell table:style-name="ce18" table:formula="of:=INDEX([Linphone.$A$2:.$E$9000];MATCH([.E19];[Linphone.$D$2:.$D$9000]);5)" office:value-type="string" office:string-value="(const LinphoneAddress *uri)">
            <text:p>(const LinphoneAddress *uri)</text:p>
          </table:table-cell>
          <table:table-cell table:formula="of:=INDEX([Linphone.$A$2:.$E$9000];MATCH([.E1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1">
          <table:table-cell table:number-columns-repeated="3" table:style-name="ce19" office:value-type="string">
            <text:p>NO IMPLEMENTED</text:p>
          </table:table-cell>
          <table:table-cell table:style-name="ce41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8" table:formula="of:=INDEX([Linphone.$A$2:.$E$9000];MATCH([.E20];[Linphone.$D$2:.$D$9000]);5)" office:value-type="string" office:string-value="(LinphoneAddress *u)">
            <text:p>(LinphoneAddress *u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21];&quot;linphone_address_&quot;;&quot;&quot;))" office:value-type="string" office:string-value="getDisplayName">
            <text:p>getDisplayName</text:p>
          </table:table-cell>
          <table:table-cell table:number-columns-repeated="2"/>
          <table:table-cell table:style-name="ce40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ddress_get_display_name</text:p>
          </table:table-cell>
          <table:table-cell table:style-name="ce18" table:formula="of:=INDEX([Linphone.$A$2:.$E$9000];MATCH([.E21];[Linphone.$D$2:.$D$9000]);5)" office:value-type="string" office:string-value="(const LinphoneAddress* u)">
            <text:p>(const LinphoneAddress* u)</text:p>
          </table:table-cell>
          <table:table-cell table:formula="of:=INDEX([Linphone.$A$2:.$E$9000];MATCH([.E2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formula="of:=NOTATION(SUBSTITUTE([.E22];&quot;linphone_address_&quot;;&quot;&quot;))" office:value-type="string" office:string-value="getDomain">
            <text:p>getDomain</text:p>
          </table:table-cell>
          <table:table-cell table:number-columns-repeated="2"/>
          <table:table-cell table:style-name="ce40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ddress_get_domain</text:p>
          </table:table-cell>
          <table:table-cell table:style-name="ce18" table:formula="of:=INDEX([Linphone.$A$2:.$E$9000];MATCH([.E22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formula="of:=NOTATION(SUBSTITUTE([.E23];&quot;linphone_address_&quot;;&quot;&quot;))" office:value-type="string" office:string-value="getPort">
            <text:p>getPort</text:p>
          </table:table-cell>
          <table:table-cell table:number-columns-repeated="2"/>
          <table:table-cell table:style-name="ce40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ddress_get_port</text:p>
          </table:table-cell>
          <table:table-cell table:style-name="ce18" table:formula="of:=INDEX([Linphone.$A$2:.$E$9000];MATCH([.E23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formula="of:=NOTATION(SUBSTITUTE([.E24];&quot;linphone_address_&quot;;&quot;&quot;))" office:value-type="string" office:string-value="getPortInt">
            <text:p>getPortInt</text:p>
          </table:table-cell>
          <table:table-cell table:number-columns-repeated="2"/>
          <table:table-cell table:style-name="ce40" table:formula="of:=SEEKIMPL(&quot;Impl&quot;;&quot;class:AuthAPI&quot;;[.A24])" office:value-type="string" office:string-value="No">
            <text:p>No</text:p>
          </table:table-cell>
          <table:table-cell office:value-type="string">
            <text:p>linphone_address_get_port_int</text:p>
          </table:table-cell>
          <table:table-cell table:style-name="ce18" table:formula="of:=INDEX([Linphone.$A$2:.$E$9000];MATCH([.E24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1">
          <table:table-cell table:formula="of:=NOTATION(SUBSTITUTE([.E25];&quot;linphone_address_&quot;;&quot;&quot;))" office:value-type="string" office:string-value="getScheme">
            <text:p>getScheme</text:p>
          </table:table-cell>
          <table:table-cell table:number-columns-repeated="2"/>
          <table:table-cell table:style-name="ce40" table:formula="of:=SEEKIMPL(&quot;Impl&quot;;&quot;class:AuthAPI&quot;;[.A25])" office:value-type="string" office:string-value="No">
            <text:p>No</text:p>
          </table:table-cell>
          <table:table-cell office:value-type="string">
            <text:p>linphone_address_get_scheme</text:p>
          </table:table-cell>
          <table:table-cell table:style-name="ce18" table:formula="of:=INDEX([Linphone.$A$2:.$E$9000];MATCH([.E25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formula="of:=NOTATION(SUBSTITUTE([.E26];&quot;linphone_address_&quot;;&quot;&quot;))" office:value-type="string" office:string-value="getUsername">
            <text:p>getUsername</text:p>
          </table:table-cell>
          <table:table-cell table:number-columns-repeated="2"/>
          <table:table-cell table:style-name="ce40" table:formula="of:=SEEKIMPL(&quot;Impl&quot;;&quot;class:AuthAPI&quot;;[.A26])" office:value-type="string" office:string-value="No">
            <text:p>No</text:p>
          </table:table-cell>
          <table:table-cell office:value-type="string">
            <text:p>linphone_address_get_username</text:p>
          </table:table-cell>
          <table:table-cell table:style-name="ce18" table:formula="of:=INDEX([Linphone.$A$2:.$E$9000];MATCH([.E2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number-columns-repeated="3" table:style-name="ce19" office:value-type="string">
            <text:p>NO IMPLEMENTED</text:p>
          </table:table-cell>
          <table:table-cell table:style-name="ce41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8" table:formula="of:=INDEX([Linphone.$A$2:.$E$9000];MATCH([.E27];[Linphone.$D$2:.$D$9000]);5)" office:value-type="string" office:string-value="(const char *uri)">
            <text:p>(const char *uri)</text:p>
          </table:table-cell>
          <table:table-cell table:formula="of:=INDEX([Linphone.$A$2:.$E$9000];MATCH([.E27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11">
          <table:table-cell table:formula="of:=NOTATION(SUBSTITUTE([.E28];&quot;linphone_address_&quot;;&quot;&quot;))" office:value-type="string" office:string-value="setDisplayName">
            <text:p>setDisplayName</text:p>
          </table:table-cell>
          <table:table-cell table:number-columns-repeated="2"/>
          <table:table-cell table:style-name="ce40" table:formula="of:=SEEKIMPL(&quot;Impl&quot;;&quot;class:AuthAPI&quot;;[.A28])" office:value-type="string" office:string-value="No">
            <text:p>No</text:p>
          </table:table-cell>
          <table:table-cell office:value-type="string">
            <text:p>linphone_address_set_display_name</text:p>
          </table:table-cell>
          <table:table-cell table:style-name="ce18" table:formula="of:=INDEX([Linphone.$A$2:.$E$9000];MATCH([.E28];[Linphone.$D$2:.$D$9000]);5)" office:value-type="string" office:string-value="(LinphoneAddress *u, const char *display_name)">
            <text:p>(LinphoneAddress *u, const char *display_name)</text:p>
          </table:table-cell>
          <table:table-cell table:formula="of:=INDEX([Linphone.$A$2:.$E$9000];MATCH([.E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29];&quot;linphone_address_&quot;;&quot;&quot;))" office:value-type="string" office:string-value="setDomain">
            <text:p>setDomain</text:p>
          </table:table-cell>
          <table:table-cell table:number-columns-repeated="2"/>
          <table:table-cell table:style-name="ce40" table:formula="of:=SEEKIMPL(&quot;Impl&quot;;&quot;class:AuthAPI&quot;;[.A29])" office:value-type="string" office:string-value="No">
            <text:p>No</text:p>
          </table:table-cell>
          <table:table-cell office:value-type="string">
            <text:p>linphone_address_set_domain</text:p>
          </table:table-cell>
          <table:table-cell table:style-name="ce18" table:formula="of:=INDEX([Linphone.$A$2:.$E$9000];MATCH([.E29];[Linphone.$D$2:.$D$9000]);5)" office:value-type="string" office:string-value="(LinphoneAddress *uri, const char *host)">
            <text:p>(LinphoneAddress *uri, const char *host)</text:p>
          </table:table-cell>
          <table:table-cell table:formula="of:=INDEX([Linphone.$A$2:.$E$9000];MATCH([.E2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30];&quot;linphone_address_&quot;;&quot;&quot;))" office:value-type="string" office:string-value="setPort">
            <text:p>setPort</text:p>
          </table:table-cell>
          <table:table-cell table:number-columns-repeated="2"/>
          <table:table-cell table:style-name="ce40" table:formula="of:=SEEKIMPL(&quot;Impl&quot;;&quot;class:AuthAPI&quot;;[.A30])" office:value-type="string" office:string-value="No">
            <text:p>No</text:p>
          </table:table-cell>
          <table:table-cell office:value-type="string">
            <text:p>linphone_address_set_port</text:p>
          </table:table-cell>
          <table:table-cell table:style-name="ce18" table:formula="of:=INDEX([Linphone.$A$2:.$E$9000];MATCH([.E30];[Linphone.$D$2:.$D$9000]);5)" office:value-type="string" office:string-value="(LinphoneAddress *uri, const char *port)">
            <text:p>(LinphoneAddress *uri, const char *port)</text:p>
          </table:table-cell>
          <table:table-cell table:formula="of:=INDEX([Linphone.$A$2:.$E$9000];MATCH([.E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31];&quot;linphone_address_&quot;;&quot;&quot;))" office:value-type="string" office:string-value="setPortInt">
            <text:p>setPortInt</text:p>
          </table:table-cell>
          <table:table-cell table:number-columns-repeated="2"/>
          <table:table-cell table:style-name="ce40" table:formula="of:=SEEKIMPL(&quot;Impl&quot;;&quot;class:AuthAPI&quot;;[.A31])" office:value-type="string" office:string-value="No">
            <text:p>No</text:p>
          </table:table-cell>
          <table:table-cell office:value-type="string">
            <text:p>linphone_address_set_port_int</text:p>
          </table:table-cell>
          <table:table-cell table:style-name="ce18" table:formula="of:=INDEX([Linphone.$A$2:.$E$9000];MATCH([.E31];[Linphone.$D$2:.$D$9000]);5)" office:value-type="string" office:string-value="(LinphoneAddress *uri, int port)">
            <text:p>(LinphoneAddress *uri, int port)</text:p>
          </table:table-cell>
          <table:table-cell table:formula="of:=INDEX([Linphone.$A$2:.$E$9000];MATCH([.E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32];&quot;linphone_address_&quot;;&quot;&quot;))" office:value-type="string" office:string-value="setUsername">
            <text:p>setUsername</text:p>
          </table:table-cell>
          <table:table-cell table:number-columns-repeated="2"/>
          <table:table-cell table:style-name="ce40" table:formula="of:=SEEKIMPL(&quot;Impl&quot;;&quot;class:AuthAPI&quot;;[.A32])" office:value-type="string" office:string-value="No">
            <text:p>No</text:p>
          </table:table-cell>
          <table:table-cell office:value-type="string">
            <text:p>linphone_address_set_username</text:p>
          </table:table-cell>
          <table:table-cell table:style-name="ce18" table:formula="of:=INDEX([Linphone.$A$2:.$E$9000];MATCH([.E32];[Linphone.$D$2:.$D$9000]);5)" office:value-type="string" office:string-value="(LinphoneAddress *uri, const char *username)">
            <text:p>(LinphoneAddress *uri, const char *username)</text:p>
          </table:table-cell>
          <table:table-cell table:formula="of:=INDEX([Linphone.$A$2:.$E$9000];MATCH([.E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0" table:formula="of:=SEEKIMPL(&quot;Impl&quot;;&quot;class:Auth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8" table:formula="of:=INDEX([Linphone.$A$2:.$E$9000];MATCH([.E33];[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Linphone.$A$2:.$E$9000];MATCH([.E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5" table:number-rows-repeated="36">
          <table:table-cell table:number-columns-repeated="5"/>
          <table:table-cell table:style-name="ce18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" table:style-name="ta1">
        <table:table-column table:style-name="co46" table:default-cell-style-name="Default"/>
        <table:table-column table:style-name="co23" table:default-cell-style-name="Default"/>
        <table:table-column table:style-name="co47" table:default-cell-style-name="Default"/>
        <table:table-column table:style-name="co48" table:default-cell-style-name="ce7"/>
        <table:table-column table:style-name="co31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17" table:number-columns-repeated="1017" table:default-cell-style-name="Default"/>
        <table:table-row table:style-name="ro9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5">
          <table:table-cell table:style-name="ce4" table:number-columns-repeated="3"/>
          <table:table-cell table:style-name="ce24" table:formula="of:=COUNTIF([.$D$2:.$D$9007];&quot;No&quot;)" office:value-type="float" office:value="54">
            <text:p>54</text:p>
          </table:table-cell>
          <table:table-cell table:style-name="ce4" table:number-columns-repeated="3"/>
          <table:table-cell table:number-columns-repeated="1017"/>
        </table:table-row>
        <table:table-row table:style-name="ro5">
          <table:table-cell table:style-name="ce4" table:number-columns-repeated="3"/>
          <table:table-cell table:style-name="ce25" table:formula="of:=COUNTIF([.$D$2:.$D$9007];&quot;Yes&quot;)" office:value-type="float" office:value="3">
            <text:p>3</text:p>
          </table:table-cell>
          <table:table-cell table:style-name="ce4" table:number-columns-repeated="3"/>
          <table:table-cell table:number-columns-repeated="1017"/>
        </table:table-row>
        <table:table-row table:style-name="ro10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7" table:number-columns-repeated="3"/>
          <table:table-cell table:style-name="ce42"/>
          <table:table-cell table:style-name="ce7" table:number-columns-repeated="1020"/>
        </table:table-row>
        <table:table-row table:style-name="ro5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10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5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5">
          <table:table-cell table:number-columns-repeated="1024"/>
        </table:table-row>
        <table:table-row table:style-name="ro11">
          <table:table-cell table:style-name="ce18" table:formula="of:=NOTATION(SUBSTITUTE([.E1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3" table:formula="of:=SEEKIMPL(&quot;Impl&quot;;&quot;class:CallAPI&quot;;[.A16])" office:value-type="string" office:string-value="No">
            <text:p>No</text:p>
          </table:table-cell>
          <table:table-cell office:value-type="string">
            <text:p>linphone_call_asked_to_autoanswer</text:p>
          </table:table-cell>
          <table:table-cell table:style-name="ce18" table:formula="of:=INDEX([Linphone.$A$2:.$E$9000];MATCH([.E16];[Linphone.$D$2:.$D$9000]);5)" office:value-type="string" office:string-value="(LinphoneCall *call)">
            <text:p>(LinphoneCall *call)</text:p>
          </table:table-cell>
          <table:table-cell table:formula="of:=INDEX([Linphone.$A$2:.$E$9000];MATCH([.E1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17];&quot;linphone_call_&quot;;&quot;&quot;))" office:value-type="string" office:string-value="cameraEnabled">
            <text:p>cameraEnabled</text:p>
          </table:table-cell>
          <table:table-cell table:number-columns-repeated="2"/>
          <table:table-cell table:style-name="ce43" table:formula="of:=SEEKIMPL(&quot;Impl&quot;;&quot;class:CallAPI&quot;;[.A17])" office:value-type="string" office:string-value="No">
            <text:p>No</text:p>
          </table:table-cell>
          <table:table-cell office:value-type="string">
            <text:p>linphone_call_camera_enabled</text:p>
          </table:table-cell>
          <table:table-cell table:style-name="ce18" table:formula="of:=INDEX([Linphone.$A$2:.$E$9000];MATCH([.E17];[Linphone.$D$2:.$D$9000]);5)" office:value-type="string" office:string-value="(const LinphoneCall *lc)">
            <text:p>(const LinphoneCall *lc)</text:p>
          </table:table-cell>
          <table:table-cell table:formula="of:=INDEX([Linphone.$A$2:.$E$9000];MATCH([.E1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18];&quot;linphone_call_&quot;;&quot;&quot;))" office:value-type="string" office:string-value="echoCancellationEnabled">
            <text:p>echoCancellationEnabled</text:p>
          </table:table-cell>
          <table:table-cell table:number-columns-repeated="2"/>
          <table:table-cell table:style-name="ce43" table:formula="of:=SEEKIMPL(&quot;Impl&quot;;&quot;class:CallAPI&quot;;[.A18])" office:value-type="string" office:string-value="No">
            <text:p>No</text:p>
          </table:table-cell>
          <table:table-cell office:value-type="string">
            <text:p>linphone_call_echo_cancellation_enabled</text:p>
          </table:table-cell>
          <table:table-cell table:style-name="ce18" table:formula="of:=INDEX([Linphone.$A$2:.$E$9000];MATCH([.E18];[Linphone.$D$2:.$D$9000]);5)" office:value-type="string" office:string-value="(LinphoneCall *lc)">
            <text:p>(LinphoneCall *lc)</text:p>
          </table:table-cell>
          <table:table-cell table:formula="of:=INDEX([Linphone.$A$2:.$E$9000];MATCH([.E1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19];&quot;linphone_call_&quot;;&quot;&quot;))" office:value-type="string" office:string-value="echoLimiterEnabled">
            <text:p>echoLimiterEnabled</text:p>
          </table:table-cell>
          <table:table-cell table:number-columns-repeated="2"/>
          <table:table-cell table:style-name="ce43" table:formula="of:=SEEKIMPL(&quot;Impl&quot;;&quot;class:CallAPI&quot;;[.A19])" office:value-type="string" office:string-value="No">
            <text:p>No</text:p>
          </table:table-cell>
          <table:table-cell office:value-type="string">
            <text:p>linphone_call_echo_limiter_enabled</text:p>
          </table:table-cell>
          <table:table-cell table:style-name="ce18" table:formula="of:=INDEX([Linphone.$A$2:.$E$9000];MATCH([.E1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20];&quot;linphone_call_&quot;;&quot;&quot;))" office:value-type="string" office:string-value="enableCamera">
            <text:p>enableCamera</text:p>
          </table:table-cell>
          <table:table-cell table:number-columns-repeated="2"/>
          <table:table-cell table:style-name="ce43" table:formula="of:=SEEKIMPL(&quot;Impl&quot;;&quot;class:CallAPI&quot;;[.A20])" office:value-type="string" office:string-value="No">
            <text:p>No</text:p>
          </table:table-cell>
          <table:table-cell office:value-type="string">
            <text:p>linphone_call_enable_camera</text:p>
          </table:table-cell>
          <table:table-cell table:style-name="ce18" table:formula="of:=INDEX([Linphone.$A$2:.$E$9000];MATCH([.E20];[Linphone.$D$2:.$D$9000]);5)" office:value-type="string" office:string-value="(LinphoneCall *lc, bool_t enabled)">
            <text:p>(LinphoneCall *lc, bool_t enabled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21];&quot;linphone_call_&quot;;&quot;&quot;))" office:value-type="string" office:string-value="enableEchoCancellation">
            <text:p>enableEchoCancellation</text:p>
          </table:table-cell>
          <table:table-cell table:number-columns-repeated="2"/>
          <table:table-cell table:style-name="ce43" table:formula="of:=SEEKIMPL(&quot;Impl&quot;;&quot;class:CallAPI&quot;;[.A21])" office:value-type="string" office:string-value="No">
            <text:p>No</text:p>
          </table:table-cell>
          <table:table-cell office:value-type="string">
            <text:p>linphone_call_enable_echo_cancellation</text:p>
          </table:table-cell>
          <table:table-cell table:style-name="ce18" table:formula="of:=INDEX([Linphone.$A$2:.$E$9000];MATCH([.E21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22];&quot;linphone_call_&quot;;&quot;&quot;))" office:value-type="string" office:string-value="enableEchoLimiter">
            <text:p>enableEchoLimiter</text:p>
          </table:table-cell>
          <table:table-cell table:number-columns-repeated="2"/>
          <table:table-cell table:style-name="ce43" table:formula="of:=SEEKIMPL(&quot;Impl&quot;;&quot;class:CallAPI&quot;;[.A22])" office:value-type="string" office:string-value="No">
            <text:p>No</text:p>
          </table:table-cell>
          <table:table-cell office:value-type="string">
            <text:p>linphone_call_enable_echo_limiter</text:p>
          </table:table-cell>
          <table:table-cell table:style-name="ce18" table:formula="of:=INDEX([Linphone.$A$2:.$E$9000];MATCH([.E22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23];&quot;linphone_call_&quot;;&quot;&quot;))" office:value-type="string" office:string-value="getAudioStats">
            <text:p>getAudioStats</text:p>
          </table:table-cell>
          <table:table-cell table:number-columns-repeated="2"/>
          <table:table-cell table:style-name="ce43" table:formula="of:=SEEKIMPL(&quot;Impl&quot;;&quot;class:CallAPI&quot;;[.A2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8" table:formula="of:=INDEX([Linphone.$A$2:.$E$9000];MATCH([.E2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3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1">
          <table:table-cell table:style-name="ce18" table:formula="of:=NOTATION(SUBSTITUTE([.E24];&quot;linphone_call_&quot;;&quot;&quot;))" office:value-type="string" office:string-value="getAuthenticationToken">
            <text:p>getAuthenticationToken</text:p>
          </table:table-cell>
          <table:table-cell table:number-columns-repeated="2"/>
          <table:table-cell table:style-name="ce43" table:formula="of:=SEEKIMPL(&quot;Impl&quot;;&quot;class:CallAPI&quot;;[.A24])" office:value-type="string" office:string-value="No">
            <text:p>No</text:p>
          </table:table-cell>
          <table:table-cell office:value-type="string">
            <text:p>linphone_call_get_authentication_token</text:p>
          </table:table-cell>
          <table:table-cell table:style-name="ce18" table:formula="of:=INDEX([Linphone.$A$2:.$E$9000];MATCH([.E24];[Linphone.$D$2:.$D$9000]);5)" office:value-type="string" office:string-value="(LinphoneCall *call)">
            <text:p>(LinphoneCall *call)</text:p>
          </table:table-cell>
          <table:table-cell table:formula="of:=INDEX([Linphone.$A$2:.$E$9000];MATCH([.E2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25];&quot;linphone_call_&quot;;&quot;&quot;))" office:value-type="string" office:string-value="getAuthenticationTokenVerified">
            <text:p>getAuthenticationTokenVerified</text:p>
          </table:table-cell>
          <table:table-cell table:number-columns-repeated="2"/>
          <table:table-cell table:style-name="ce43" table:formula="of:=SEEKIMPL(&quot;Impl&quot;;&quot;class:CallAPI&quot;;[.A25])" office:value-type="string" office:string-value="No">
            <text:p>No</text:p>
          </table:table-cell>
          <table:table-cell office:value-type="string">
            <text:p>linphone_call_get_authentication_token_verified</text:p>
          </table:table-cell>
          <table:table-cell table:style-name="ce18" table:formula="of:=INDEX([Linphone.$A$2:.$E$9000];MATCH([.E25];[Linphone.$D$2:.$D$9000]);5)" office:value-type="string" office:string-value="(LinphoneCall *call)">
            <text:p>(LinphoneCall *call)</text:p>
          </table:table-cell>
          <table:table-cell table:formula="of:=INDEX([Linphone.$A$2:.$E$9000];MATCH([.E2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26];&quot;linphone_call_&quot;;&quot;&quot;))" office:value-type="string" office:string-value="getAverageQuality">
            <text:p>getAverageQuality</text:p>
          </table:table-cell>
          <table:table-cell table:number-columns-repeated="2"/>
          <table:table-cell table:style-name="ce43" table:formula="of:=SEEKIMPL(&quot;Impl&quot;;&quot;class:CallAPI&quot;;[.A26])" office:value-type="string" office:string-value="No">
            <text:p>No</text:p>
          </table:table-cell>
          <table:table-cell office:value-type="string">
            <text:p>linphone_call_get_average_quality</text:p>
          </table:table-cell>
          <table:table-cell table:style-name="ce18" table:formula="of:=INDEX([Linphone.$A$2:.$E$9000];MATCH([.E26];[Linphone.$D$2:.$D$9000]);5)" office:value-type="string" office:string-value="(LinphoneCall *call)">
            <text:p>(LinphoneCall *call)</text:p>
          </table:table-cell>
          <table:table-cell table:formula="of:=INDEX([Linphone.$A$2:.$E$9000];MATCH([.E2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1">
          <table:table-cell table:style-name="ce18" table:formula="of:=NOTATION(SUBSTITUTE([.E27];&quot;linphone_call_&quot;;&quot;&quot;))" office:value-type="string" office:string-value="getCallLog">
            <text:p>getCallLog</text:p>
          </table:table-cell>
          <table:table-cell table:number-columns-repeated="2"/>
          <table:table-cell table:style-name="ce43" table:formula="of:=SEEKIMPL(&quot;Impl&quot;;&quot;class:CallAPI&quot;;[.A27])" office:value-type="string" office:string-value="No">
            <text:p>No</text:p>
          </table:table-cell>
          <table:table-cell office:value-type="string">
            <text:p>linphone_call_get_call_log</text:p>
          </table:table-cell>
          <table:table-cell table:style-name="ce18" table:formula="of:=INDEX([Linphone.$A$2:.$E$9000];MATCH([.E2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7];[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11">
          <table:table-cell table:style-name="ce18" table:formula="of:=NOTATION(SUBSTITUTE([.E28];&quot;linphone_call_&quot;;&quot;&quot;))" office:value-type="string" office:string-value="getCore">
            <text:p>getCore</text:p>
          </table:table-cell>
          <table:table-cell table:number-columns-repeated="2"/>
          <table:table-cell table:style-name="ce43" table:formula="of:=SEEKIMPL(&quot;Impl&quot;;&quot;class:CallAPI&quot;;[.A28])" office:value-type="string" office:string-value="No">
            <text:p>No</text:p>
          </table:table-cell>
          <table:table-cell office:value-type="string">
            <text:p>linphone_call_get_core</text:p>
          </table:table-cell>
          <table:table-cell table:style-name="ce18" table:formula="of:=INDEX([Linphone.$A$2:.$E$9000];MATCH([.E2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8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11">
          <table:table-cell table:style-name="ce18" table:formula="of:=NOTATION(SUBSTITUTE([.E29];&quot;linphone_call_&quot;;&quot;&quot;))" office:value-type="string" office:string-value="getCurrentParams">
            <text:p>getCurrentParams</text:p>
          </table:table-cell>
          <table:table-cell table:number-columns-repeated="2"/>
          <table:table-cell table:style-name="ce43" table:formula="of:=SEEKIMPL(&quot;Impl&quot;;&quot;class:CallAPI&quot;;[.A29])" office:value-type="string" office:string-value="No">
            <text:p>No</text:p>
          </table:table-cell>
          <table:table-cell office:value-type="string">
            <text:p>linphone_call_get_current_params</text:p>
          </table:table-cell>
          <table:table-cell table:style-name="ce18" table:formula="of:=INDEX([Linphone.$A$2:.$E$9000];MATCH([.E2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11">
          <table:table-cell table:style-name="ce18" table:formula="of:=NOTATION(SUBSTITUTE([.E30];&quot;linphone_call_&quot;;&quot;&quot;))" office:value-type="string" office:string-value="getCurrentQuality">
            <text:p>getCurrentQuality</text:p>
          </table:table-cell>
          <table:table-cell table:number-columns-repeated="2"/>
          <table:table-cell table:style-name="ce43" table:formula="of:=SEEKIMPL(&quot;Impl&quot;;&quot;class:CallAPI&quot;;[.A30])" office:value-type="string" office:string-value="No">
            <text:p>No</text:p>
          </table:table-cell>
          <table:table-cell office:value-type="string">
            <text:p>linphone_call_get_current_quality</text:p>
          </table:table-cell>
          <table:table-cell table:style-name="ce18" table:formula="of:=INDEX([Linphone.$A$2:.$E$9000];MATCH([.E30];[Linphone.$D$2:.$D$9000]);5)" office:value-type="string" office:string-value="(LinphoneCall *call)">
            <text:p>(LinphoneCall *call)</text:p>
          </table:table-cell>
          <table:table-cell table:formula="of:=INDEX([Linphone.$A$2:.$E$9000];MATCH([.E30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1">
          <table:table-cell table:style-name="ce18" table:formula="of:=NOTATION(SUBSTITUTE([.E31];&quot;linphone_call_&quot;;&quot;&quot;))" office:value-type="string" office:string-value="getDir">
            <text:p>getDir</text:p>
          </table:table-cell>
          <table:table-cell table:number-columns-repeated="2"/>
          <table:table-cell table:style-name="ce43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8" table:formula="of:=INDEX([Linphone.$A$2:.$E$9000];MATCH([.E31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1];[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11">
          <table:table-cell table:style-name="ce18" table:formula="of:=NOTATION(SUBSTITUTE([.E32];&quot;linphone_call_&quot;;&quot;&quot;))" office:value-type="string" office:string-value="getDuration">
            <text:p>getDuration</text:p>
          </table:table-cell>
          <table:table-cell table:number-columns-repeated="2"/>
          <table:table-cell table:style-name="ce43" table:formula="of:=SEEKIMPL(&quot;Impl&quot;;&quot;class:CallAPI&quot;;[.A32])" office:value-type="string" office:string-value="No">
            <text:p>No</text:p>
          </table:table-cell>
          <table:table-cell office:value-type="string">
            <text:p>linphone_call_get_duration</text:p>
          </table:table-cell>
          <table:table-cell table:style-name="ce18" table:formula="of:=INDEX([Linphone.$A$2:.$E$9000];MATCH([.E3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1">
          <table:table-cell table:style-name="ce18" table:formula="of:=NOTATION(SUBSTITUTE([.E33];&quot;linphone_call_&quot;;&quot;&quot;))" office:value-type="string" office:string-value="getPlayVolume">
            <text:p>getPlayVolume</text:p>
          </table:table-cell>
          <table:table-cell table:number-columns-repeated="2"/>
          <table:table-cell table:style-name="ce43" table:formula="of:=SEEKIMPL(&quot;Impl&quot;;&quot;class:CallAPI&quot;;[.A33])" office:value-type="string" office:string-value="No">
            <text:p>No</text:p>
          </table:table-cell>
          <table:table-cell office:value-type="string">
            <text:p>linphone_call_get_play_volume</text:p>
          </table:table-cell>
          <table:table-cell table:style-name="ce18" table:formula="of:=INDEX([Linphone.$A$2:.$E$9000];MATCH([.E33];[Linphone.$D$2:.$D$9000]);5)" office:value-type="string" office:string-value="(LinphoneCall *call)">
            <text:p>(LinphoneCall *call)</text:p>
          </table:table-cell>
          <table:table-cell table:formula="of:=INDEX([Linphone.$A$2:.$E$9000];MATCH([.E3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1">
          <table:table-cell table:style-name="ce18" table:formula="of:=NOTATION(SUBSTITUTE([.E34];&quot;linphone_call_&quot;;&quot;&quot;))" office:value-type="string" office:string-value="getReason">
            <text:p>getReason</text:p>
          </table:table-cell>
          <table:table-cell table:number-columns-repeated="2"/>
          <table:table-cell table:style-name="ce43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reason</text:p>
          </table:table-cell>
          <table:table-cell table:style-name="ce18" table:formula="of:=INDEX([Linphone.$A$2:.$E$9000];MATCH([.E3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4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11">
          <table:table-cell table:style-name="ce18" table:formula="of:=NOTATION(SUBSTITUTE([.E35];&quot;linphone_call_&quot;;&quot;&quot;))" office:value-type="string" office:string-value="getRecordVolume">
            <text:p>getRecordVolume</text:p>
          </table:table-cell>
          <table:table-cell table:number-columns-repeated="2"/>
          <table:table-cell table:style-name="ce43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get_record_volume</text:p>
          </table:table-cell>
          <table:table-cell table:style-name="ce18" table:formula="of:=INDEX([Linphone.$A$2:.$E$9000];MATCH([.E35];[Linphone.$D$2:.$D$9000]);5)" office:value-type="string" office:string-value="(LinphoneCall *call)">
            <text:p>(LinphoneCall *call)</text:p>
          </table:table-cell>
          <table:table-cell table:formula="of:=INDEX([Linphone.$A$2:.$E$9000];MATCH([.E35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11">
          <table:table-cell table:style-name="ce18" table:formula="of:=NOTATION(SUBSTITUTE([.E36];&quot;linphone_call_&quot;;&quot;&quot;))" office:value-type="string" office:string-value="getReferTo">
            <text:p>getReferTo</text:p>
          </table:table-cell>
          <table:table-cell table:number-columns-repeated="2"/>
          <table:table-cell table:style-name="ce43" table:formula="of:=SEEKIMPL(&quot;Impl&quot;;&quot;class:CallAPI&quot;;[.A36])" office:value-type="string" office:string-value="No">
            <text:p>No</text:p>
          </table:table-cell>
          <table:table-cell office:value-type="string">
            <text:p>linphone_call_get_refer_to</text:p>
          </table:table-cell>
          <table:table-cell table:style-name="ce18" table:formula="of:=INDEX([Linphone.$A$2:.$E$9000];MATCH([.E3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37];&quot;linphone_call_&quot;;&quot;&quot;))" office:value-type="string" office:string-value="getRemoteAddress">
            <text:p>getRemoteAddress</text:p>
          </table:table-cell>
          <table:table-cell table:number-columns-repeated="2"/>
          <table:table-cell table:style-name="ce43" table:formula="of:=SEEKIMPL(&quot;Impl&quot;;&quot;class:CallAPI&quot;;[.A3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8" table:formula="of:=INDEX([Linphone.$A$2:.$E$9000];MATCH([.E3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7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11">
          <table:table-cell table:style-name="ce18" table:formula="of:=NOTATION(SUBSTITUTE([.E38];&quot;linphone_call_&quot;;&quot;&quot;))" office:value-type="string" office:string-value="getRemoteAddressAsString">
            <text:p>getRemoteAddressAsString</text:p>
          </table:table-cell>
          <table:table-cell table:number-columns-repeated="2"/>
          <table:table-cell table:style-name="ce43" table:formula="of:=SEEKIMPL(&quot;Impl&quot;;&quot;class:CallAPI&quot;;[.A38])" office:value-type="string" office:string-value="No">
            <text:p>No</text:p>
          </table:table-cell>
          <table:table-cell office:value-type="string">
            <text:p>linphone_call_get_remote_address_as_string</text:p>
          </table:table-cell>
          <table:table-cell table:style-name="ce18" table:formula="of:=INDEX([Linphone.$A$2:.$E$9000];MATCH([.E3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8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39];&quot;linphone_call_&quot;;&quot;&quot;))" office:value-type="string" office:string-value="getRemoteParams">
            <text:p>getRemoteParams</text:p>
          </table:table-cell>
          <table:table-cell table:number-columns-repeated="2"/>
          <table:table-cell table:style-name="ce43" table:formula="of:=SEEKIMPL(&quot;Impl&quot;;&quot;class:CallAPI&quot;;[.A39])" office:value-type="string" office:string-value="No">
            <text:p>No</text:p>
          </table:table-cell>
          <table:table-cell office:value-type="string">
            <text:p>linphone_call_get_remote_params</text:p>
          </table:table-cell>
          <table:table-cell table:style-name="ce18" table:formula="of:=INDEX([Linphone.$A$2:.$E$9000];MATCH([.E39];[Linphone.$D$2:.$D$9000]);5)" office:value-type="string" office:string-value="(LinphoneCall *call)">
            <text:p>(LinphoneCall *call)</text:p>
          </table:table-cell>
          <table:table-cell table:formula="of:=INDEX([Linphone.$A$2:.$E$9000];MATCH([.E3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0];&quot;linphone_call_&quot;;&quot;&quot;))" office:value-type="string" office:string-value="getRemoteUserAgent">
            <text:p>getRemoteUserAgent</text:p>
          </table:table-cell>
          <table:table-cell table:number-columns-repeated="2"/>
          <table:table-cell table:style-name="ce43" table:formula="of:=SEEKIMPL(&quot;Impl&quot;;&quot;class:CallAPI&quot;;[.A40])" office:value-type="string" office:string-value="No">
            <text:p>No</text:p>
          </table:table-cell>
          <table:table-cell office:value-type="string">
            <text:p>linphone_call_get_remote_user_agent</text:p>
          </table:table-cell>
          <table:table-cell table:style-name="ce18" table:formula="of:=INDEX([Linphone.$A$2:.$E$9000];MATCH([.E40];[Linphone.$D$2:.$D$9000]);5)" office:value-type="string" office:string-value="(LinphoneCall *call)">
            <text:p>(LinphoneCall *call)</text:p>
          </table:table-cell>
          <table:table-cell table:formula="of:=INDEX([Linphone.$A$2:.$E$9000];MATCH([.E4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1];&quot;linphone_call_&quot;;&quot;&quot;))" office:value-type="string" office:string-value="getReplacedCall">
            <text:p>getReplacedCall</text:p>
          </table:table-cell>
          <table:table-cell table:number-columns-repeated="2"/>
          <table:table-cell table:style-name="ce43" table:formula="of:=SEEKIMPL(&quot;Impl&quot;;&quot;class:CallAPI&quot;;[.A41])" office:value-type="string" office:string-value="No">
            <text:p>No</text:p>
          </table:table-cell>
          <table:table-cell office:value-type="string">
            <text:p>linphone_call_get_replaced_call</text:p>
          </table:table-cell>
          <table:table-cell table:style-name="ce18" table:formula="of:=INDEX([Linphone.$A$2:.$E$9000];MATCH([.E41];[Linphone.$D$2:.$D$9000]);5)" office:value-type="string" office:string-value="(LinphoneCall *call)">
            <text:p>(LinphoneCall *call)</text:p>
          </table:table-cell>
          <table:table-cell table:formula="of:=INDEX([Linphone.$A$2:.$E$9000];MATCH([.E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2];&quot;linphone_call_&quot;;&quot;&quot;))" office:value-type="string" office:string-value="getState">
            <text:p>getState</text:p>
          </table:table-cell>
          <table:table-cell table:number-columns-repeated="2"/>
          <table:table-cell table:style-name="ce43" table:formula="of:=SEEKIMPL(&quot;Impl&quot;;&quot;class:CallAPI&quot;;[.A4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8" table:formula="of:=INDEX([Linphone.$A$2:.$E$9000];MATCH([.E4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2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11">
          <table:table-cell table:style-name="ce18" table:formula="of:=NOTATION(SUBSTITUTE([.E43];&quot;linphone_call_&quot;;&quot;&quot;))" office:value-type="string" office:string-value="getTransferState">
            <text:p>getTransferState</text:p>
          </table:table-cell>
          <table:table-cell table:number-columns-repeated="2"/>
          <table:table-cell table:style-name="ce43" table:formula="of:=SEEKIMPL(&quot;Impl&quot;;&quot;class:CallAPI&quot;;[.A43])" office:value-type="string" office:string-value="No">
            <text:p>No</text:p>
          </table:table-cell>
          <table:table-cell office:value-type="string">
            <text:p>linphone_call_get_transfer_state</text:p>
          </table:table-cell>
          <table:table-cell table:style-name="ce18" table:formula="of:=INDEX([Linphone.$A$2:.$E$9000];MATCH([.E43];[Linphone.$D$2:.$D$9000]);5)" office:value-type="string" office:string-value="(LinphoneCall *call)">
            <text:p>(LinphoneCall *call)</text:p>
          </table:table-cell>
          <table:table-cell table:formula="of:=INDEX([Linphone.$A$2:.$E$9000];MATCH([.E43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11">
          <table:table-cell table:style-name="ce18" table:formula="of:=NOTATION(SUBSTITUTE([.E44];&quot;linphone_call_&quot;;&quot;&quot;))" office:value-type="string" office:string-value="getUserPointer">
            <text:p>getUserPointer</text:p>
          </table:table-cell>
          <table:table-cell table:number-columns-repeated="2"/>
          <table:table-cell table:style-name="ce43" table:formula="of:=SEEKIMPL(&quot;Impl&quot;;&quot;class:CallAPI&quot;;[.A44])" office:value-type="string" office:string-value="No">
            <text:p>No</text:p>
          </table:table-cell>
          <table:table-cell office:value-type="string">
            <text:p>linphone_call_get_user_pointer</text:p>
          </table:table-cell>
          <table:table-cell table:style-name="ce18" table:formula="of:=INDEX([Linphone.$A$2:.$E$9000];MATCH([.E44];[Linphone.$D$2:.$D$9000]);5)" office:value-type="string" office:string-value="(LinphoneCall *call)">
            <text:p>(LinphoneCall *call)</text:p>
          </table:table-cell>
          <table:table-cell table:formula="of:=INDEX([Linphone.$A$2:.$E$9000];MATCH([.E4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5];&quot;linphone_call_&quot;;&quot;&quot;))" office:value-type="string" office:string-value="getVideoStats">
            <text:p>getVideoStats</text:p>
          </table:table-cell>
          <table:table-cell table:number-columns-repeated="2"/>
          <table:table-cell table:style-name="ce43" table:formula="of:=SEEKIMPL(&quot;Impl&quot;;&quot;class:CallAPI&quot;;[.A45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8" table:formula="of:=INDEX([Linphone.$A$2:.$E$9000];MATCH([.E4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5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6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3" table:formula="of:=SEEKIMPL(&quot;Impl&quot;;&quot;class:CallAPI&quot;;[.A46])" office:value-type="string" office:string-value="No">
            <text:p>No</text:p>
          </table:table-cell>
          <table:table-cell office:value-type="string">
            <text:p>linphone_call_has_transfer_pending</text:p>
          </table:table-cell>
          <table:table-cell table:style-name="ce18" table:formula="of:=INDEX([Linphone.$A$2:.$E$9000];MATCH([.E4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47];&quot;linphone_call_&quot;;&quot;&quot;))" office:value-type="string" office:string-value="logGetLocalStats">
            <text:p>logGetLocalStats</text:p>
          </table:table-cell>
          <table:table-cell table:number-columns-repeated="2"/>
          <table:table-cell table:style-name="ce43" table:formula="of:=SEEKIMPL(&quot;Impl&quot;;&quot;class:CallAPI&quot;;[.A4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8" table:formula="of:=INDEX([Linphone.$A$2:.$E$9000];MATCH([.E47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7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8];&quot;linphone_call_&quot;;&quot;&quot;))" office:value-type="string" office:string-value="logGetRefKey">
            <text:p>logGetRefKey</text:p>
          </table:table-cell>
          <table:table-cell table:number-columns-repeated="2"/>
          <table:table-cell table:style-name="ce43" table:formula="of:=SEEKIMPL(&quot;Impl&quot;;&quot;class:CallAPI&quot;;[.A48])" office:value-type="string" office:string-value="No">
            <text:p>No</text:p>
          </table:table-cell>
          <table:table-cell office:value-type="string">
            <text:p>linphone_call_log_get_ref_key</text:p>
          </table:table-cell>
          <table:table-cell table:style-name="ce18" table:formula="of:=INDEX([Linphone.$A$2:.$E$9000];MATCH([.E48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49];&quot;linphone_call_&quot;;&quot;&quot;))" office:value-type="string" office:string-value="logGetRemoteStats">
            <text:p>logGetRemoteStats</text:p>
          </table:table-cell>
          <table:table-cell table:number-columns-repeated="2"/>
          <table:table-cell table:style-name="ce43" table:formula="of:=SEEKIMPL(&quot;Impl&quot;;&quot;class:CallAPI&quot;;[.A49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8" table:formula="of:=INDEX([Linphone.$A$2:.$E$9000];MATCH([.E49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9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11">
          <table:table-cell table:style-name="ce18" table:formula="of:=NOTATION(SUBSTITUTE([.E50];&quot;linphone_call_&quot;;&quot;&quot;))" office:value-type="string" office:string-value="logGetUserPointer">
            <text:p>logGetUserPointer</text:p>
          </table:table-cell>
          <table:table-cell table:number-columns-repeated="2"/>
          <table:table-cell table:style-name="ce43" table:formula="of:=SEEKIMPL(&quot;Impl&quot;;&quot;class:CallAPI&quot;;[.A50])" office:value-type="string" office:string-value="No">
            <text:p>No</text:p>
          </table:table-cell>
          <table:table-cell office:value-type="string">
            <text:p>linphone_call_log_get_user_pointer</text:p>
          </table:table-cell>
          <table:table-cell table:style-name="ce18" table:formula="of:=INDEX([Linphone.$A$2:.$E$9000];MATCH([.E50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5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1">
          <table:table-cell table:style-name="ce18" table:formula="of:=NOTATION(SUBSTITUTE([.E51];&quot;linphone_call_&quot;;&quot;&quot;))" office:value-type="string" office:string-value="logSetRefKey">
            <text:p>logSetRefKey</text:p>
          </table:table-cell>
          <table:table-cell table:number-columns-repeated="2"/>
          <table:table-cell table:style-name="ce43" table:formula="of:=SEEKIMPL(&quot;Impl&quot;;&quot;class:CallAPI&quot;;[.A51])" office:value-type="string" office:string-value="No">
            <text:p>No</text:p>
          </table:table-cell>
          <table:table-cell office:value-type="string">
            <text:p>linphone_call_log_set_ref_key</text:p>
          </table:table-cell>
          <table:table-cell table:style-name="ce18" table:formula="of:=INDEX([Linphone.$A$2:.$E$9000];MATCH([.E51];[Linphone.$D$2:.$D$9000]);5)" office:value-type="string" office:string-value="(LinphoneCallLog *cl, const char *refkey)">
            <text:p>(LinphoneCallLog *cl, const char *refkey)</text:p>
          </table:table-cell>
          <table:table-cell table:formula="of:=INDEX([Linphone.$A$2:.$E$9000];MATCH([.E5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52];&quot;linphone_call_&quot;;&quot;&quot;))" office:value-type="string" office:string-value="logSetUserPointer">
            <text:p>logSetUserPointer</text:p>
          </table:table-cell>
          <table:table-cell table:number-columns-repeated="2"/>
          <table:table-cell table:style-name="ce43" table:formula="of:=SEEKIMPL(&quot;Impl&quot;;&quot;class:CallAPI&quot;;[.A52])" office:value-type="string" office:string-value="No">
            <text:p>No</text:p>
          </table:table-cell>
          <table:table-cell office:value-type="string">
            <text:p>linphone_call_log_set_user_pointer</text:p>
          </table:table-cell>
          <table:table-cell table:style-name="ce18" table:formula="of:=INDEX([Linphone.$A$2:.$E$9000];MATCH([.E52];[Linphone.$D$2:.$D$9000]);5)" office:value-type="string" office:string-value="(LinphoneCallLog *cl, void *up)">
            <text:p>(LinphoneCallLog *cl, void *up)</text:p>
          </table:table-cell>
          <table:table-cell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53];&quot;linphone_call_&quot;;&quot;&quot;))" office:value-type="string" office:string-value="logToStr">
            <text:p>logToStr</text:p>
          </table:table-cell>
          <table:table-cell table:number-columns-repeated="2"/>
          <table:table-cell table:style-name="ce43" table:formula="of:=SEEKIMPL(&quot;Impl&quot;;&quot;class:CallAPI&quot;;[.A5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8" table:formula="of:=INDEX([Linphone.$A$2:.$E$9000];MATCH([.E53];[Linphone.$D$2:.$D$9000]);5)" office:value-type="string" office:string-value="(LinphoneCallLog *cl)">
            <text:p>(LinphoneCallLog *cl)</text:p>
          </table:table-cell>
          <table:table-cell table:formula="of:=INDEX([Linphone.$A$2:.$E$9000];MATCH([.E53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54];&quot;linphone_call_&quot;;&quot;&quot;))" office:value-type="string" office:string-value="paramsCopy">
            <text:p>paramsCopy</text:p>
          </table:table-cell>
          <table:table-cell table:number-columns-repeated="2"/>
          <table:table-cell table:style-name="ce43" table:formula="of:=SEEKIMPL(&quot;Impl&quot;;&quot;class:CallAPI&quot;;[.A54])" office:value-type="string" office:string-value="No">
            <text:p>No</text:p>
          </table:table-cell>
          <table:table-cell office:value-type="string">
            <text:p>linphone_call_params_copy</text:p>
          </table:table-cell>
          <table:table-cell table:style-name="ce18" table:formula="of:=INDEX([Linphone.$A$2:.$E$9000];MATCH([.E54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4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11">
          <table:table-cell table:style-name="ce18" table:formula="of:=NOTATION(SUBSTITUTE([.E55];&quot;linphone_call_&quot;;&quot;&quot;))" office:value-type="string" office:string-value="paramsDestroy">
            <text:p>paramsDestroy</text:p>
          </table:table-cell>
          <table:table-cell table:number-columns-repeated="2"/>
          <table:table-cell table:style-name="ce43" table:formula="of:=SEEKIMPL(&quot;Impl&quot;;&quot;class:CallAPI&quot;;[.A55])" office:value-type="string" office:string-value="No">
            <text:p>No</text:p>
          </table:table-cell>
          <table:table-cell office:value-type="string">
            <text:p>linphone_call_params_destroy</text:p>
          </table:table-cell>
          <table:table-cell table:style-name="ce18" table:formula="of:=INDEX([Linphone.$A$2:.$E$9000];MATCH([.E55];[Linphone.$D$2:.$D$9000]);5)" office:value-type="string" office:string-value="(LinphoneCallParams *cp)">
            <text:p>(LinphoneCallParams *cp)</text:p>
          </table:table-cell>
          <table:table-cell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56];&quot;linphone_call_&quot;;&quot;&quot;))" office:value-type="string" office:string-value="paramsEarlyMediaSendingEnabled">
            <text:p>paramsEarlyMediaSendingEnabled</text:p>
          </table:table-cell>
          <table:table-cell table:number-columns-repeated="2"/>
          <table:table-cell table:style-name="ce43" table:formula="of:=SEEKIMPL(&quot;Impl&quot;;&quot;class:CallAPI&quot;;[.A56])" office:value-type="string" office:string-value="No">
            <text:p>No</text:p>
          </table:table-cell>
          <table:table-cell office:value-type="string">
            <text:p>linphone_call_params_early_media_sending_enabled</text:p>
          </table:table-cell>
          <table:table-cell table:style-name="ce18" table:formula="of:=INDEX([Linphone.$A$2:.$E$9000];MATCH([.E56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57];&quot;linphone_call_&quot;;&quot;&quot;))" office:value-type="string" office:string-value="paramsEnableEarlyMediaSending">
            <text:p>paramsEnableEarlyMediaSending</text:p>
          </table:table-cell>
          <table:table-cell table:number-columns-repeated="2"/>
          <table:table-cell table:style-name="ce43" table:formula="of:=SEEKIMPL(&quot;Impl&quot;;&quot;class:CallAPI&quot;;[.A57])" office:value-type="string" office:string-value="No">
            <text:p>No</text:p>
          </table:table-cell>
          <table:table-cell office:value-type="string">
            <text:p>linphone_call_params_enable_early_media_sending</text:p>
          </table:table-cell>
          <table:table-cell table:style-name="ce18" table:formula="of:=INDEX([Linphone.$A$2:.$E$9000];MATCH([.E57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58];&quot;linphone_call_&quot;;&quot;&quot;))" office:value-type="string" office:string-value="paramsEnableVideo">
            <text:p>paramsEnableVideo</text:p>
          </table:table-cell>
          <table:table-cell table:number-columns-repeated="2"/>
          <table:table-cell table:style-name="ce43" table:formula="of:=SEEKIMPL(&quot;Impl&quot;;&quot;class:CallAPI&quot;;[.A58])" office:value-type="string" office:string-value="No">
            <text:p>No</text:p>
          </table:table-cell>
          <table:table-cell office:value-type="string">
            <text:p>linphone_call_params_enable_video</text:p>
          </table:table-cell>
          <table:table-cell table:style-name="ce18" table:formula="of:=INDEX([Linphone.$A$2:.$E$9000];MATCH([.E58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59];&quot;linphone_call_&quot;;&quot;&quot;))" office:value-type="string" office:string-value="paramsGetMediaEncryption">
            <text:p>paramsGetMediaEncryption</text:p>
          </table:table-cell>
          <table:table-cell table:number-columns-repeated="2"/>
          <table:table-cell table:style-name="ce43" table:formula="of:=SEEKIMPL(&quot;Impl&quot;;&quot;class:CallAPI&quot;;[.A59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8" table:formula="of:=INDEX([Linphone.$A$2:.$E$9000];MATCH([.E59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9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11">
          <table:table-cell table:style-name="ce18" table:formula="of:=NOTATION(SUBSTITUTE([.E60];&quot;linphone_call_&quot;;&quot;&quot;))" office:value-type="string" office:string-value="paramsGetUsedAudioCodec">
            <text:p>paramsGetUsedAudioCodec</text:p>
          </table:table-cell>
          <table:table-cell table:number-columns-repeated="2"/>
          <table:table-cell table:style-name="ce43" table:formula="of:=SEEKIMPL(&quot;Impl&quot;;&quot;class:CallAPI&quot;;[.A60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8" table:formula="of:=INDEX([Linphone.$A$2:.$E$9000];MATCH([.E60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0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11">
          <table:table-cell table:style-name="ce18" table:formula="of:=NOTATION(SUBSTITUTE([.E61];&quot;linphone_call_&quot;;&quot;&quot;))" office:value-type="string" office:string-value="paramsGetUsedVideoCodec">
            <text:p>paramsGetUsedVideoCodec</text:p>
          </table:table-cell>
          <table:table-cell table:number-columns-repeated="2"/>
          <table:table-cell table:style-name="ce43" table:formula="of:=SEEKIMPL(&quot;Impl&quot;;&quot;class:CallAPI&quot;;[.A61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8" table:formula="of:=INDEX([Linphone.$A$2:.$E$9000];MATCH([.E61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1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11">
          <table:table-cell table:style-name="ce18" table:formula="of:=NOTATION(SUBSTITUTE([.E62];&quot;linphone_call_&quot;;&quot;&quot;))" office:value-type="string" office:string-value="paramsLocalConferenceMode">
            <text:p>paramsLocalConferenceMode</text:p>
          </table:table-cell>
          <table:table-cell table:number-columns-repeated="2"/>
          <table:table-cell table:style-name="ce43" table:formula="of:=SEEKIMPL(&quot;Impl&quot;;&quot;class:CallAPI&quot;;[.A62])" office:value-type="string" office:string-value="No">
            <text:p>No</text:p>
          </table:table-cell>
          <table:table-cell office:value-type="string">
            <text:p>linphone_call_params_local_conference_mode</text:p>
          </table:table-cell>
          <table:table-cell table:style-name="ce18" table:formula="of:=INDEX([Linphone.$A$2:.$E$9000];MATCH([.E62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style-name="ce18" table:formula="of:=NOTATION(SUBSTITUTE([.E63];&quot;linphone_call_&quot;;&quot;&quot;))" office:value-type="string" office:string-value="paramsSetAudioBandwidthLimit">
            <text:p>paramsSetAudioBandwidthLimit</text:p>
          </table:table-cell>
          <table:table-cell table:number-columns-repeated="2"/>
          <table:table-cell table:style-name="ce43" table:formula="of:=SEEKIMPL(&quot;Impl&quot;;&quot;class:CallAPI&quot;;[.A63])" office:value-type="string" office:string-value="No">
            <text:p>No</text:p>
          </table:table-cell>
          <table:table-cell office:value-type="string">
            <text:p>linphone_call_params_set_audio_bandwidth_limit</text:p>
          </table:table-cell>
          <table:table-cell table:style-name="ce18" table:formula="of:=INDEX([Linphone.$A$2:.$E$9000];MATCH([.E63];[Linphone.$D$2:.$D$9000]);5)" office:value-type="string" office:string-value="(LinphoneCallParams *cp, int bw)">
            <text:p>(LinphoneCallParams *cp, int bw)</text:p>
          </table:table-cell>
          <table:table-cell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64];&quot;linphone_call_&quot;;&quot;&quot;))" office:value-type="string" office:string-value="paramsSetMediaEncryption">
            <text:p>paramsSetMediaEncryption</text:p>
          </table:table-cell>
          <table:table-cell table:number-columns-repeated="2"/>
          <table:table-cell table:style-name="ce43" table:formula="of:=SEEKIMPL(&quot;Impl&quot;;&quot;class:CallAPI&quot;;[.A64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8" table:formula="of:=INDEX([Linphone.$A$2:.$E$9000];MATCH([.E64];[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65];&quot;linphone_call_&quot;;&quot;&quot;))" office:value-type="string" office:string-value="paramsVideoEnabled">
            <text:p>paramsVideoEnabled</text:p>
          </table:table-cell>
          <table:table-cell table:number-columns-repeated="2"/>
          <table:table-cell table:style-name="ce43" table:formula="of:=SEEKIMPL(&quot;Impl&quot;;&quot;class:CallAPI&quot;;[.A65])" office:value-type="string" office:string-value="No">
            <text:p>No</text:p>
          </table:table-cell>
          <table:table-cell office:value-type="string">
            <text:p>linphone_call_params_video_enabled</text:p>
          </table:table-cell>
          <table:table-cell table:style-name="ce18" table:formula="of:=INDEX([Linphone.$A$2:.$E$9000];MATCH([.E65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1">
          <table:table-cell table:number-columns-repeated="3" table:style-name="ce19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8" table:formula="of:=INDEX([Linphone.$A$2:.$E$9000];MATCH([.E66];[Linphone.$D$2:.$D$9000]);5)" office:value-type="string" office:string-value="(LinphoneCall *call)">
            <text:p>(LinphoneCall *call)</text:p>
          </table:table-cell>
          <table:table-cell table:formula="of:=INDEX([Linphone.$A$2:.$E$9000];MATCH([.E6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11">
          <table:table-cell table:style-name="ce18" table:formula="of:=NOTATION(SUBSTITUTE([.E67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3" table:formula="of:=SEEKIMPL(&quot;Impl&quot;;&quot;class:CallAPI&quot;;[.A67])" office:value-type="string" office:string-value="No">
            <text:p>No</text:p>
          </table:table-cell>
          <table:table-cell office:value-type="string">
            <text:p>linphone_call_send_vfu_request</text:p>
          </table:table-cell>
          <table:table-cell table:style-name="ce18" table:formula="of:=INDEX([Linphone.$A$2:.$E$9000];MATCH([.E67];[Linphone.$D$2:.$D$9000]);5)" office:value-type="string" office:string-value="(LinphoneCall *call)">
            <text:p>(LinphoneCall *call)</text:p>
          </table:table-cell>
          <table:table-cell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68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3" table:formula="of:=SEEKIMPL(&quot;Impl&quot;;&quot;class:CallAPI&quot;;[.A68])" office:value-type="string" office:string-value="No">
            <text:p>No</text:p>
          </table:table-cell>
          <table:table-cell office:value-type="string">
            <text:p>linphone_call_set_authentication_token_verified</text:p>
          </table:table-cell>
          <table:table-cell table:style-name="ce18" table:formula="of:=INDEX([Linphone.$A$2:.$E$9000];MATCH([.E68];[Linphone.$D$2:.$D$9000]);5)" office:value-type="string" office:string-value="(LinphoneCall *call, bool_t verified)">
            <text:p>(LinphoneCall *call, bool_t verified)</text:p>
          </table:table-cell>
          <table:table-cell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69];&quot;linphone_call_&quot;;&quot;&quot;))" office:value-type="string" office:string-value="setNextVideoFrameDecodedCallback">
            <text:p>setNextVideoFrameDecodedCallback</text:p>
          </table:table-cell>
          <table:table-cell table:number-columns-repeated="2"/>
          <table:table-cell table:style-name="ce43" table:formula="of:=SEEKIMPL(&quot;Impl&quot;;&quot;class:CallAPI&quot;;[.A69])" office:value-type="string" office:string-value="No">
            <text:p>No</text:p>
          </table:table-cell>
          <table:table-cell office:value-type="string">
            <text:p>linphone_call_set_next_video_frame_decoded_callback</text:p>
          </table:table-cell>
          <table:table-cell table:style-name="ce18" table:formula="of:=INDEX([Linphone.$A$2:.$E$9000];MATCH([.E69];[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70];&quot;linphone_call_&quot;;&quot;&quot;))" office:value-type="string" office:string-value="setUserPointer">
            <text:p>setUserPointer</text:p>
          </table:table-cell>
          <table:table-cell table:number-columns-repeated="2"/>
          <table:table-cell table:style-name="ce43" table:formula="of:=SEEKIMPL(&quot;Impl&quot;;&quot;class:CallAPI&quot;;[.A70])" office:value-type="string" office:string-value="No">
            <text:p>No</text:p>
          </table:table-cell>
          <table:table-cell office:value-type="string">
            <text:p>linphone_call_set_user_pointer</text:p>
          </table:table-cell>
          <table:table-cell table:style-name="ce18" table:formula="of:=INDEX([Linphone.$A$2:.$E$9000];MATCH([.E70];[Linphone.$D$2:.$D$9000]);5)" office:value-type="string" office:string-value="(LinphoneCall *call, void *user_pointer)">
            <text:p>(LinphoneCall *call, void *user_pointer)</text:p>
          </table:table-cell>
          <table:table-cell table:formula="of:=INDEX([Linphone.$A$2:.$E$9000];MATCH([.E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71];&quot;linphone_call_&quot;;&quot;&quot;))" office:value-type="string" office:string-value="stateToString">
            <text:p>stateToString</text:p>
          </table:table-cell>
          <table:table-cell table:number-columns-repeated="2"/>
          <table:table-cell table:style-name="ce43" table:formula="of:=SEEKIMPL(&quot;Impl&quot;;&quot;class:CallAPI&quot;;[.A71])" office:value-type="string" office:string-value="No">
            <text:p>No</text:p>
          </table:table-cell>
          <table:table-cell office:value-type="string">
            <text:p>linphone_call_state_to_string</text:p>
          </table:table-cell>
          <table:table-cell table:style-name="ce18" table:formula="of:=INDEX([Linphone.$A$2:.$E$9000];MATCH([.E71];[Linphone.$D$2:.$D$9000]);5)" office:value-type="string" office:string-value="(LinphoneCallState cs)">
            <text:p>(LinphoneCallState cs)</text:p>
          </table:table-cell>
          <table:table-cell table:formula="of:=INDEX([Linphone.$A$2:.$E$9000];MATCH([.E7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1">
          <table:table-cell table:style-name="ce18" table:formula="of:=NOTATION(SUBSTITUTE([.E72];&quot;linphone_call_&quot;;&quot;&quot;))" office:value-type="string" office:string-value="takeVideoSnapshot">
            <text:p>takeVideoSnapshot</text:p>
          </table:table-cell>
          <table:table-cell table:number-columns-repeated="2"/>
          <table:table-cell table:style-name="ce43" table:formula="of:=SEEKIMPL(&quot;Impl&quot;;&quot;class:CallAPI&quot;;[.A72])" office:value-type="string" office:string-value="No">
            <text:p>No</text:p>
          </table:table-cell>
          <table:table-cell office:value-type="string">
            <text:p>linphone_call_take_video_snapshot</text:p>
          </table:table-cell>
          <table:table-cell table:style-name="ce18" table:formula="of:=INDEX([Linphone.$A$2:.$E$9000];MATCH([.E72];[Linphone.$D$2:.$D$9000]);5)" office:value-type="string" office:string-value="(LinphoneCall *call, const char *file)">
            <text:p>(LinphoneCall *call, const char *file)</text:p>
          </table:table-cell>
          <table:table-cell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11">
          <table:table-cell table:number-columns-repeated="3" table:style-name="ce19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8" table:formula="of:=INDEX([Linphone.$A$2:.$E$9000];MATCH([.E73];[Linphone.$D$2:.$D$9000]);5)" office:value-type="string" office:string-value="(LinphoneCall *call)">
            <text:p>(LinphoneCall *call)</text:p>
          </table:table-cell>
          <table:table-cell table:formula="of:=INDEX([Linphone.$A$2:.$E$9000];MATCH([.E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1">
          <table:table-cell table:style-name="ce18" table:formula="of:=NOTATION(SUBSTITUTE([.E74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3" table:formula="of:=SEEKIMPL(&quot;Impl&quot;;&quot;class:CallAPI&quot;;[.A74])" office:value-type="string" office:string-value="No">
            <text:p>No</text:p>
          </table:table-cell>
          <table:table-cell office:value-type="string">
            <text:p>linphone_call_zoom_video</text:p>
          </table:table-cell>
          <table:table-cell table:style-name="ce18" table:formula="of:=INDEX([Linphone.$A$2:.$E$9000];MATCH([.E74];[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Linphone.$A$2:.$E$9000];MATCH([.E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8" table:default-cell-style-name="ce7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17" table:number-columns-repeated="1017" table:default-cell-style-name="Default"/>
        <table:table-row table:style-name="ro8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6"/>
          <table:table-cell/>
        </table:table-row>
        <table:table-row table:style-name="ro3">
          <table:table-cell table:style-name="ce4" table:number-columns-repeated="3"/>
          <table:table-cell table:style-name="ce24" table:formula="of:=COUNTIF([.$D$2:.$D$9004];&quot;No&quot;)" office:value-type="float" office:value="167">
            <text:p>167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5" table:formula="of:=COUNTIF([.$D$2:.$D$9004];&quot;Yes&quot;)" office:value-type="float" office:value="46">
            <text:p>46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3">
          <table:table-cell table:style-name="ce45" table:number-columns-repeated="3"/>
          <table:table-cell/>
          <table:table-cell table:style-name="ce45" table:number-columns-repeated="3"/>
          <table:table-cell table:number-columns-repeated="1017"/>
        </table:table-row>
        <table:table-row table:style-name="ro3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8" table:formula="of:=INDEX([Linphone.$A$2:.$E$9000];MATCH([.E7];[Linphone.$D$2:.$D$9000]);5)" office:value-type="string" office:string-value="(void)">
            <text:p>(void)</text:p>
          </table:table-cell>
          <table:table-cell table:style-name="ce18" table:formula="of:=INDEX([Linphone.$A$2:.$E$9000];MATCH([.E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style-name="ce46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21" office:value-type="string">
            <text:p>captureDevice</text:p>
          </table:table-cell>
          <table:table-cell table:style-name="ce21" office:value-type="string">
            <text:p>string</text:p>
          </table:table-cell>
          <table:table-cell table:style-name="ce51" table:formula="of:=SEEKIMPL(&quot;Impl&quot;;&quot;class:CoreAPI&quot;;[.A8])" office:value-type="string" office:string-value="Yes">
            <text:p>Yes</text:p>
          </table:table-cell>
          <table:table-cell table:style-name="ce21" office:value-type="string">
            <text:p>linphone_core_get_capture_device</text:p>
          </table:table-cell>
          <table:table-cell table:style-name="ce33" table:formula="of:=INDEX([Linphone.$A$2:.$E$9000];MATCH([.E8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8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22" office:value-type="string">
            <text:p>captureDevice</text:p>
          </table:table-cell>
          <table:table-cell table:style-name="ce22" office:value-type="string">
            <text:p>number</text:p>
          </table:table-cell>
          <table:table-cell table:style-name="ce52" table:formula="of:=SEEKIMPL(&quot;Impl&quot;;&quot;class:CoreAPI&quot;;[.A9])" office:value-type="string" office:string-value="Yes">
            <text:p>Yes</text:p>
          </table:table-cell>
          <table:table-cell table:style-name="ce22" office:value-type="string">
            <text:p>linphone_core_set_capture_device</text:p>
          </table:table-cell>
          <table:table-cell table:style-name="ce34" table:formula="of:=INDEX([Linphone.$A$2:.$E$9000];MATCH([.E9];[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Linphone.$A$2:.$E$9000];MATCH([.E9];[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8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49" office:value-type="string">
            <text:p>nativePreviewWindowId</text:p>
          </table:table-cell>
          <table:table-cell table:style-name="ce49" office:value-type="string">
            <text:p>number</text:p>
          </table:table-cell>
          <table:table-cell table:style-name="ce53" table:formula="of:=SEEKIMPL(&quot;Impl&quot;;&quot;class:CoreAPI&quot;;[.A10])" office:value-type="string" office:string-value="Yes">
            <text:p>Yes</text:p>
          </table:table-cell>
          <table:table-cell table:style-name="ce49" office:value-type="string">
            <text:p>linphone_core_get_native_preview_window_id</text:p>
          </table:table-cell>
          <table:table-cell table:style-name="ce56" table:formula="of:=INDEX([Linphone.$A$2:.$E$9000];MATCH([.E10];[Linphone.$D$2:.$D$9000]);5)" office:value-type="string" office:string-value="(const LinphoneCore *lc)">
            <text:p>(const LinphoneCore *lc)</text:p>
          </table:table-cell>
          <table:table-cell table:style-name="ce56" table:formula="of:=INDEX([Linphone.$A$2:.$E$9000];MATCH([.E10];[Linphone.$D$2:.$D$9000]);3)" office:value-type="string" office:string-value="unsigned long">
            <text:p>unsigned long</text:p>
          </table:table-cell>
          <table:table-cell table:style-name="ce49" table:number-columns-repeated="1016"/>
          <table:table-cell table:style-name="ce60"/>
        </table:table-row>
        <table:table-row table:style-name="ro3">
          <table:table-cell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50" table:formula="of:=SEEKIMPL(&quot;Impl&quot;;&quot;class:CoreAPI&quot;;[.A11])" office:value-type="string" office:string-value="Yes">
            <text:p>Yes</text:p>
          </table:table-cell>
          <table:table-cell office:value-type="string">
            <text:p>linphone_core_set_native_preview_window_id</text:p>
          </table:table-cell>
          <table:table-cell table:style-name="ce18" table:formula="of:=INDEX([Linphone.$A$2:.$E$9000];MATCH([.E11];[Linphone.$D$2:.$D$9000]);5)" office:value-type="string" office:string-value="(LinphoneCore *lc, unsigned long id)">
            <text:p>(LinphoneCore *lc, unsigned long id)</text:p>
          </table:table-cell>
          <table:table-cell table:style-name="ce18" table:formula="of:=INDEX([Linphone.$A$2:.$E$9000];MATCH([.E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48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49" office:value-type="string">
            <text:p>nativeVideoWindowId</text:p>
          </table:table-cell>
          <table:table-cell table:style-name="ce49" office:value-type="string">
            <text:p>number</text:p>
          </table:table-cell>
          <table:table-cell table:style-name="ce53" table:formula="of:=SEEKIMPL(&quot;Impl&quot;;&quot;class:CoreAPI&quot;;[.A12])" office:value-type="string" office:string-value="Yes">
            <text:p>Yes</text:p>
          </table:table-cell>
          <table:table-cell table:style-name="ce49" office:value-type="string">
            <text:p>linphone_core_get_native_video_window_id</text:p>
          </table:table-cell>
          <table:table-cell table:style-name="ce56" table:formula="of:=INDEX([Linphone.$A$2:.$E$9000];MATCH([.E12];[Linphone.$D$2:.$D$9000]);5)" office:value-type="string" office:string-value="(const LinphoneCore *lc)">
            <text:p>(const LinphoneCore *lc)</text:p>
          </table:table-cell>
          <table:table-cell table:style-name="ce56" table:formula="of:=INDEX([Linphone.$A$2:.$E$9000];MATCH([.E12];[Linphone.$D$2:.$D$9000]);3)" office:value-type="string" office:string-value="unsigned long">
            <text:p>unsigned long</text:p>
          </table:table-cell>
          <table:table-cell table:style-name="ce49" table:number-columns-repeated="1016"/>
          <table:table-cell table:style-name="ce60"/>
        </table:table-row>
        <table:table-row table:style-name="ro3">
          <table:table-cell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50" table:formula="of:=SEEKIMPL(&quot;Impl&quot;;&quot;class:CoreAPI&quot;;[.A13])" office:value-type="string" office:string-value="Yes">
            <text:p>Yes</text:p>
          </table:table-cell>
          <table:table-cell office:value-type="string">
            <text:p>linphone_core_set_native_video_window_id</text:p>
          </table:table-cell>
          <table:table-cell table:style-name="ce18" table:formula="of:=INDEX([Linphone.$A$2:.$E$9000];MATCH([.E13];[Linphone.$D$2:.$D$9000]);5)" office:value-type="string" office:string-value="(LinphoneCore *lc, unsigned long id)">
            <text:p>(LinphoneCore *lc, unsigned long id)</text:p>
          </table:table-cell>
          <table:table-cell table:style-name="ce18"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46" table:formula="of:=NOTATION(SUBSTITUTE([.E14];&quot;linphone_core_&quot;;&quot;&quot;))" office:value-type="string" office:string-value="getPlayLevel">
            <text:p>getPlayLevel</text:p>
          </table:table-cell>
          <table:table-cell table:style-name="ce21" office:value-type="string">
            <text:p>playLevel</text:p>
          </table:table-cell>
          <table:table-cell table:style-name="ce21" office:value-type="string">
            <text:p>number</text:p>
          </table:table-cell>
          <table:table-cell table:style-name="ce51" table:formula="of:=SEEKIMPL(&quot;Impl&quot;;&quot;class:CoreAPI&quot;;[.A14])" office:value-type="string" office:string-value="Yes">
            <text:p>Yes</text:p>
          </table:table-cell>
          <table:table-cell table:style-name="ce21" office:value-type="string">
            <text:p>linphone_core_get_play_level</text:p>
          </table:table-cell>
          <table:table-cell table:style-name="ce33" table:formula="of:=INDEX([Linphone.$A$2:.$E$9000];MATCH([.E14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14];[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15];&quot;linphone_core_&quot;;&quot;&quot;))" office:value-type="string" office:string-value="setPlayLevel">
            <text:p>setPlayLevel</text:p>
          </table:table-cell>
          <table:table-cell table:style-name="ce22" office:value-type="string">
            <text:p>playLevel</text:p>
          </table:table-cell>
          <table:table-cell table:style-name="ce22" office:value-type="string">
            <text:p>number</text:p>
          </table:table-cell>
          <table:table-cell table:style-name="ce52" table:formula="of:=SEEKIMPL(&quot;Impl&quot;;&quot;class:CoreAPI&quot;;[.A15])" office:value-type="string" office:string-value="Yes">
            <text:p>Yes</text:p>
          </table:table-cell>
          <table:table-cell table:style-name="ce22" office:value-type="string">
            <text:p>linphone_core_set_play_level</text:p>
          </table:table-cell>
          <table:table-cell table:style-name="ce34" table:formula="of:=INDEX([Linphone.$A$2:.$E$9000];MATCH([.E15];[Linphone.$D$2:.$D$9000]);5)" office:value-type="string" office:string-value="(LinphoneCore *lc, int level)">
            <text:p>(LinphoneCore *lc, int level)</text:p>
          </table:table-cell>
          <table:table-cell table:style-name="ce34" table:formula="of:=INDEX([Linphone.$A$2:.$E$9000];MATCH([.E15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6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21" office:value-type="string">
            <text:p>playbackDevice</text:p>
          </table:table-cell>
          <table:table-cell table:style-name="ce21" office:value-type="string">
            <text:p>string</text:p>
          </table:table-cell>
          <table:table-cell table:style-name="ce51" table:formula="of:=SEEKIMPL(&quot;Impl&quot;;&quot;class:CoreAPI&quot;;[.A16])" office:value-type="string" office:string-value="Yes">
            <text:p>Yes</text:p>
          </table:table-cell>
          <table:table-cell table:style-name="ce21" office:value-type="string">
            <text:p>linphone_core_get_playback_device</text:p>
          </table:table-cell>
          <table:table-cell table:style-name="ce33" table:formula="of:=INDEX([Linphone.$A$2:.$E$9000];MATCH([.E16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16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22" office:value-type="string">
            <text:p>playbackDevice</text:p>
          </table:table-cell>
          <table:table-cell table:style-name="ce22" office:value-type="string">
            <text:p>number</text:p>
          </table:table-cell>
          <table:table-cell table:style-name="ce52" table:formula="of:=SEEKIMPL(&quot;Impl&quot;;&quot;class:CoreAPI&quot;;[.A17])" office:value-type="string" office:string-value="Yes">
            <text:p>Yes</text:p>
          </table:table-cell>
          <table:table-cell table:style-name="ce22" office:value-type="string">
            <text:p>linphone_core_set_playback_device</text:p>
          </table:table-cell>
          <table:table-cell table:style-name="ce34" table:formula="of:=INDEX([Linphone.$A$2:.$E$9000];MATCH([.E17];[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Linphone.$A$2:.$E$9000];MATCH([.E17];[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6" table:formula="of:=NOTATION(SUBSTITUTE([.E18];&quot;linphone_core_&quot;;&quot;&quot;))" office:value-type="string" office:string-value="getRecLevel">
            <text:p>getRecLevel</text:p>
          </table:table-cell>
          <table:table-cell table:style-name="ce21" office:value-type="string">
            <text:p>recLevel</text:p>
          </table:table-cell>
          <table:table-cell table:style-name="ce21" office:value-type="string">
            <text:p>number</text:p>
          </table:table-cell>
          <table:table-cell table:style-name="ce51" table:formula="of:=SEEKIMPL(&quot;Impl&quot;;&quot;class:CoreAPI&quot;;[.A18])" office:value-type="string" office:string-value="Yes">
            <text:p>Yes</text:p>
          </table:table-cell>
          <table:table-cell table:style-name="ce21" office:value-type="string">
            <text:p>linphone_core_get_rec_level</text:p>
          </table:table-cell>
          <table:table-cell table:style-name="ce33" table:formula="of:=INDEX([Linphone.$A$2:.$E$9000];MATCH([.E18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18];[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19];&quot;linphone_core_&quot;;&quot;&quot;))" office:value-type="string" office:string-value="setRecLevel">
            <text:p>setRecLevel</text:p>
          </table:table-cell>
          <table:table-cell table:style-name="ce22" office:value-type="string">
            <text:p>recLevel</text:p>
          </table:table-cell>
          <table:table-cell table:style-name="ce22" office:value-type="string">
            <text:p>number</text:p>
          </table:table-cell>
          <table:table-cell table:style-name="ce52" table:formula="of:=SEEKIMPL(&quot;Impl&quot;;&quot;class:CoreAPI&quot;;[.A19])" office:value-type="string" office:string-value="Yes">
            <text:p>Yes</text:p>
          </table:table-cell>
          <table:table-cell table:style-name="ce22" office:value-type="string">
            <text:p>linphone_core_set_rec_level</text:p>
          </table:table-cell>
          <table:table-cell table:style-name="ce34" table:formula="of:=INDEX([Linphone.$A$2:.$E$9000];MATCH([.E19];[Linphone.$D$2:.$D$9000]);5)" office:value-type="string" office:string-value="(LinphoneCore *lc, int level)">
            <text:p>(LinphoneCore *lc, int level)</text:p>
          </table:table-cell>
          <table:table-cell table:style-name="ce34" table:formula="of:=INDEX([Linphone.$A$2:.$E$9000];MATCH([.E19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6" table:formula="of:=NOTATION(SUBSTITUTE([.E20];&quot;linphone_core_&quot;;&quot;&quot;))" office:value-type="string" office:string-value="getRingLevel">
            <text:p>getRingLevel</text:p>
          </table:table-cell>
          <table:table-cell table:style-name="ce21" office:value-type="string">
            <text:p>ringLevel</text:p>
          </table:table-cell>
          <table:table-cell table:style-name="ce21" office:value-type="string">
            <text:p>number</text:p>
          </table:table-cell>
          <table:table-cell table:style-name="ce51" table:formula="of:=SEEKIMPL(&quot;Impl&quot;;&quot;class:CoreAPI&quot;;[.A20])" office:value-type="string" office:string-value="Yes">
            <text:p>Yes</text:p>
          </table:table-cell>
          <table:table-cell table:style-name="ce21" office:value-type="string">
            <text:p>linphone_core_get_ring_level</text:p>
          </table:table-cell>
          <table:table-cell table:style-name="ce33" table:formula="of:=INDEX([Linphone.$A$2:.$E$9000];MATCH([.E20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20];[Linphone.$D$2:.$D$9000]);3)" office:value-type="string" office:string-value="int">
            <text:p>int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21];&quot;linphone_core_&quot;;&quot;&quot;))" office:value-type="string" office:string-value="setRingLevel">
            <text:p>setRingLevel</text:p>
          </table:table-cell>
          <table:table-cell table:style-name="ce22" office:value-type="string">
            <text:p>ringLevel</text:p>
          </table:table-cell>
          <table:table-cell table:style-name="ce22" office:value-type="string">
            <text:p>number</text:p>
          </table:table-cell>
          <table:table-cell table:style-name="ce52" table:formula="of:=SEEKIMPL(&quot;Impl&quot;;&quot;class:CoreAPI&quot;;[.A21])" office:value-type="string" office:string-value="Yes">
            <text:p>Yes</text:p>
          </table:table-cell>
          <table:table-cell table:style-name="ce22" office:value-type="string">
            <text:p>linphone_core_set_ring_level</text:p>
          </table:table-cell>
          <table:table-cell table:style-name="ce34" table:formula="of:=INDEX([Linphone.$A$2:.$E$9000];MATCH([.E21];[Linphone.$D$2:.$D$9000]);5)" office:value-type="string" office:string-value="(LinphoneCore *lc, int level)">
            <text:p>(LinphoneCore *lc, int level)</text:p>
          </table:table-cell>
          <table:table-cell table:style-name="ce34" table:formula="of:=INDEX([Linphone.$A$2:.$E$9000];MATCH([.E21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6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21" office:value-type="string">
            <text:p>ringerDevice</text:p>
          </table:table-cell>
          <table:table-cell table:style-name="ce21" office:value-type="string">
            <text:p>string</text:p>
          </table:table-cell>
          <table:table-cell table:style-name="ce51" table:formula="of:=SEEKIMPL(&quot;Impl&quot;;&quot;class:CoreAPI&quot;;[.A22])" office:value-type="string" office:string-value="Yes">
            <text:p>Yes</text:p>
          </table:table-cell>
          <table:table-cell table:style-name="ce21" office:value-type="string">
            <text:p>linphone_core_get_ringer_device</text:p>
          </table:table-cell>
          <table:table-cell table:style-name="ce33" table:formula="of:=INDEX([Linphone.$A$2:.$E$9000];MATCH([.E22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22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22" office:value-type="string">
            <text:p>ringerDevice</text:p>
          </table:table-cell>
          <table:table-cell table:style-name="ce22" office:value-type="string">
            <text:p>string</text:p>
          </table:table-cell>
          <table:table-cell table:style-name="ce52" table:formula="of:=SEEKIMPL(&quot;Impl&quot;;&quot;class:CoreAPI&quot;;[.A23])" office:value-type="string" office:string-value="Yes">
            <text:p>Yes</text:p>
          </table:table-cell>
          <table:table-cell table:style-name="ce22" office:value-type="string">
            <text:p>linphone_core_set_ringer_device</text:p>
          </table:table-cell>
          <table:table-cell table:style-name="ce34" table:formula="of:=INDEX([Linphone.$A$2:.$E$9000];MATCH([.E23];[Linphone.$D$2:.$D$9000]);5)" office:value-type="string" office:string-value="(LinphoneCore *lc, const char * devid)">
            <text:p>(LinphoneCore *lc, const char * devid)</text:p>
          </table:table-cell>
          <table:table-cell table:style-name="ce34" table:formula="of:=INDEX([Linphone.$A$2:.$E$9000];MATCH([.E23];[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50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8" table:formula="of:=INDEX([Linphone.$A$2:.$E$9000];MATCH([.E24];[Linphone.$D$2:.$D$9000]);5)" office:value-type="string" office:string-value="(void)">
            <text:p>(void)</text:p>
          </table:table-cell>
          <table:table-cell table:style-name="ce18"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style-name="ce46" table:formula="of:=NOTATION(SUBSTITUTE([.E25];&quot;linphone_core_&quot;;&quot;&quot;))" office:value-type="string" office:string-value="videoEnabled">
            <text:p>videoEnabled</text:p>
          </table:table-cell>
          <table:table-cell table:style-name="ce21" office:value-type="string">
            <text:p>videoEnabled</text:p>
          </table:table-cell>
          <table:table-cell table:style-name="ce21" office:value-type="string">
            <text:p>boolean</text:p>
          </table:table-cell>
          <table:table-cell table:style-name="ce51" table:formula="of:=SEEKIMPL(&quot;Impl&quot;;&quot;class:CoreAPI&quot;;[.A25])" office:value-type="string" office:string-value="Yes">
            <text:p>Yes</text:p>
          </table:table-cell>
          <table:table-cell table:style-name="ce21" office:value-type="string">
            <text:p>linphone_core_video_enabled</text:p>
          </table:table-cell>
          <table:table-cell table:style-name="ce33" table:formula="of:=INDEX([Linphone.$A$2:.$E$9000];MATCH([.E25];[Linphone.$D$2:.$D$9000]);5)" office:value-type="string" office:string-value="(LinphoneCore *lc)">
            <text:p>(LinphoneCore *lc)</text:p>
          </table:table-cell>
          <table:table-cell table:style-name="ce33" table:formula="of:=INDEX([Linphone.$A$2:.$E$9000];MATCH([.E25];[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26];&quot;linphone_core_&quot;;&quot;&quot;))" office:value-type="string" office:string-value="enableVideo">
            <text:p>enableVideo</text:p>
          </table:table-cell>
          <table:table-cell table:style-name="ce22" office:value-type="string">
            <text:p>videoEnabled</text:p>
          </table:table-cell>
          <table:table-cell table:style-name="ce22" office:value-type="string">
            <text:p>boolean</text:p>
          </table:table-cell>
          <table:table-cell table:style-name="ce52" table:formula="of:=SEEKIMPL(&quot;Impl&quot;;&quot;class:CoreAPI&quot;;[.A26])" office:value-type="string" office:string-value="Yes">
            <text:p>Yes</text:p>
          </table:table-cell>
          <table:table-cell table:style-name="ce22" office:value-type="string">
            <text:p>linphone_core_enable_video</text:p>
          </table:table-cell>
          <table:table-cell table:style-name="ce34" table:formula="of:=INDEX([Linphone.$A$2:.$E$9000];MATCH([.E26];[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34" table:formula="of:=INDEX([Linphone.$A$2:.$E$9000];MATCH([.E26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6" table:formula="of:=NOTATION(SUBSTITUTE([.E27];&quot;linphone_core_&quot;;&quot;&quot;))" office:value-type="string" office:string-value="getVideoDevice">
            <text:p>getVideoDevice</text:p>
          </table:table-cell>
          <table:table-cell table:style-name="ce21" office:value-type="string">
            <text:p>videoDevice</text:p>
          </table:table-cell>
          <table:table-cell table:style-name="ce21" office:value-type="string">
            <text:p>string</text:p>
          </table:table-cell>
          <table:table-cell table:style-name="ce51" table:formula="of:=SEEKIMPL(&quot;Impl&quot;;&quot;class:CoreAPI&quot;;[.A27])" office:value-type="string" office:string-value="Yes">
            <text:p>Yes</text:p>
          </table:table-cell>
          <table:table-cell table:style-name="ce21" office:value-type="string">
            <text:p>linphone_core_get_video_device</text:p>
          </table:table-cell>
          <table:table-cell table:style-name="ce33" table:formula="of:=INDEX([Linphone.$A$2:.$E$9000];MATCH([.E27];[Linphone.$D$2:.$D$9000]);5)" office:value-type="string" office:string-value="(const LinphoneCore *lc)">
            <text:p>(const LinphoneCore *lc)</text:p>
          </table:table-cell>
          <table:table-cell table:style-name="ce33" table:formula="of:=INDEX([Linphone.$A$2:.$E$9000];MATCH([.E27];[Linphone.$D$2:.$D$9000]);3)" office:value-type="string" office:string-value="const char*">
            <text:p>const char*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28];&quot;linphone_core_&quot;;&quot;&quot;))" office:value-type="string" office:string-value="setVideoDevice">
            <text:p>setVideoDevice</text:p>
          </table:table-cell>
          <table:table-cell table:style-name="ce22" office:value-type="string">
            <text:p>videoDevice</text:p>
          </table:table-cell>
          <table:table-cell table:style-name="ce22" office:value-type="string">
            <text:p>string</text:p>
          </table:table-cell>
          <table:table-cell table:style-name="ce52" table:formula="of:=SEEKIMPL(&quot;Impl&quot;;&quot;class:CoreAPI&quot;;[.A28])" office:value-type="string" office:string-value="Yes">
            <text:p>Yes</text:p>
          </table:table-cell>
          <table:table-cell table:style-name="ce22" office:value-type="string">
            <text:p>linphone_core_set_video_device</text:p>
          </table:table-cell>
          <table:table-cell table:style-name="ce34" table:formula="of:=INDEX([Linphone.$A$2:.$E$9000];MATCH([.E28];[Linphone.$D$2:.$D$9000]);5)" office:value-type="string" office:string-value="(LinphoneCore *lc, const char *id)">
            <text:p>(LinphoneCore *lc, const char *id)</text:p>
          </table:table-cell>
          <table:table-cell table:style-name="ce34" table:formula="of:=INDEX([Linphone.$A$2:.$E$9000];MATCH([.E28];[Linphone.$D$2:.$D$9000]);3)" office:value-type="string" office:string-value="int">
            <text:p>int</text:p>
          </table:table-cell>
          <table:table-cell table:style-name="ce22" table:number-columns-repeated="1016"/>
          <table:table-cell table:style-name="ce38"/>
        </table:table-row>
        <table:table-row table:style-name="ro3">
          <table:table-cell table:style-name="ce46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21" office:value-type="string">
            <text:p>videoPreviewEnabled</text:p>
          </table:table-cell>
          <table:table-cell table:style-name="ce21" office:value-type="string">
            <text:p>boolean</text:p>
          </table:table-cell>
          <table:table-cell table:style-name="ce51" table:formula="of:=SEEKIMPL(&quot;Impl&quot;;&quot;class:CoreAPI&quot;;[.A29])" office:value-type="string" office:string-value="Yes">
            <text:p>Yes</text:p>
          </table:table-cell>
          <table:table-cell table:style-name="ce21" office:value-type="string">
            <text:p>linphone_core_video_preview_enabled</text:p>
          </table:table-cell>
          <table:table-cell table:style-name="ce33" table:formula="of:=INDEX([Linphone.$A$2:.$E$9000];MATCH([.E29];[Linphone.$D$2:.$D$9000]);5)" office:value-type="string" office:string-value="(const LinphoneCore *lc)">
            <text:p>(const LinphoneCore *lc)</text:p>
          </table:table-cell>
          <table:table-cell table:style-name="ce33" table:formula="of:=INDEX([Linphone.$A$2:.$E$9000];MATCH([.E29];[Linphone.$D$2:.$D$9000]);3)" office:value-type="string" office:string-value="bool_t">
            <text:p>bool_t</text:p>
          </table:table-cell>
          <table:table-cell table:style-name="ce21" table:number-columns-repeated="1016"/>
          <table:table-cell table:style-name="ce37"/>
        </table:table-row>
        <table:table-row table:style-name="ro3">
          <table:table-cell table:style-name="ce47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22" office:value-type="string">
            <text:p>videoPreviewEnabled</text:p>
          </table:table-cell>
          <table:table-cell table:style-name="ce22" office:value-type="string">
            <text:p>boolean</text:p>
          </table:table-cell>
          <table:table-cell table:style-name="ce52" table:formula="of:=SEEKIMPL(&quot;Impl&quot;;&quot;class:CoreAPI&quot;;[.A30])" office:value-type="string" office:string-value="Yes">
            <text:p>Yes</text:p>
          </table:table-cell>
          <table:table-cell table:style-name="ce22" office:value-type="string">
            <text:p>linphone_core_enable_video_preview</text:p>
          </table:table-cell>
          <table:table-cell table:style-name="ce34" table:formula="of:=INDEX([Linphone.$A$2:.$E$9000];MATCH([.E30];[Linphone.$D$2:.$D$9000]);5)" office:value-type="string" office:string-value="(LinphoneCore *lc, bool_t val)">
            <text:p>(LinphoneCore *lc, bool_t val)</text:p>
          </table:table-cell>
          <table:table-cell table:style-name="ce34" table:formula="of:=INDEX([Linphone.$A$2:.$E$9000];MATCH([.E30];[Linphone.$D$2:.$D$9000]);3)" office:value-type="string" office:string-value="void">
            <text:p>void</text:p>
          </table:table-cell>
          <table:table-cell table:style-name="ce22" table:number-columns-repeated="1016"/>
          <table:table-cell table:style-name="ce38"/>
        </table:table-row>
        <table:table-row table:style-name="ro3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3" table:number-rows-repeated="2">
          <table:table-cell table:style-name="ce7" table:number-columns-repeated="3"/>
          <table:table-cell table:style-name="ce54"/>
          <table:table-cell table:style-name="ce7" table:number-columns-repeated="1020"/>
        </table:table-row>
        <table:table-row table:style-name="ro3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3" table:number-rows-repeated="2">
          <table:table-cell table:number-columns-repeated="3"/>
          <table:table-cell table:style-name="ce54"/>
          <table:table-cell table:number-columns-repeated="1020"/>
        </table:table-row>
        <table:table-row table:style-name="ro7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8" table:formula="of:=INDEX([Linphone.$A$2:.$E$9000];MATCH([.E41];[Linphone.$D$2:.$D$9000]);5)" office:value-type="string" office:string-value="(LinphoneCore *lc, LinphoneAuthInfo *info)">
            <text:p>(LinphoneCore *lc, LinphoneAuthInfo *info)</text:p>
          </table:table-cell>
          <table:table-cell table:style-name="ce18"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8" table:formula="of:=INDEX([Linphone.$A$2:.$E$9000];MATCH([.E42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4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8" table:formula="of:=INDEX([Linphone.$A$2:.$E$9000];MATCH([.E43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8" table:formula="of:=INDEX([Linphone.$A$2:.$E$9000];MATCH([.E44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8" table:formula="of:=INDEX([Linphone.$A$2:.$E$9000];MATCH([.E45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8" table:formula="of:=INDEX([Linphone.$A$2:.$E$9000];MATCH([.E4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4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8" table:formula="of:=INDEX([Linphone.$A$2:.$E$9000];MATCH([.E47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8"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8" table:formula="of:=INDEX([Linphone.$A$2:.$E$9000];MATCH([.E48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Linphone.$A$2:.$E$9000];MATCH([.E4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8" table:formula="of:=INDEX([Linphone.$A$2:.$E$9000];MATCH([.E49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4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8" table:formula="of:=INDEX([Linphone.$A$2:.$E$9000];MATCH([.E50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5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8" table:formula="of:=INDEX([Linphone.$A$2:.$E$9000];MATCH([.E51];[Linphone.$D$2:.$D$9000]);5)" office:value-type="string" office:string-value="(LinphoneCore *lc, PayloadType *pt)">
            <text:p>(LinphoneCore *lc, PayloadType *pt)</text:p>
          </table:table-cell>
          <table:table-cell table:style-name="ce18" table:formula="of:=INDEX([Linphone.$A$2:.$E$9000];MATCH([.E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8" table:formula="of:=INDEX([Linphone.$A$2:.$E$9000];MATCH([.E52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8" table:formula="of:=INDEX([Linphone.$A$2:.$E$9000];MATCH([.E5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8" table:formula="of:=INDEX([Linphone.$A$2:.$E$9000];MATCH([.E54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50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8" table:formula="of:=INDEX([Linphone.$A$2:.$E$9000];MATCH([.E55];[Linphone.$D$2:.$D$9000]);5)" office:value-type="string" office:string-value="(LinphoneCore *lc, const char *to)">
            <text:p>(LinphoneCore *lc, const char *to)</text:p>
          </table:table-cell>
          <table:table-cell table:style-name="ce18" table:formula="of:=INDEX([Linphone.$A$2:.$E$9000];MATCH([.E55];[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3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50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8" table:formula="of:=INDEX([Linphone.$A$2:.$E$9000];MATCH([.E5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56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3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8" table:formula="of:=INDEX([Linphone.$A$2:.$E$9000];MATCH([.E57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8" table:formula="of:=INDEX([Linphone.$A$2:.$E$9000];MATCH([.E58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8" table:formula="of:=INDEX([Linphone.$A$2:.$E$9000];MATCH([.E59];[Linphone.$D$2:.$D$9000]);5)" office:value-type="string" office:string-value="(void)">
            <text:p>(void)</text:p>
          </table:table-cell>
          <table:table-cell table:style-name="ce18" table:formula="of:=INDEX([Linphone.$A$2:.$E$9000];MATCH([.E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8" table:formula="of:=INDEX([Linphone.$A$2:.$E$9000];MATCH([.E60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6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8" table:formula="of:=INDEX([Linphone.$A$2:.$E$9000];MATCH([.E61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6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8" table:formula="of:=INDEX([Linphone.$A$2:.$E$9000];MATCH([.E62];[Linphone.$D$2:.$D$9000]);5)" office:value-type="string" office:string-value="(LinphoneCore *lc, bool_t enabled)">
            <text:p>(LinphoneCore *lc, bool_t enabled)</text:p>
          </table:table-cell>
          <table:table-cell table:style-name="ce18" table:formula="of:=INDEX([Linphone.$A$2:.$E$9000];MATCH([.E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8" table:formula="of:=INDEX([Linphone.$A$2:.$E$9000];MATCH([.E63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8" table:formula="of:=INDEX([Linphone.$A$2:.$E$9000];MATCH([.E64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8" table:formula="of:=INDEX([Linphone.$A$2:.$E$9000];MATCH([.E65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8" table:formula="of:=INDEX([Linphone.$A$2:.$E$9000];MATCH([.E66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8" table:formula="of:=INDEX([Linphone.$A$2:.$E$9000];MATCH([.E67];[Linphone.$D$2:.$D$9000]);5)" office:value-type="string" office:string-value="(LinphoneCore* lc,bool_t enable)">
            <text:p>(LinphoneCore* lc,bool_t enable)</text:p>
          </table:table-cell>
          <table:table-cell table:style-name="ce18"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8" table:formula="of:=INDEX([Linphone.$A$2:.$E$9000];MATCH([.E68];[Linphone.$D$2:.$D$9000]);5)" office:value-type="string" office:string-value="(FILE *file)">
            <text:p>(FILE *file)</text:p>
          </table:table-cell>
          <table:table-cell table:style-name="ce18"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8" table:formula="of:=INDEX([Linphone.$A$2:.$E$9000];MATCH([.E69];[Linphone.$D$2:.$D$9000]);5)" office:value-type="string" office:string-value="(OrtpLogFunc logfunc)">
            <text:p>(OrtpLogFunc logfunc)</text:p>
          </table:table-cell>
          <table:table-cell table:style-name="ce18"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8" table:formula="of:=INDEX([Linphone.$A$2:.$E$9000];MATCH([.E70];[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8" table:formula="of:=INDEX([Linphone.$A$2:.$E$9000];MATCH([.E7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8" table:formula="of:=INDEX([Linphone.$A$2:.$E$9000];MATCH([.E71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8" table:formula="of:=INDEX([Linphone.$A$2:.$E$9000];MATCH([.E72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50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8" table:formula="of:=INDEX([Linphone.$A$2:.$E$9000];MATCH([.E73];[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8" table:formula="of:=INDEX([Linphone.$A$2:.$E$9000];MATCH([.E73];[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3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50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8" table:formula="of:=INDEX([Linphone.$A$2:.$E$9000];MATCH([.E74];[Linphone.$D$2:.$D$9000]);5)" office:value-type="string" office:string-value="(LinphoneCore *lc, const char *uri)">
            <text:p>(LinphoneCore *lc, const char *uri)</text:p>
          </table:table-cell>
          <table:table-cell table:style-name="ce18" table:formula="of:=INDEX([Linphone.$A$2:.$E$9000];MATCH([.E74];[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3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50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8" table:formula="of:=INDEX([Linphone.$A$2:.$E$9000];MATCH([.E75];[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8" table:formula="of:=INDEX([Linphone.$A$2:.$E$9000];MATCH([.E75];[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3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0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8" table:formula="of:=INDEX([Linphone.$A$2:.$E$9000];MATCH([.E76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76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8" table:formula="of:=INDEX([Linphone.$A$2:.$E$9000];MATCH([.E77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7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8" table:formula="of:=INDEX([Linphone.$A$2:.$E$9000];MATCH([.E78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7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50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8" table:formula="of:=INDEX([Linphone.$A$2:.$E$9000];MATCH([.E79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79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50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8" table:formula="of:=INDEX([Linphone.$A$2:.$E$9000];MATCH([.E80];[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8" table:formula="of:=INDEX([Linphone.$A$2:.$E$9000];MATCH([.E8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3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50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8" table:formula="of:=INDEX([Linphone.$A$2:.$E$9000];MATCH([.E81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8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50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8" table:formula="of:=INDEX([Linphone.$A$2:.$E$9000];MATCH([.E82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82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8" table:formula="of:=INDEX([Linphone.$A$2:.$E$9000];MATCH([.E8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8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3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8" table:formula="of:=INDEX([Linphone.$A$2:.$E$9000];MATCH([.E84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8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50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8" table:formula="of:=INDEX([Linphone.$A$2:.$E$9000];MATCH([.E85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85];[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3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50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8" table:formula="of:=INDEX([Linphone.$A$2:.$E$9000];MATCH([.E86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8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3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50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8" table:formula="of:=INDEX([Linphone.$A$2:.$E$9000];MATCH([.E87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8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50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8" table:formula="of:=INDEX([Linphone.$A$2:.$E$9000];MATCH([.E88];[Linphone.$D$2:.$D$9000]);5)" office:value-type="string" office:string-value="(struct _LinphoneCore *lc)">
            <text:p>(struct _LinphoneCore *lc)</text:p>
          </table:table-cell>
          <table:table-cell table:style-name="ce18" table:formula="of:=INDEX([Linphone.$A$2:.$E$9000];MATCH([.E88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3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8" table:formula="of:=INDEX([Linphone.$A$2:.$E$9000];MATCH([.E89];[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8" table:formula="of:=INDEX([Linphone.$A$2:.$E$9000];MATCH([.E8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8" table:formula="of:=INDEX([Linphone.$A$2:.$E$9000];MATCH([.E90];[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8" table:formula="of:=INDEX([Linphone.$A$2:.$E$9000];MATCH([.E9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8" table:formula="of:=INDEX([Linphone.$A$2:.$E$9000];MATCH([.E91];[Linphone.$D$2:.$D$9000]);5)" office:value-type="string" office:string-value="(LinphoneCore *lc )">
            <text:p>(LinphoneCore *lc )</text:p>
          </table:table-cell>
          <table:table-cell table:style-name="ce18" table:formula="of:=INDEX([Linphone.$A$2:.$E$9000];MATCH([.E9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8" table:formula="of:=INDEX([Linphone.$A$2:.$E$9000];MATCH([.E92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9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8" table:formula="of:=INDEX([Linphone.$A$2:.$E$9000];MATCH([.E9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50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8" table:formula="of:=INDEX([Linphone.$A$2:.$E$9000];MATCH([.E94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94];[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3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50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8" table:formula="of:=INDEX([Linphone.$A$2:.$E$9000];MATCH([.E95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95];[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3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0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8" table:formula="of:=INDEX([Linphone.$A$2:.$E$9000];MATCH([.E9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9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0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8" table:formula="of:=INDEX([Linphone.$A$2:.$E$9000];MATCH([.E97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9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8" table:formula="of:=INDEX([Linphone.$A$2:.$E$9000];MATCH([.E98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9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8" table:formula="of:=INDEX([Linphone.$A$2:.$E$9000];MATCH([.E99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9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50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8" table:formula="of:=INDEX([Linphone.$A$2:.$E$9000];MATCH([.E100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00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3">
          <table:table-cell table:formula="of:=NOTATION(SUBSTITUTE([.E101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50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8" table:formula="of:=INDEX([Linphone.$A$2:.$E$9000];MATCH([.E101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0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50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8" table:formula="of:=INDEX([Linphone.$A$2:.$E$9000];MATCH([.E102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0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8" table:formula="of:=INDEX([Linphone.$A$2:.$E$9000];MATCH([.E103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50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8" table:formula="of:=INDEX([Linphone.$A$2:.$E$9000];MATCH([.E104];[Linphone.$D$2:.$D$9000]);5)" office:value-type="string" office:string-value="(LinphoneCore *lc, PayloadType *pt)">
            <text:p>(LinphoneCore *lc, PayloadType *pt)</text:p>
          </table:table-cell>
          <table:table-cell table:style-name="ce18" table:formula="of:=INDEX([Linphone.$A$2:.$E$9000];MATCH([.E10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50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8" table:formula="of:=INDEX([Linphone.$A$2:.$E$9000];MATCH([.E105];[Linphone.$D$2:.$D$9000]);5)" office:value-type="string" office:string-value="(LinphoneCore *lc, const PayloadType *pt)">
            <text:p>(LinphoneCore *lc, const PayloadType *pt)</text:p>
          </table:table-cell>
          <table:table-cell table:style-name="ce18" table:formula="of:=INDEX([Linphone.$A$2:.$E$9000];MATCH([.E1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8" table:formula="of:=INDEX([Linphone.$A$2:.$E$9000];MATCH([.E10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0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3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50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8" table:formula="of:=INDEX([Linphone.$A$2:.$E$9000];MATCH([.E107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07];[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3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50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8" table:formula="of:=INDEX([Linphone.$A$2:.$E$9000];MATCH([.E108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0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50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8" table:formula="of:=INDEX([Linphone.$A$2:.$E$9000];MATCH([.E109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0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3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50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8" table:formula="of:=INDEX([Linphone.$A$2:.$E$9000];MATCH([.E110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10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50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8" table:formula="of:=INDEX([Linphone.$A$2:.$E$9000];MATCH([.E111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1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50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8" table:formula="of:=INDEX([Linphone.$A$2:.$E$9000];MATCH([.E112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1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13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50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8" table:formula="of:=INDEX([Linphone.$A$2:.$E$9000];MATCH([.E113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1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50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8" table:formula="of:=INDEX([Linphone.$A$2:.$E$9000];MATCH([.E114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8" table:formula="of:=INDEX([Linphone.$A$2:.$E$9000];MATCH([.E115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8" table:formula="of:=INDEX([Linphone.$A$2:.$E$9000];MATCH([.E11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1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50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8" table:formula="of:=INDEX([Linphone.$A$2:.$E$9000];MATCH([.E117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17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50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8" table:formula="of:=INDEX([Linphone.$A$2:.$E$9000];MATCH([.E118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18];[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3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8" table:formula="of:=INDEX([Linphone.$A$2:.$E$9000];MATCH([.E119];[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8" table:formula="of:=INDEX([Linphone.$A$2:.$E$9000];MATCH([.E11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0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8" table:formula="of:=INDEX([Linphone.$A$2:.$E$9000];MATCH([.E120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0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3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50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8" table:formula="of:=INDEX([Linphone.$A$2:.$E$9000];MATCH([.E121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1];[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3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8" table:formula="of:=INDEX([Linphone.$A$2:.$E$9000];MATCH([.E122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3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50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8" table:formula="of:=INDEX([Linphone.$A$2:.$E$9000];MATCH([.E123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50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8" table:formula="of:=INDEX([Linphone.$A$2:.$E$9000];MATCH([.E124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4];[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3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50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8" table:formula="of:=INDEX([Linphone.$A$2:.$E$9000];MATCH([.E125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5];[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3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8" table:formula="of:=INDEX([Linphone.$A$2:.$E$9000];MATCH([.E126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8" table:formula="of:=INDEX([Linphone.$A$2:.$E$9000];MATCH([.E127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8" table:formula="of:=INDEX([Linphone.$A$2:.$E$9000];MATCH([.E128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8" table:formula="of:=INDEX([Linphone.$A$2:.$E$9000];MATCH([.E129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2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8" table:formula="of:=INDEX([Linphone.$A$2:.$E$9000];MATCH([.E130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3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3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0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8" table:formula="of:=INDEX([Linphone.$A$2:.$E$9000];MATCH([.E131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3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3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0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8" table:formula="of:=INDEX([Linphone.$A$2:.$E$9000];MATCH([.E132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32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3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50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8" table:formula="of:=INDEX([Linphone.$A$2:.$E$9000];MATCH([.E13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33];[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3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8" table:formula="of:=INDEX([Linphone.$A$2:.$E$9000];MATCH([.E134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3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8" table:formula="of:=INDEX([Linphone.$A$2:.$E$9000];MATCH([.E135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8" table:formula="of:=INDEX([Linphone.$A$2:.$E$9000];MATCH([.E136];[Linphone.$D$2:.$D$9000]);5)" office:value-type="string" office:string-value="(LinphoneCore*lc)">
            <text:p>(LinphoneCore*lc)</text:p>
          </table:table-cell>
          <table:table-cell table:style-name="ce18" table:formula="of:=INDEX([Linphone.$A$2:.$E$9000];MATCH([.E13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50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8" table:formula="of:=INDEX([Linphone.$A$2:.$E$9000];MATCH([.E137];[Linphone.$D$2:.$D$9000]);5)" office:value-type="string" office:string-value="(LinphoneCore*lc, LinphoneCallParams *params)">
            <text:p>(LinphoneCore*lc, LinphoneCallParams *params)</text:p>
          </table:table-cell>
          <table:table-cell table:style-name="ce18" table:formula="of:=INDEX([Linphone.$A$2:.$E$9000];MATCH([.E13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50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8" table:formula="of:=INDEX([Linphone.$A$2:.$E$9000];MATCH([.E138];[Linphone.$D$2:.$D$9000]);5)" office:value-type="string" office:string-value="(LinphoneCore *lc, const char *url)">
            <text:p>(LinphoneCore *lc, const char *url)</text:p>
          </table:table-cell>
          <table:table-cell table:style-name="ce18" table:formula="of:=INDEX([Linphone.$A$2:.$E$9000];MATCH([.E138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3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50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8" table:formula="of:=INDEX([Linphone.$A$2:.$E$9000];MATCH([.E139];[Linphone.$D$2:.$D$9000]);5)" office:value-type="string" office:string-value="(LinphoneCore *lc, const char *url)">
            <text:p>(LinphoneCore *lc, const char *url)</text:p>
          </table:table-cell>
          <table:table-cell table:style-name="ce18" table:formula="of:=INDEX([Linphone.$A$2:.$E$9000];MATCH([.E139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3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50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8" table:formula="of:=INDEX([Linphone.$A$2:.$E$9000];MATCH([.E140];[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8" table:formula="of:=INDEX([Linphone.$A$2:.$E$9000];MATCH([.E14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3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50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8" table:formula="of:=INDEX([Linphone.$A$2:.$E$9000];MATCH([.E141];[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8" table:formula="of:=INDEX([Linphone.$A$2:.$E$9000];MATCH([.E1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3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50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8" table:formula="of:=INDEX([Linphone.$A$2:.$E$9000];MATCH([.E142];[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8" table:formula="of:=INDEX([Linphone.$A$2:.$E$9000];MATCH([.E142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3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8" table:formula="of:=INDEX([Linphone.$A$2:.$E$9000];MATCH([.E14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4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8" table:formula="of:=INDEX([Linphone.$A$2:.$E$9000];MATCH([.E144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4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8" table:formula="of:=INDEX([Linphone.$A$2:.$E$9000];MATCH([.E145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8" table:formula="of:=INDEX([Linphone.$A$2:.$E$9000];MATCH([.E14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8" table:formula="of:=INDEX([Linphone.$A$2:.$E$9000];MATCH([.E147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4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8" table:formula="of:=INDEX([Linphone.$A$2:.$E$9000];MATCH([.E148];[Linphone.$D$2:.$D$9000]);5)" office:value-type="string" office:string-value="(LinphoneCore* lc)">
            <text:p>(LinphoneCore* lc)</text:p>
          </table:table-cell>
          <table:table-cell table:style-name="ce18" table:formula="of:=INDEX([Linphone.$A$2:.$E$9000];MATCH([.E14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50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8" table:formula="of:=INDEX([Linphone.$A$2:.$E$9000];MATCH([.E149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4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8" table:formula="of:=INDEX([Linphone.$A$2:.$E$9000];MATCH([.E150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50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8" table:formula="of:=INDEX([Linphone.$A$2:.$E$9000];MATCH([.E151];[Linphone.$D$2:.$D$9000]);5)" office:value-type="string" office:string-value="(LinphoneCore* lc)">
            <text:p>(LinphoneCore* lc)</text:p>
          </table:table-cell>
          <table:table-cell table:style-name="ce18" table:formula="of:=INDEX([Linphone.$A$2:.$E$9000];MATCH([.E1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50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8" table:formula="of:=INDEX([Linphone.$A$2:.$E$9000];MATCH([.E152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5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50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8" table:formula="of:=INDEX([Linphone.$A$2:.$E$9000];MATCH([.E153];[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8" table:formula="of:=INDEX([Linphone.$A$2:.$E$9000];MATCH([.E15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8" table:formula="of:=INDEX([Linphone.$A$2:.$E$9000];MATCH([.E154];[Linphone.$D$2:.$D$9000]);5)" office:value-type="string" office:string-value="(LinphoneCore *lc, bool_t muted)">
            <text:p>(LinphoneCore *lc, bool_t muted)</text:p>
          </table:table-cell>
          <table:table-cell table:style-name="ce18" table:formula="of:=INDEX([Linphone.$A$2:.$E$9000];MATCH([.E1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55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8" table:formula="of:=INDEX([Linphone.$A$2:.$E$9000];MATCH([.E155];[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8" table:formula="of:=INDEX([Linphone.$A$2:.$E$9000];MATCH([.E155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3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50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8" table:formula="of:=INDEX([Linphone.$A$2:.$E$9000];MATCH([.E15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5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50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8" table:formula="of:=INDEX([Linphone.$A$2:.$E$9000];MATCH([.E157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1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50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8" table:formula="of:=INDEX([Linphone.$A$2:.$E$9000];MATCH([.E158];[Linphone.$D$2:.$D$9000]);5)" office:value-type="string" office:string-value="(LinphoneCore *lc, const PayloadType *pt)">
            <text:p>(LinphoneCore *lc, const PayloadType *pt)</text:p>
          </table:table-cell>
          <table:table-cell table:style-name="ce18" table:formula="of:=INDEX([Linphone.$A$2:.$E$9000];MATCH([.E15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50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8" table:formula="of:=INDEX([Linphone.$A$2:.$E$9000];MATCH([.E159];[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8" table:formula="of:=INDEX([Linphone.$A$2:.$E$9000];MATCH([.E1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50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8" table:formula="of:=INDEX([Linphone.$A$2:.$E$9000];MATCH([.E160];[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8" table:formula="of:=INDEX([Linphone.$A$2:.$E$9000];MATCH([.E16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50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8" table:formula="of:=INDEX([Linphone.$A$2:.$E$9000];MATCH([.E161];[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8" table:formula="of:=INDEX([Linphone.$A$2:.$E$9000];MATCH([.E16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50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8" table:formula="of:=INDEX([Linphone.$A$2:.$E$9000];MATCH([.E162];[Linphone.$D$2:.$D$9000]);5)" office:value-type="string" office:string-value="(LinphoneCore* lc)">
            <text:p>(LinphoneCore* lc)</text:p>
          </table:table-cell>
          <table:table-cell table:style-name="ce18" table:formula="of:=INDEX([Linphone.$A$2:.$E$9000];MATCH([.E1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8" table:formula="of:=INDEX([Linphone.$A$2:.$E$9000];MATCH([.E16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8" table:formula="of:=INDEX([Linphone.$A$2:.$E$9000];MATCH([.E164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1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50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8" table:formula="of:=INDEX([Linphone.$A$2:.$E$9000];MATCH([.E165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8" table:formula="of:=INDEX([Linphone.$A$2:.$E$9000];MATCH([.E1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50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8" table:formula="of:=INDEX([Linphone.$A$2:.$E$9000];MATCH([.E166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16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8" table:formula="of:=INDEX([Linphone.$A$2:.$E$9000];MATCH([.E167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Linphone.$A$2:.$E$9000];MATCH([.E1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50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8" table:formula="of:=INDEX([Linphone.$A$2:.$E$9000];MATCH([.E168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16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50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8" table:formula="of:=INDEX([Linphone.$A$2:.$E$9000];MATCH([.E169];[Linphone.$D$2:.$D$9000]);5)" office:value-type="string" office:string-value="(const LinphoneCore *lc)">
            <text:p>(const LinphoneCore *lc)</text:p>
          </table:table-cell>
          <table:table-cell table:style-name="ce18" table:formula="of:=INDEX([Linphone.$A$2:.$E$9000];MATCH([.E16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send_dtmf</text:p>
          </table:table-cell>
          <table:table-cell table:style-name="ce18" table:formula="of:=INDEX([Linphone.$A$2:.$E$9000];MATCH([.E170];[Linphone.$D$2:.$D$9000]);5)" office:value-type="string" office:string-value="(LinphoneCore *lc,char dtmf)">
            <text:p>(LinphoneCore *lc,char dtmf)</text:p>
          </table:table-cell>
          <table:table-cell table:style-name="ce18" table:formula="of:=INDEX([Linphone.$A$2:.$E$9000];MATCH([.E1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8" table:formula="of:=INDEX([Linphone.$A$2:.$E$9000];MATCH([.E171];[Linphone.$D$2:.$D$9000]);5)" office:value-type="string" office:string-value="(LinphoneCore *lc, MSList *codecs)">
            <text:p>(LinphoneCore *lc, MSList *codecs)</text:p>
          </table:table-cell>
          <table:table-cell table:style-name="ce18" table:formula="of:=INDEX([Linphone.$A$2:.$E$9000];MATCH([.E17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50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8" table:formula="of:=INDEX([Linphone.$A$2:.$E$9000];MATCH([.E172];[Linphone.$D$2:.$D$9000]);5)" office:value-type="string" office:string-value="(LinphoneCore *lc, int value)">
            <text:p>(LinphoneCore *lc, int value)</text:p>
          </table:table-cell>
          <table:table-cell table:style-name="ce18" table:formula="of:=INDEX([Linphone.$A$2:.$E$9000];MATCH([.E17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50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8" table:formula="of:=INDEX([Linphone.$A$2:.$E$9000];MATCH([.E173];[Linphone.$D$2:.$D$9000]);5)" office:value-type="string" office:string-value="(LinphoneCore *lc, int port)">
            <text:p>(LinphoneCore *lc, int port)</text:p>
          </table:table-cell>
          <table:table-cell table:style-name="ce18" table:formula="of:=INDEX([Linphone.$A$2:.$E$9000];MATCH([.E1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8" table:formula="of:=INDEX([Linphone.$A$2:.$E$9000];MATCH([.E174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8" table:formula="of:=INDEX([Linphone.$A$2:.$E$9000];MATCH([.E1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8" table:formula="of:=INDEX([Linphone.$A$2:.$E$9000];MATCH([.E175];[Linphone.$D$2:.$D$9000]);5)" office:value-type="string" office:string-value="(LinphoneCore *lc, int index)">
            <text:p>(LinphoneCore *lc, int index)</text:p>
          </table:table-cell>
          <table:table-cell table:style-name="ce18" table:formula="of:=INDEX([Linphone.$A$2:.$E$9000];MATCH([.E17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8" table:formula="of:=INDEX([Linphone.$A$2:.$E$9000];MATCH([.E176];[Linphone.$D$2:.$D$9000]);5)" office:value-type="string" office:string-value="(LinphoneCore *lc, int rotation)">
            <text:p>(LinphoneCore *lc, int rotation)</text:p>
          </table:table-cell>
          <table:table-cell table:style-name="ce18" table:formula="of:=INDEX([Linphone.$A$2:.$E$9000];MATCH([.E17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8" table:formula="of:=INDEX([Linphone.$A$2:.$E$9000];MATCH([.E177];[Linphone.$D$2:.$D$9000]);5)" office:value-type="string" office:string-value="(LinphoneCore *lc, int bw)">
            <text:p>(LinphoneCore *lc, int bw)</text:p>
          </table:table-cell>
          <table:table-cell table:style-name="ce18" table:formula="of:=INDEX([Linphone.$A$2:.$E$9000];MATCH([.E17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8" table:formula="of:=INDEX([Linphone.$A$2:.$E$9000];MATCH([.E178];[Linphone.$D$2:.$D$9000]);5)" office:value-type="string" office:string-value="(LinphoneCore *lc, int ptime)">
            <text:p>(LinphoneCore *lc, int ptime)</text:p>
          </table:table-cell>
          <table:table-cell table:style-name="ce18" table:formula="of:=INDEX([Linphone.$A$2:.$E$9000];MATCH([.E17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8" table:formula="of:=INDEX([Linphone.$A$2:.$E$9000];MATCH([.E179];[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8" table:formula="of:=INDEX([Linphone.$A$2:.$E$9000];MATCH([.E17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8" table:formula="of:=INDEX([Linphone.$A$2:.$E$9000];MATCH([.E180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18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8" table:formula="of:=INDEX([Linphone.$A$2:.$E$9000];MATCH([.E181];[Linphone.$D$2:.$D$9000]);5)" office:value-type="string" office:string-value="(LinphoneCore *lc, int seconds)">
            <text:p>(LinphoneCore *lc, int seconds)</text:p>
          </table:table-cell>
          <table:table-cell table:style-name="ce18" table:formula="of:=INDEX([Linphone.$A$2:.$E$9000];MATCH([.E18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8" table:formula="of:=INDEX([Linphone.$A$2:.$E$9000];MATCH([.E182];[Linphone.$D$2:.$D$9000]);5)" office:value-type="string" office:string-value="(LinphoneCore *lc, int max)">
            <text:p>(LinphoneCore *lc, int max)</text:p>
          </table:table-cell>
          <table:table-cell table:style-name="ce18" table:formula="of:=INDEX([Linphone.$A$2:.$E$9000];MATCH([.E18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8" table:formula="of:=INDEX([Linphone.$A$2:.$E$9000];MATCH([.E183];[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8" table:formula="of:=INDEX([Linphone.$A$2:.$E$9000];MATCH([.E18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8" table:formula="of:=INDEX([Linphone.$A$2:.$E$9000];MATCH([.E184];[Linphone.$D$2:.$D$9000]);5)" office:value-type="string" office:string-value="(LinphoneCore *lc, bool_t m)">
            <text:p>(LinphoneCore *lc, bool_t m)</text:p>
          </table:table-cell>
          <table:table-cell table:style-name="ce18" table:formula="of:=INDEX([Linphone.$A$2:.$E$9000];MATCH([.E18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8" table:formula="of:=INDEX([Linphone.$A$2:.$E$9000];MATCH([.E185];[Linphone.$D$2:.$D$9000]);5)" office:value-type="string" office:string-value="(LinphoneCore *lc, int mtu)">
            <text:p>(LinphoneCore *lc, int mtu)</text:p>
          </table:table-cell>
          <table:table-cell table:style-name="ce18" table:formula="of:=INDEX([Linphone.$A$2:.$E$9000];MATCH([.E18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8" table:formula="of:=INDEX([Linphone.$A$2:.$E$9000];MATCH([.E186];[Linphone.$D$2:.$D$9000]);5)" office:value-type="string" office:string-value="(LinphoneCore *lc, const char *addr)">
            <text:p>(LinphoneCore *lc, const char *addr)</text:p>
          </table:table-cell>
          <table:table-cell table:style-name="ce18" table:formula="of:=INDEX([Linphone.$A$2:.$E$9000];MATCH([.E18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8" table:formula="of:=INDEX([Linphone.$A$2:.$E$9000];MATCH([.E187];[Linphone.$D$2:.$D$9000]);5)" office:value-type="string" office:string-value="(LinphoneCore* lc,bool_t value)">
            <text:p>(LinphoneCore* lc,bool_t value)</text:p>
          </table:table-cell>
          <table:table-cell table:style-name="ce18" table:formula="of:=INDEX([Linphone.$A$2:.$E$9000];MATCH([.E18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8" table:formula="of:=INDEX([Linphone.$A$2:.$E$9000];MATCH([.E188];[Linphone.$D$2:.$D$9000]);5)" office:value-type="string" office:string-value="(LinphoneCore *lc, int port)">
            <text:p>(LinphoneCore *lc, int port)</text:p>
          </table:table-cell>
          <table:table-cell table:style-name="ce18" table:formula="of:=INDEX([Linphone.$A$2:.$E$9000];MATCH([.E18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8" table:formula="of:=INDEX([Linphone.$A$2:.$E$9000];MATCH([.E189];[Linphone.$D$2:.$D$9000]);5)" office:value-type="string" office:string-value="(LinphoneCore *lc, const char *file)">
            <text:p>(LinphoneCore *lc, const char *file)</text:p>
          </table:table-cell>
          <table:table-cell table:style-name="ce18" table:formula="of:=INDEX([Linphone.$A$2:.$E$9000];MATCH([.E18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50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8" table:formula="of:=INDEX([Linphone.$A$2:.$E$9000];MATCH([.E190];[Linphone.$D$2:.$D$9000]);5)" office:value-type="string" office:string-value="(LinphoneCore *lc, float level)">
            <text:p>(LinphoneCore *lc, float level)</text:p>
          </table:table-cell>
          <table:table-cell table:style-name="ce18" table:formula="of:=INDEX([Linphone.$A$2:.$E$9000];MATCH([.E19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50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8" table:formula="of:=INDEX([Linphone.$A$2:.$E$9000];MATCH([.E191];[Linphone.$D$2:.$D$9000]);5)" office:value-type="string" office:string-value="(LinphoneCore *lc, MSVideoSize vsize)">
            <text:p>(LinphoneCore *lc, MSVideoSize vsize)</text:p>
          </table:table-cell>
          <table:table-cell table:style-name="ce18" table:formula="of:=INDEX([Linphone.$A$2:.$E$9000];MATCH([.E19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50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8" table:formula="of:=INDEX([Linphone.$A$2:.$E$9000];MATCH([.E192];[Linphone.$D$2:.$D$9000]);5)" office:value-type="string" office:string-value="(LinphoneCore *lc, const char *name)">
            <text:p>(LinphoneCore *lc, const char *name)</text:p>
          </table:table-cell>
          <table:table-cell table:style-name="ce18" table:formula="of:=INDEX([Linphone.$A$2:.$E$9000];MATCH([.E19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50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8" table:formula="of:=INDEX([Linphone.$A$2:.$E$9000];MATCH([.E193];[Linphone.$D$2:.$D$9000]);5)" office:value-type="string" office:string-value="(LinphoneCore *lc, const char *contact)">
            <text:p>(LinphoneCore *lc, const char *contact)</text:p>
          </table:table-cell>
          <table:table-cell table:style-name="ce18" table:formula="of:=INDEX([Linphone.$A$2:.$E$9000];MATCH([.E1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50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8" table:formula="of:=INDEX([Linphone.$A$2:.$E$9000];MATCH([.E194];[Linphone.$D$2:.$D$9000]);5)" office:value-type="string" office:string-value="(LinphoneCore *lc, const char *file)">
            <text:p>(LinphoneCore *lc, const char *file)</text:p>
          </table:table-cell>
          <table:table-cell table:style-name="ce18" table:formula="of:=INDEX([Linphone.$A$2:.$E$9000];MATCH([.E19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50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8" table:formula="of:=INDEX([Linphone.$A$2:.$E$9000];MATCH([.E195];[Linphone.$D$2:.$D$9000]);5)" office:value-type="string" office:string-value="(LinphoneCore *lc, const char *addr)">
            <text:p>(LinphoneCore *lc, const char *addr)</text:p>
          </table:table-cell>
          <table:table-cell table:style-name="ce18" table:formula="of:=INDEX([Linphone.$A$2:.$E$9000];MATCH([.E19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50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8" table:formula="of:=INDEX([Linphone.$A$2:.$E$9000];MATCH([.E196];[Linphone.$D$2:.$D$9000]);5)" office:value-type="string" office:string-value="(LinphoneCore *lc,const char *)">
            <text:p>(LinphoneCore *lc,const char *)</text:p>
          </table:table-cell>
          <table:table-cell table:style-name="ce18" table:formula="of:=INDEX([Linphone.$A$2:.$E$9000];MATCH([.E19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50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8" table:formula="of:=INDEX([Linphone.$A$2:.$E$9000];MATCH([.E197];[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Linphone.$A$2:.$E$9000];MATCH([.E19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50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8" table:formula="of:=INDEX([Linphone.$A$2:.$E$9000];MATCH([.E198];[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Linphone.$A$2:.$E$9000];MATCH([.E19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8" office:value-type="string">
            <text:p>void</text:p>
          </table:table-cell>
          <table:table-cell table:style-name="ce50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8" table:formula="of:=INDEX([Linphone.$A$2:.$E$9000];MATCH([.E199];[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Linphone.$A$2:.$E$9000];MATCH([.E19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8" office:value-type="string">
            <text:p>void</text:p>
          </table:table-cell>
          <table:table-cell table:style-name="ce50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8" table:formula="of:=INDEX([Linphone.$A$2:.$E$9000];MATCH([.E200];[Linphone.$D$2:.$D$9000]);5)" office:value-type="string" office:string-value="(LinphoneCore *lc, bool_t val)">
            <text:p>(LinphoneCore *lc, bool_t val)</text:p>
          </table:table-cell>
          <table:table-cell table:style-name="ce18" table:formula="of:=INDEX([Linphone.$A$2:.$E$9000];MATCH([.E20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8" office:value-type="string">
            <text:p>void</text:p>
          </table:table-cell>
          <table:table-cell table:style-name="ce50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8" table:formula="of:=INDEX([Linphone.$A$2:.$E$9000];MATCH([.E201];[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8" table:formula="of:=INDEX([Linphone.$A$2:.$E$9000];MATCH([.E20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8" office:value-type="string">
            <text:p>void</text:p>
          </table:table-cell>
          <table:table-cell table:style-name="ce50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8" table:formula="of:=INDEX([Linphone.$A$2:.$E$9000];MATCH([.E202];[Linphone.$D$2:.$D$9000]);5)" office:value-type="string" office:string-value="(LinphoneCore *lc, int port)">
            <text:p>(LinphoneCore *lc, int port)</text:p>
          </table:table-cell>
          <table:table-cell table:style-name="ce18" table:formula="of:=INDEX([Linphone.$A$2:.$E$9000];MATCH([.E20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50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8" table:formula="of:=INDEX([Linphone.$A$2:.$E$9000];MATCH([.E203];[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8" table:formula="of:=INDEX([Linphone.$A$2:.$E$9000];MATCH([.E2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50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8" table:formula="of:=INDEX([Linphone.$A$2:.$E$9000];MATCH([.E204];[Linphone.$D$2:.$D$9000]);5)" office:value-type="string" office:string-value="(LinphoneCore *lc, char source)">
            <text:p>(LinphoneCore *lc, char source)</text:p>
          </table:table-cell>
          <table:table-cell table:style-name="ce18" table:formula="of:=INDEX([Linphone.$A$2:.$E$9000];MATCH([.E20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50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8" table:formula="of:=INDEX([Linphone.$A$2:.$E$9000];MATCH([.E205];[Linphone.$D$2:.$D$9000]);5)" office:value-type="string" office:string-value="(LinphoneCore *lc, const char *path)">
            <text:p>(LinphoneCore *lc, const char *path)</text:p>
          </table:table-cell>
          <table:table-cell table:style-name="ce18" table:formula="of:=INDEX([Linphone.$A$2:.$E$9000];MATCH([.E2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50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8" table:formula="of:=INDEX([Linphone.$A$2:.$E$9000];MATCH([.E206];[Linphone.$D$2:.$D$9000]);5)" office:value-type="string" office:string-value="(LinphoneCore *lc, float fps)">
            <text:p>(LinphoneCore *lc, float fps)</text:p>
          </table:table-cell>
          <table:table-cell table:style-name="ce18" table:formula="of:=INDEX([Linphone.$A$2:.$E$9000];MATCH([.E20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50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8" table:formula="of:=INDEX([Linphone.$A$2:.$E$9000];MATCH([.E207];[Linphone.$D$2:.$D$9000]);5)" office:value-type="string" office:string-value="(LinphoneCore *lc, const char *server)">
            <text:p>(LinphoneCore *lc, const char *server)</text:p>
          </table:table-cell>
          <table:table-cell table:style-name="ce18" table:formula="of:=INDEX([Linphone.$A$2:.$E$9000];MATCH([.E20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50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8" table:formula="of:=INDEX([Linphone.$A$2:.$E$9000];MATCH([.E208];[Linphone.$D$2:.$D$9000]);5)" office:value-type="string" office:string-value="(LinphoneCore *lc, int bw)">
            <text:p>(LinphoneCore *lc, int bw)</text:p>
          </table:table-cell>
          <table:table-cell table:style-name="ce18" table:formula="of:=INDEX([Linphone.$A$2:.$E$9000];MATCH([.E20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8" table:formula="of:=INDEX([Linphone.$A$2:.$E$9000];MATCH([.E209];[Linphone.$D$2:.$D$9000]);5)" office:value-type="string" office:string-value="(LinphoneCore *lc, int ptime)">
            <text:p>(LinphoneCore *lc, int ptime)</text:p>
          </table:table-cell>
          <table:table-cell table:style-name="ce18" table:formula="of:=INDEX([Linphone.$A$2:.$E$9000];MATCH([.E20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50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8" table:formula="of:=INDEX([Linphone.$A$2:.$E$9000];MATCH([.E210];[Linphone.$D$2:.$D$9000]);5)" office:value-type="string" office:string-value="(LinphoneCore *lc, bool_t use_info)">
            <text:p>(LinphoneCore *lc, bool_t use_info)</text:p>
          </table:table-cell>
          <table:table-cell table:style-name="ce18" table:formula="of:=INDEX([Linphone.$A$2:.$E$9000];MATCH([.E2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50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8" table:formula="of:=INDEX([Linphone.$A$2:.$E$9000];MATCH([.E211];[Linphone.$D$2:.$D$9000]);5)" office:value-type="string" office:string-value="(LinphoneCore *lc,bool_t use_rfc2833)">
            <text:p>(LinphoneCore *lc,bool_t use_rfc2833)</text:p>
          </table:table-cell>
          <table:table-cell table:style-name="ce18" table:formula="of:=INDEX([Linphone.$A$2:.$E$9000];MATCH([.E2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50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8" table:formula="of:=INDEX([Linphone.$A$2:.$E$9000];MATCH([.E212];[Linphone.$D$2:.$D$9000]);5)" office:value-type="string" office:string-value="(const char *ua_name, const char *version)">
            <text:p>(const char *ua_name, const char *version)</text:p>
          </table:table-cell>
          <table:table-cell table:style-name="ce18" table:formula="of:=INDEX([Linphone.$A$2:.$E$9000];MATCH([.E21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50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8" table:formula="of:=INDEX([Linphone.$A$2:.$E$9000];MATCH([.E213];[Linphone.$D$2:.$D$9000]);5)" office:value-type="string" office:string-value="(LinphoneCore *lc, void *userdata)">
            <text:p>(LinphoneCore *lc, void *userdata)</text:p>
          </table:table-cell>
          <table:table-cell table:style-name="ce18" table:formula="of:=INDEX([Linphone.$A$2:.$E$9000];MATCH([.E2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8" table:formula="of:=INDEX([Linphone.$A$2:.$E$9000];MATCH([.E214];[Linphone.$D$2:.$D$9000]);5)" office:value-type="string" office:string-value="(LinphoneCore *lc, MSList *codecs)">
            <text:p>(LinphoneCore *lc, MSList *codecs)</text:p>
          </table:table-cell>
          <table:table-cell table:style-name="ce18" table:formula="of:=INDEX([Linphone.$A$2:.$E$9000];MATCH([.E21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50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8" table:formula="of:=INDEX([Linphone.$A$2:.$E$9000];MATCH([.E215];[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8" table:formula="of:=INDEX([Linphone.$A$2:.$E$9000];MATCH([.E2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8" table:formula="of:=INDEX([Linphone.$A$2:.$E$9000];MATCH([.E216];[Linphone.$D$2:.$D$9000]);5)" office:value-type="string" office:string-value="(LinphoneCore *lc, int port)">
            <text:p>(LinphoneCore *lc, int port)</text:p>
          </table:table-cell>
          <table:table-cell table:style-name="ce18" table:formula="of:=INDEX([Linphone.$A$2:.$E$9000];MATCH([.E2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50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8" table:formula="of:=INDEX([Linphone.$A$2:.$E$9000];MATCH([.E217];[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8" table:formula="of:=INDEX([Linphone.$A$2:.$E$9000];MATCH([.E2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50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8" table:formula="of:=INDEX([Linphone.$A$2:.$E$9000];MATCH([.E218];[Linphone.$D$2:.$D$9000]);5)" office:value-type="string" office:string-value="(LinphoneCore *lc, const char* file)">
            <text:p>(LinphoneCore *lc, const char* file)</text:p>
          </table:table-cell>
          <table:table-cell table:style-name="ce18" table:formula="of:=INDEX([Linphone.$A$2:.$E$9000];MATCH([.E2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50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8" table:formula="of:=INDEX([Linphone.$A$2:.$E$9000];MATCH([.E219];[Linphone.$D$2:.$D$9000]);5)" office:value-type="string" office:string-value="(LinphoneCore *lc, bool_t show)">
            <text:p>(LinphoneCore *lc, bool_t show)</text:p>
          </table:table-cell>
          <table:table-cell table:style-name="ce18" table:formula="of:=INDEX([Linphone.$A$2:.$E$9000];MATCH([.E2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0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8" table:formula="of:=INDEX([Linphone.$A$2:.$E$9000];MATCH([.E220];[Linphone.$D$2:.$D$9000]);5)" office:value-type="string" office:string-value="(LinphoneCore *lc, const char *device)">
            <text:p>(LinphoneCore *lc, const char *device)</text:p>
          </table:table-cell>
          <table:table-cell table:style-name="ce18" table:formula="of:=INDEX([Linphone.$A$2:.$E$9000];MATCH([.E22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0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8" table:formula="of:=INDEX([Linphone.$A$2:.$E$9000];MATCH([.E221];[Linphone.$D$2:.$D$9000]);5)" office:value-type="string" office:string-value="(LinphoneCore *lc, const char *device)">
            <text:p>(LinphoneCore *lc, const char *device)</text:p>
          </table:table-cell>
          <table:table-cell table:style-name="ce18" table:formula="of:=INDEX([Linphone.$A$2:.$E$9000];MATCH([.E22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50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8" table:formula="of:=INDEX([Linphone.$A$2:.$E$9000];MATCH([.E222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22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0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8" table:formula="of:=INDEX([Linphone.$A$2:.$E$9000];MATCH([.E22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2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8" table:formula="of:=INDEX([Linphone.$A$2:.$E$9000];MATCH([.E224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2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0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8" table:formula="of:=INDEX([Linphone.$A$2:.$E$9000];MATCH([.E225];[Linphone.$D$2:.$D$9000]);5)" office:value-type="string" office:string-value="(LinphoneCore *lc, LinphoneCall *call)">
            <text:p>(LinphoneCore *lc, LinphoneCall *call)</text:p>
          </table:table-cell>
          <table:table-cell table:style-name="ce18" table:formula="of:=INDEX([Linphone.$A$2:.$E$9000];MATCH([.E2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8" table:formula="of:=INDEX([Linphone.$A$2:.$E$9000];MATCH([.E226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2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8" table:formula="of:=INDEX([Linphone.$A$2:.$E$9000];MATCH([.E227];[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8" table:formula="of:=INDEX([Linphone.$A$2:.$E$9000];MATCH([.E2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8" table:formula="of:=INDEX([Linphone.$A$2:.$E$9000];MATCH([.E228];[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8" table:formula="of:=INDEX([Linphone.$A$2:.$E$9000];MATCH([.E2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50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8" table:formula="of:=INDEX([Linphone.$A$2:.$E$9000];MATCH([.E229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8" table:formula="of:=INDEX([Linphone.$A$2:.$E$9000];MATCH([.E2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8" table:formula="of:=INDEX([Linphone.$A$2:.$E$9000];MATCH([.E230];[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Linphone.$A$2:.$E$9000];MATCH([.E2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8" table:formula="of:=INDEX([Linphone.$A$2:.$E$9000];MATCH([.E231];[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Linphone.$A$2:.$E$9000];MATCH([.E2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50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8" table:formula="of:=INDEX([Linphone.$A$2:.$E$9000];MATCH([.E232];[Linphone.$D$2:.$D$9000]);5)" office:value-type="string" office:string-value="(LinphoneCore *lc, bool_t yesno)">
            <text:p>(LinphoneCore *lc, bool_t yesno)</text:p>
          </table:table-cell>
          <table:table-cell table:style-name="ce18" table:formula="of:=INDEX([Linphone.$A$2:.$E$9000];MATCH([.E2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0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8" table:formula="of:=INDEX([Linphone.$A$2:.$E$9000];MATCH([.E233];[Linphone.$D$2:.$D$9000]);5)" office:value-type="string" office:string-value="(LinphoneCore *lc)">
            <text:p>(LinphoneCore *lc)</text:p>
          </table:table-cell>
          <table:table-cell table:style-name="ce18" table:formula="of:=INDEX([Linphone.$A$2:.$E$9000];MATCH([.E2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50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9" office:value-type="string">
            <text:p>NOT A WRAPPER</text:p>
          </table:table-cell>
          <table:table-cell table:number-columns-repeated="1017"/>
        </table:table-row>
        <table:table-row table:style-name="ro3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50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9" office:value-type="string">
            <text:p>NOT A WRAPPER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2" office:value-type="string">
            <text:p>END</text:p>
          </table:table-cell>
          <table:table-cell table:number-columns-repeated="1020"/>
        </table:table-row>
        <table:table-row table:style-name="ro5" table:number-rows-repeated="10483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xyConfig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4" table:default-cell-style-name="ce7"/>
        <table:table-column table:style-name="co31" table:default-cell-style-name="Default"/>
        <table:table-column table:style-name="co52" table:default-cell-style-name="Default"/>
        <table:table-column table:style-name="co43" table:default-cell-style-name="Default"/>
        <table:table-column table:style-name="co17" table:number-columns-repeated="1017" table:default-cell-style-name="Default"/>
        <table:table-row table:style-name="ro8">
          <table:table-cell table:style-name="ce13"/>
          <table:table-cell table:style-name="ce20" office:value-type="string">
            <text:p>JS</text:p>
          </table:table-cell>
          <table:table-cell table:style-name="ce13"/>
          <table:table-cell table:style-name="ce23" office:value-type="string">
            <text:p>IMPLEMENTED</text:p>
          </table:table-cell>
          <table:table-cell table:style-name="ce4"/>
          <table:table-cell table:style-name="ce20" office:value-type="string">
            <text:p>CORE API</text:p>
          </table:table-cell>
          <table:table-cell table:style-name="ce13"/>
          <table:table-cell table:style-name="ce35" table:number-columns-repeated="1017"/>
        </table:table-row>
        <table:table-row table:style-name="ro3">
          <table:table-cell table:style-name="ce4" table:number-columns-repeated="3"/>
          <table:table-cell table:style-name="ce24" table:formula="of:=COUNTIF([.$D$2:.$D$9003];&quot;No&quot;)" office:value-type="float" office:value="19">
            <text:p>19</text:p>
          </table:table-cell>
          <table:table-cell table:style-name="ce4" table:number-columns-repeated="3"/>
          <table:table-cell table:number-columns-repeated="1017"/>
        </table:table-row>
        <table:table-row table:style-name="ro3">
          <table:table-cell table:style-name="ce4" table:number-columns-repeated="3"/>
          <table:table-cell table:style-name="ce25" table:formula="of:=COUNTIF([.$D$2:.$D$9003];&quot;Yes&quot;)" office:value-type="float" office:value="11">
            <text:p>11</text:p>
          </table:table-cell>
          <table:table-cell table:style-name="ce4" table:number-columns-repeated="3"/>
          <table:table-cell table:number-columns-repeated="1017"/>
        </table:table-row>
        <table:table-row table:style-name="ro7">
          <table:table-cell table:style-name="ce14" office:value-type="string">
            <text:p>Properties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Function</text:p>
          </table:table-cell>
          <table:table-cell table:style-name="ce15" office:value-type="string">
            <text:p>Property name</text:p>
          </table:table-cell>
          <table:table-cell table:style-name="ce15" office:value-type="string">
            <text:p>Type</text:p>
          </table:table-cell>
          <table:table-cell table:style-name="ce26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style-name="ce7" table:number-columns-repeated="3"/>
          <table:table-cell table:style-name="ce61"/>
          <table:table-cell table:style-name="ce7" table:number-columns-repeated="1020"/>
        </table:table-row>
        <table:table-row table:style-name="ro3">
          <table:table-cell table:style-name="ce7" table:number-columns-repeated="3"/>
          <table:table-cell/>
          <table:table-cell table:style-name="ce7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14" office:value-type="string">
            <text:p>Functions</text:p>
          </table:table-cell>
          <table:table-cell table:style-name="ce14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0"/>
          <table:table-cell table:style-name="ce15" office:value-type="string">
            <text:p>Name</text:p>
          </table:table-cell>
          <table:table-cell table:style-name="ce15" office:value-type="string">
            <text:p>Arguments</text:p>
          </table:table-cell>
          <table:table-cell table:style-name="ce15" office:value-type="string">
            <text:p>Return type</text:p>
          </table:table-cell>
          <table:table-cell table:style-name="ce36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8" table:formula="of:=INDEX([Linphone.$A$2:.$E$9000];MATCH([.E16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3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8" table:formula="of:=INDEX([Linphone.$A$2:.$E$9000];MATCH([.E17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style-name="ce18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3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8" table:formula="of:=INDEX([Linphone.$A$2:.$E$9000];MATCH([.E18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63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8" table:formula="of:=INDEX([Linphone.$A$2:.$E$9000];MATCH([.E19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63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8" table:formula="of:=INDEX([Linphone.$A$2:.$E$9000];MATCH([.E20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63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8" table:formula="of:=INDEX([Linphone.$A$2:.$E$9000];MATCH([.E21];[Linphone.$D$2:.$D$9000]);5)" office:value-type="string" office:string-value="(LinphoneProxyConfig *obj, int expires)">
            <text:p>(LinphoneProxyConfig *obj, int expires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63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8" table:formula="of:=INDEX([Linphone.$A$2:.$E$9000];MATCH([.E22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style-name="ce18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63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8" table:formula="of:=INDEX([Linphone.$A$2:.$E$9000];MATCH([.E2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3];[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3">
          <table:table-cell table:style-name="ce18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63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8" table:formula="of:=INDEX([Linphone.$A$2:.$E$9000];MATCH([.E24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style-name="ce18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63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8" table:formula="of:=INDEX([Linphone.$A$2:.$E$9000];MATCH([.E25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style-name="ce18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63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8" table:formula="of:=INDEX([Linphone.$A$2:.$E$9000];MATCH([.E26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style-name="ce18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63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8" table:formula="of:=INDEX([Linphone.$A$2:.$E$9000];MATCH([.E27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7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3">
          <table:table-cell table:style-name="ce18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63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8" table:formula="of:=INDEX([Linphone.$A$2:.$E$9000];MATCH([.E2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style-name="ce18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63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8" table:formula="of:=INDEX([Linphone.$A$2:.$E$9000];MATCH([.E29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style-name="ce18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63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8" table:formula="of:=INDEX([Linphone.$A$2:.$E$9000];MATCH([.E3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3">
          <table:table-cell table:style-name="ce18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63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8" table:formula="of:=INDEX([Linphone.$A$2:.$E$9000];MATCH([.E31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1];[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3">
          <table:table-cell table:style-name="ce18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63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8" table:formula="of:=INDEX([Linphone.$A$2:.$E$9000];MATCH([.E32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2];[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3">
          <table:table-cell table:style-name="ce18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63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8" table:formula="of:=INDEX([Linphone.$A$2:.$E$9000];MATCH([.E3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3];[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3">
          <table:table-cell table:style-name="ce18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63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8" table:formula="of:=INDEX([Linphone.$A$2:.$E$9000];MATCH([.E34];[Linphone.$D$2:.$D$9000]);5)" office:value-type="string" office:string-value="(LinphoneProxyConfig *cr)">
            <text:p>(LinphoneProxyConfig *cr)</text:p>
          </table:table-cell>
          <table:table-cell table:formula="of:=INDEX([Linphone.$A$2:.$E$9000];MATCH([.E3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3">
          <table:table-cell table:style-name="ce18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63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8" table:formula="of:=INDEX([Linphone.$A$2:.$E$9000];MATCH([.E3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number-columns-repeated="3" table:style-name="ce19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8" table:formula="of:=INDEX([Linphone.$A$2:.$E$9000];MATCH([.E36];[Linphone.$D$2:.$D$9000]);5)" office:value-type="string" office:string-value="(void)">
            <text:p>(void)</text:p>
          </table:table-cell>
          <table:table-cell table:formula="of:=INDEX([Linphone.$A$2:.$E$9000];MATCH([.E36];[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3">
          <table:table-cell table:style-name="ce18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63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8" table:formula="of:=INDEX([Linphone.$A$2:.$E$9000];MATCH([.E37];[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Linphone.$A$2:.$E$9000];MATCH([.E3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style-name="ce18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63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8" table:formula="of:=INDEX([Linphone.$A$2:.$E$9000];MATCH([.E3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style-name="ce18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63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8" table:formula="of:=INDEX([Linphone.$A$2:.$E$9000];MATCH([.E39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63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8" table:formula="of:=INDEX([Linphone.$A$2:.$E$9000];MATCH([.E4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4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3">
          <table:table-cell table:style-name="ce18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63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8" table:formula="of:=INDEX([Linphone.$A$2:.$E$9000];MATCH([.E41];[Linphone.$D$2:.$D$9000]);5)" office:value-type="string" office:string-value="(LinphoneProxyConfig *cfg, bool_t val)">
            <text:p>(LinphoneProxyConfig *cfg, bool_t val)</text:p>
          </table:table-cell>
          <table:table-cell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63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8" table:formula="of:=INDEX([Linphone.$A$2:.$E$9000];MATCH([.E42];[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Linphone.$A$2:.$E$9000];MATCH([.E4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63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8" table:formula="of:=INDEX([Linphone.$A$2:.$E$9000];MATCH([.E43];[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style-name="ce18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63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8" table:formula="of:=INDEX([Linphone.$A$2:.$E$9000];MATCH([.E44];[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style-name="ce18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63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8" table:formula="of:=INDEX([Linphone.$A$2:.$E$9000];MATCH([.E45];[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Linphone.$A$2:.$E$9000];MATCH([.E4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3">
          <table:table-cell table:style-name="ce18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63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8" table:formula="of:=INDEX([Linphone.$A$2:.$E$9000];MATCH([.E46];[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Linphone.$A$2:.$E$9000];MATCH([.E4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style-name="ce18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63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8" table:formula="of:=INDEX([Linphone.$A$2:.$E$9000];MATCH([.E47];[Linphone.$D$2:.$D$9000]);5)" office:value-type="string" office:string-value="(LinphoneProxyConfig *cr, void * ud)">
            <text:p>(LinphoneProxyConfig *cr, void * ud)</text:p>
          </table:table-cell>
          <table:table-cell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2" office:value-type="string">
            <text:p>END</text:p>
          </table:table-cell>
          <table:table-cell/>
          <table:table-cell table:style-name="ce18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phone" table:style-name="ta1">
        <table:table-column table:style-name="co33" table:default-cell-style-name="ce65"/>
        <table:table-column table:style-name="co17" table:default-cell-style-name="ce65"/>
        <table:table-column table:style-name="co34" table:default-cell-style-name="ce65"/>
        <table:table-column table:style-name="co35" table:default-cell-style-name="ce65"/>
        <table:table-column table:style-name="co36" table:default-cell-style-name="ce65"/>
        <table:table-column table:style-name="co34" table:default-cell-style-name="ce65"/>
        <table:table-column table:style-name="co17" table:number-columns-repeated="1017" table:default-cell-style-name="ce65"/>
        <table:table-row table:style-name="ro10">
          <table:table-cell table:style-name="ce64" office:value-type="string">
            <text:p>File</text:p>
          </table:table-cell>
          <table:table-cell table:style-name="ce64" office:value-type="string">
            <text:p>Line</text:p>
          </table:table-cell>
          <table:table-cell table:style-name="ce64" office:value-type="string">
            <text:p>Return type</text:p>
          </table:table-cell>
          <table:table-cell table:style-name="ce64" office:value-type="string">
            <text:p>Function</text:p>
          </table:table-cell>
          <table:table-cell table:style-name="ce64" office:value-type="string">
            <text:p>Parameters</text:p>
          </table:table-cell>
          <table:table-cell table:style-name="ce64" table:number-columns-repeated="1018"/>
        </table:table-row>
        <table:table-row table:style-name="ro5">
          <table:table-cell table:formula="of:=['RAW Linphone'.B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66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66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66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66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66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66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66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66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8"/>
        </table:table-row>
        <table:table-row table:style-name="ro5">
          <table:table-cell table:formula="of:=['RAW Linphone'.B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66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66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8"/>
        </table:table-row>
        <table:table-row table:style-name="ro5">
          <table:table-cell table:formula="of:=['RAW Linphone'.B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66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66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8"/>
        </table:table-row>
        <table:table-row table:style-name="ro5">
          <table:table-cell table:formula="of:=['RAW Linphone'.B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66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66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8"/>
        </table:table-row>
        <table:table-row table:style-name="ro5">
          <table:table-cell table:formula="of:=['RAW Linphone'.B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66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66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8"/>
        </table:table-row>
        <table:table-row table:style-name="ro5">
          <table:table-cell table:formula="of:=['RAW Linphone'.B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66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66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8"/>
        </table:table-row>
        <table:table-row table:style-name="ro5">
          <table:table-cell table:formula="of:=['RAW Linphone'.B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66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66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8"/>
        </table:table-row>
        <table:table-row table:style-name="ro5">
          <table:table-cell table:formula="of:=['RAW Linphone'.B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66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66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66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66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66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66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8"/>
        </table:table-row>
        <table:table-row table:style-name="ro5">
          <table:table-cell table:formula="of:=['RAW Linphone'.B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66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66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66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66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66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66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8"/>
        </table:table-row>
        <table:table-row table:style-name="ro5">
          <table:table-cell table:formula="of:=['RAW Linphone'.B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66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66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8"/>
        </table:table-row>
        <table:table-row table:style-name="ro5">
          <table:table-cell table:formula="of:=['RAW Linphone'.B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66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66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8"/>
        </table:table-row>
        <table:table-row table:style-name="ro5">
          <table:table-cell table:formula="of:=['RAW Linphone'.B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66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66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8"/>
        </table:table-row>
        <table:table-row table:style-name="ro5">
          <table:table-cell table:formula="of:=['RAW Linphone'.B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66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66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66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66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66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66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66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66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66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66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8"/>
        </table:table-row>
        <table:table-row table:style-name="ro5">
          <table:table-cell table:formula="of:=['RAW Linphone'.B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66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66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8"/>
        </table:table-row>
        <table:table-row table:style-name="ro5">
          <table:table-cell table:formula="of:=['RAW Linphone'.B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66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66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8"/>
        </table:table-row>
        <table:table-row table:style-name="ro5">
          <table:table-cell table:formula="of:=['RAW Linphone'.B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66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66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8"/>
        </table:table-row>
        <table:table-row table:style-name="ro5">
          <table:table-cell table:formula="of:=['RAW Linphone'.B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66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66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8"/>
        </table:table-row>
        <table:table-row table:style-name="ro5">
          <table:table-cell table:formula="of:=['RAW Linphone'.B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66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66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8"/>
        </table:table-row>
        <table:table-row table:style-name="ro5">
          <table:table-cell table:formula="of:=['RAW Linphone'.B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66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66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8"/>
        </table:table-row>
        <table:table-row table:style-name="ro5">
          <table:table-cell table:formula="of:=['RAW Linphone'.B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66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66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8"/>
        </table:table-row>
        <table:table-row table:style-name="ro5">
          <table:table-cell table:formula="of:=['RAW Linphone'.B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66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66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8"/>
        </table:table-row>
        <table:table-row table:style-name="ro5">
          <table:table-cell table:formula="of:=['RAW Linphone'.B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66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66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66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66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66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66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8"/>
        </table:table-row>
        <table:table-row table:style-name="ro5">
          <table:table-cell table:formula="of:=['RAW Linphone'.B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66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66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8"/>
        </table:table-row>
        <table:table-row table:style-name="ro5">
          <table:table-cell table:formula="of:=['RAW Linphone'.B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66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66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8"/>
        </table:table-row>
        <table:table-row table:style-name="ro5">
          <table:table-cell table:formula="of:=['RAW Linphone'.B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66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66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8"/>
        </table:table-row>
        <table:table-row table:style-name="ro5">
          <table:table-cell table:formula="of:=['RAW Linphone'.B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66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66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8"/>
        </table:table-row>
        <table:table-row table:style-name="ro5">
          <table:table-cell table:formula="of:=['RAW Linphone'.B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66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66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8"/>
        </table:table-row>
        <table:table-row table:style-name="ro5">
          <table:table-cell table:formula="of:=['RAW Linphone'.B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66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66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66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66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8"/>
        </table:table-row>
        <table:table-row table:style-name="ro5">
          <table:table-cell table:formula="of:=['RAW Linphone'.B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66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66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8"/>
        </table:table-row>
        <table:table-row table:style-name="ro5">
          <table:table-cell table:formula="of:=['RAW Linphone'.B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66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66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66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66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8"/>
        </table:table-row>
        <table:table-row table:style-name="ro5">
          <table:table-cell table:formula="of:=['RAW Linphone'.B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66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66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5">
          <table:table-cell table:formula="of:=['RAW Linphone'.B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66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66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8"/>
        </table:table-row>
        <table:table-row table:style-name="ro5">
          <table:table-cell table:formula="of:=['RAW Linphone'.B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66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66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66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66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66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66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66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66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66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66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66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66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66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66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66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66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66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66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66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66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66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66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66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66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66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66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66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66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66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66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66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66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66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66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66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66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66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66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66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66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66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66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66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66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66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66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66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66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8"/>
        </table:table-row>
        <table:table-row table:style-name="ro5">
          <table:table-cell table:formula="of:=['RAW Linphone'.B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66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66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66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66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66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66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66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66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8"/>
        </table:table-row>
        <table:table-row table:style-name="ro5">
          <table:table-cell table:formula="of:=['RAW Linphone'.B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66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66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8"/>
        </table:table-row>
        <table:table-row table:style-name="ro5">
          <table:table-cell table:formula="of:=['RAW Linphone'.B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66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66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8"/>
        </table:table-row>
        <table:table-row table:style-name="ro5">
          <table:table-cell table:formula="of:=['RAW Linphone'.B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66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66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8"/>
        </table:table-row>
        <table:table-row table:style-name="ro5">
          <table:table-cell table:formula="of:=['RAW Linphone'.B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66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66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66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66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8"/>
        </table:table-row>
        <table:table-row table:style-name="ro5">
          <table:table-cell table:formula="of:=['RAW Linphone'.B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66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66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66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66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5">
          <table:table-cell table:formula="of:=['RAW Linphone'.B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66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66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8"/>
        </table:table-row>
        <table:table-row table:style-name="ro5">
          <table:table-cell table:formula="of:=['RAW Linphone'.B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66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66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66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66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66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66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66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66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66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66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8"/>
        </table:table-row>
        <table:table-row table:style-name="ro5">
          <table:table-cell table:formula="of:=['RAW Linphone'.B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66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66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8"/>
        </table:table-row>
        <table:table-row table:style-name="ro5">
          <table:table-cell table:formula="of:=['RAW Linphone'.B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66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66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8"/>
        </table:table-row>
        <table:table-row table:style-name="ro5">
          <table:table-cell table:formula="of:=['RAW Linphone'.B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66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66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66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66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1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66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66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8"/>
        </table:table-row>
        <table:table-row table:style-name="ro5">
          <table:table-cell table:formula="of:=['RAW Linphone'.B1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66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66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8"/>
        </table:table-row>
        <table:table-row table:style-name="ro5">
          <table:table-cell table:formula="of:=['RAW Linphone'.B1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66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66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8"/>
        </table:table-row>
        <table:table-row table:style-name="ro5">
          <table:table-cell table:formula="of:=['RAW Linphone'.B1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66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66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8"/>
        </table:table-row>
        <table:table-row table:style-name="ro5">
          <table:table-cell table:formula="of:=['RAW Linphone'.B1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66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66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8"/>
        </table:table-row>
        <table:table-row table:style-name="ro5">
          <table:table-cell table:formula="of:=['RAW Linphone'.B1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66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66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8"/>
        </table:table-row>
        <table:table-row table:style-name="ro5">
          <table:table-cell table:formula="of:=['RAW Linphone'.B1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66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66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8"/>
        </table:table-row>
        <table:table-row table:style-name="ro5">
          <table:table-cell table:formula="of:=['RAW Linphone'.B1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66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66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66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66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66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66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8"/>
        </table:table-row>
        <table:table-row table:style-name="ro5">
          <table:table-cell table:formula="of:=['RAW Linphone'.B1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66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66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8"/>
        </table:table-row>
        <table:table-row table:style-name="ro5">
          <table:table-cell table:formula="of:=['RAW Linphone'.B1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66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66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8"/>
        </table:table-row>
        <table:table-row table:style-name="ro5">
          <table:table-cell table:formula="of:=['RAW Linphone'.B1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66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66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8"/>
        </table:table-row>
        <table:table-row table:style-name="ro5">
          <table:table-cell table:formula="of:=['RAW Linphone'.B1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66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66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66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66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1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66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66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1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66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66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66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66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66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66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5">
          <table:table-cell table:formula="of:=['RAW Linphone'.B1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66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66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1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66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66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66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66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66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66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5">
          <table:table-cell table:formula="of:=['RAW Linphone'.B1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66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66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66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66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66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66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66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66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8"/>
        </table:table-row>
        <table:table-row table:style-name="ro5">
          <table:table-cell table:formula="of:=['RAW Linphone'.B1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66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66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66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66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1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66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66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66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66" table:formula="of:=SUBSTITUTE(['RAW Linphone'.E130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1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66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66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66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66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66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66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8"/>
        </table:table-row>
        <table:table-row table:style-name="ro5">
          <table:table-cell table:formula="of:=['RAW Linphone'.B1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66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66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66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66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66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66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66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66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66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66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8"/>
        </table:table-row>
        <table:table-row table:style-name="ro5">
          <table:table-cell table:formula="of:=['RAW Linphone'.B1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66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66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8"/>
        </table:table-row>
        <table:table-row table:style-name="ro5">
          <table:table-cell table:formula="of:=['RAW Linphone'.B1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66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66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8"/>
        </table:table-row>
        <table:table-row table:style-name="ro5">
          <table:table-cell table:formula="of:=['RAW Linphone'.B1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66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66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8"/>
        </table:table-row>
        <table:table-row table:style-name="ro5">
          <table:table-cell table:formula="of:=['RAW Linphone'.B1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66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66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66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66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8"/>
        </table:table-row>
        <table:table-row table:style-name="ro5">
          <table:table-cell table:formula="of:=['RAW Linphone'.B1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66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66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1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66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66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66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66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8"/>
        </table:table-row>
        <table:table-row table:style-name="ro5">
          <table:table-cell table:formula="of:=['RAW Linphone'.B1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66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66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8"/>
        </table:table-row>
        <table:table-row table:style-name="ro5">
          <table:table-cell table:formula="of:=['RAW Linphone'.B1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66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66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8"/>
        </table:table-row>
        <table:table-row table:style-name="ro5">
          <table:table-cell table:formula="of:=['RAW Linphone'.B1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66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66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66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66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66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66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66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66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66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66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8"/>
        </table:table-row>
        <table:table-row table:style-name="ro5">
          <table:table-cell table:formula="of:=['RAW Linphone'.B1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66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66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66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66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66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66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66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66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66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66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66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66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66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66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66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66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66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66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8"/>
        </table:table-row>
        <table:table-row table:style-name="ro5">
          <table:table-cell table:formula="of:=['RAW Linphone'.B1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66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66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8"/>
        </table:table-row>
        <table:table-row table:style-name="ro5">
          <table:table-cell table:formula="of:=['RAW Linphone'.B1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66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66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8"/>
        </table:table-row>
        <table:table-row table:style-name="ro5">
          <table:table-cell table:formula="of:=['RAW Linphone'.B1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66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66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8"/>
        </table:table-row>
        <table:table-row table:style-name="ro5">
          <table:table-cell table:formula="of:=['RAW Linphone'.B1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66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66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66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66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66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66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66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66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66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66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66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66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66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66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66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66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66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66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66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66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66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66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66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66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66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66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66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66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66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66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66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66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8"/>
        </table:table-row>
        <table:table-row table:style-name="ro5">
          <table:table-cell table:formula="of:=['RAW Linphone'.B1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66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66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5">
          <table:table-cell table:formula="of:=['RAW Linphone'.B1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66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66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66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66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66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66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66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66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66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66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66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66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66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66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66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66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66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66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66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66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66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66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66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66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66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66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66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66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66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66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1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66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66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1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66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66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66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66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66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66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8"/>
        </table:table-row>
        <table:table-row table:style-name="ro5">
          <table:table-cell table:formula="of:=['RAW Linphone'.B2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66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66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66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66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66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66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66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66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66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66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66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66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66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66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66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66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66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66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66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66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66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66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66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66" table:formula="of:=SUBSTITUTE(['RAW Linphone'.E213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2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66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66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66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66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66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66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66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66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66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66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66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66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66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66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8"/>
        </table:table-row>
        <table:table-row table:style-name="ro5">
          <table:table-cell table:formula="of:=['RAW Linphone'.B2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66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66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8"/>
        </table:table-row>
        <table:table-row table:style-name="ro5">
          <table:table-cell table:formula="of:=['RAW Linphone'.B2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66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66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5">
          <table:table-cell table:formula="of:=['RAW Linphone'.B2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66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66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8"/>
        </table:table-row>
        <table:table-row table:style-name="ro5">
          <table:table-cell table:formula="of:=['RAW Linphone'.B2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66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66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8"/>
        </table:table-row>
        <table:table-row table:style-name="ro5">
          <table:table-cell table:formula="of:=['RAW Linphone'.B2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66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66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2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66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66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2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66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66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66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66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66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66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66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66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66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66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66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66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66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66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66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66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66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66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66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66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66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66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8"/>
        </table:table-row>
        <table:table-row table:style-name="ro5">
          <table:table-cell table:formula="of:=['RAW Linphone'.B2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66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66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8"/>
        </table:table-row>
        <table:table-row table:style-name="ro5">
          <table:table-cell table:formula="of:=['RAW Linphone'.B2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66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66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5">
          <table:table-cell table:formula="of:=['RAW Linphone'.B2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66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66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66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66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66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66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8"/>
        </table:table-row>
        <table:table-row table:style-name="ro5">
          <table:table-cell table:formula="of:=['RAW Linphone'.B2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66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66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8"/>
        </table:table-row>
        <table:table-row table:style-name="ro5">
          <table:table-cell table:formula="of:=['RAW Linphone'.B2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66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66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8"/>
        </table:table-row>
        <table:table-row table:style-name="ro5">
          <table:table-cell table:formula="of:=['RAW Linphone'.B2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66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66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8"/>
        </table:table-row>
        <table:table-row table:style-name="ro5">
          <table:table-cell table:formula="of:=['RAW Linphone'.B2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66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66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8"/>
        </table:table-row>
        <table:table-row table:style-name="ro5">
          <table:table-cell table:formula="of:=['RAW Linphone'.B2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66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66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66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66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2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66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66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8"/>
        </table:table-row>
        <table:table-row table:style-name="ro5">
          <table:table-cell table:formula="of:=['RAW Linphone'.B2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66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66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66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66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2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66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66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2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66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66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2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66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66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8"/>
        </table:table-row>
        <table:table-row table:style-name="ro5">
          <table:table-cell table:formula="of:=['RAW Linphone'.B2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66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66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5">
          <table:table-cell table:formula="of:=['RAW Linphone'.B2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66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66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8"/>
        </table:table-row>
        <table:table-row table:style-name="ro5">
          <table:table-cell table:formula="of:=['RAW Linphone'.B2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66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66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66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66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66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66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8"/>
        </table:table-row>
        <table:table-row table:style-name="ro5">
          <table:table-cell table:formula="of:=['RAW Linphone'.B2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66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66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8"/>
        </table:table-row>
        <table:table-row table:style-name="ro5">
          <table:table-cell table:formula="of:=['RAW Linphone'.B2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66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66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8"/>
        </table:table-row>
        <table:table-row table:style-name="ro5">
          <table:table-cell table:formula="of:=['RAW Linphone'.B2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66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66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5">
          <table:table-cell table:formula="of:=['RAW Linphone'.B2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66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66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5">
          <table:table-cell table:formula="of:=['RAW Linphone'.B2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66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66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8"/>
        </table:table-row>
        <table:table-row table:style-name="ro5">
          <table:table-cell table:formula="of:=['RAW Linphone'.B2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66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66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2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66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66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8"/>
        </table:table-row>
        <table:table-row table:style-name="ro5">
          <table:table-cell table:formula="of:=['RAW Linphone'.B2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66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66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8"/>
        </table:table-row>
        <table:table-row table:style-name="ro5">
          <table:table-cell table:formula="of:=['RAW Linphone'.B2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66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66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8"/>
        </table:table-row>
        <table:table-row table:style-name="ro5">
          <table:table-cell table:formula="of:=['RAW Linphone'.B2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66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66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8"/>
        </table:table-row>
        <table:table-row table:style-name="ro5">
          <table:table-cell table:formula="of:=['RAW Linphone'.B2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66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66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8"/>
        </table:table-row>
        <table:table-row table:style-name="ro5">
          <table:table-cell table:formula="of:=['RAW Linphone'.B2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66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66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5">
          <table:table-cell table:formula="of:=['RAW Linphone'.B2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66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66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5">
          <table:table-cell table:formula="of:=['RAW Linphone'.B2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66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66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8"/>
        </table:table-row>
        <table:table-row table:style-name="ro5">
          <table:table-cell table:formula="of:=['RAW Linphone'.B2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66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66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8"/>
        </table:table-row>
        <table:table-row table:style-name="ro5">
          <table:table-cell table:formula="of:=['RAW Linphone'.B2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66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66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66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66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5">
          <table:table-cell table:formula="of:=['RAW Linphone'.B2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66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66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66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66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66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66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8"/>
        </table:table-row>
        <table:table-row table:style-name="ro5">
          <table:table-cell table:formula="of:=['RAW Linphone'.B2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66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66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8"/>
        </table:table-row>
        <table:table-row table:style-name="ro5">
          <table:table-cell table:formula="of:=['RAW Linphone'.B2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66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66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8"/>
        </table:table-row>
        <table:table-row table:style-name="ro5">
          <table:table-cell table:formula="of:=['RAW Linphone'.B2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66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66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8"/>
        </table:table-row>
        <table:table-row table:style-name="ro5">
          <table:table-cell table:formula="of:=['RAW Linphone'.B2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66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66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66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66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8"/>
        </table:table-row>
        <table:table-row table:style-name="ro5">
          <table:table-cell table:formula="of:=['RAW Linphone'.B2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66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66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8"/>
        </table:table-row>
        <table:table-row table:style-name="ro5">
          <table:table-cell table:formula="of:=['RAW Linphone'.B2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66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66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8"/>
        </table:table-row>
        <table:table-row table:style-name="ro5">
          <table:table-cell table:formula="of:=['RAW Linphone'.B2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66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66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66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66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8"/>
        </table:table-row>
        <table:table-row table:style-name="ro5">
          <table:table-cell table:formula="of:=['RAW Linphone'.B2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66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66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66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66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8"/>
        </table:table-row>
        <table:table-row table:style-name="ro5">
          <table:table-cell table:formula="of:=['RAW Linphone'.B2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66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66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66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66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8"/>
        </table:table-row>
        <table:table-row table:style-name="ro5">
          <table:table-cell table:formula="of:=['RAW Linphone'.B2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66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66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8"/>
        </table:table-row>
        <table:table-row table:style-name="ro5">
          <table:table-cell table:formula="of:=['RAW Linphone'.B2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66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66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2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66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66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8"/>
        </table:table-row>
        <table:table-row table:style-name="ro5">
          <table:table-cell table:formula="of:=['RAW Linphone'.B2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66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66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8"/>
        </table:table-row>
        <table:table-row table:style-name="ro5">
          <table:table-cell table:formula="of:=['RAW Linphone'.B2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66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66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8"/>
        </table:table-row>
        <table:table-row table:style-name="ro5">
          <table:table-cell table:formula="of:=['RAW Linphone'.B2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66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66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8"/>
        </table:table-row>
        <table:table-row table:style-name="ro5">
          <table:table-cell table:formula="of:=['RAW Linphone'.B2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66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66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8"/>
        </table:table-row>
        <table:table-row table:style-name="ro5">
          <table:table-cell table:formula="of:=['RAW Linphone'.B3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66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66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8"/>
        </table:table-row>
        <table:table-row table:style-name="ro5">
          <table:table-cell table:formula="of:=['RAW Linphone'.B3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66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66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8"/>
        </table:table-row>
        <table:table-row table:style-name="ro5">
          <table:table-cell table:formula="of:=['RAW Linphone'.B3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66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66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8"/>
        </table:table-row>
        <table:table-row table:style-name="ro5">
          <table:table-cell table:formula="of:=['RAW Linphone'.B3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66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66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8"/>
        </table:table-row>
        <table:table-row table:style-name="ro5">
          <table:table-cell table:formula="of:=['RAW Linphone'.B3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66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66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8"/>
        </table:table-row>
        <table:table-row table:style-name="ro5">
          <table:table-cell table:formula="of:=['RAW Linphone'.B3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66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66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8"/>
        </table:table-row>
        <table:table-row table:style-name="ro5">
          <table:table-cell table:formula="of:=['RAW Linphone'.B3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66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66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8"/>
        </table:table-row>
        <table:table-row table:style-name="ro5">
          <table:table-cell table:formula="of:=['RAW Linphone'.B3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66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66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8"/>
        </table:table-row>
        <table:table-row table:style-name="ro5">
          <table:table-cell table:formula="of:=['RAW Linphone'.B3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66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66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8"/>
        </table:table-row>
        <table:table-row table:style-name="ro5">
          <table:table-cell table:formula="of:=['RAW Linphone'.B3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66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66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8"/>
        </table:table-row>
        <table:table-row table:style-name="ro5">
          <table:table-cell table:formula="of:=['RAW Linphone'.B3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66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66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8"/>
        </table:table-row>
        <table:table-row table:style-name="ro5">
          <table:table-cell table:formula="of:=['RAW Linphone'.B3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66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66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8"/>
        </table:table-row>
        <table:table-row table:style-name="ro5">
          <table:table-cell table:formula="of:=['RAW Linphone'.B3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66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66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8"/>
        </table:table-row>
        <table:table-row table:style-name="ro5">
          <table:table-cell table:formula="of:=['RAW Linphone'.B3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66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66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5">
          <table:table-cell table:formula="of:=['RAW Linphone'.B3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66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66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8"/>
        </table:table-row>
        <table:table-row table:style-name="ro5">
          <table:table-cell table:formula="of:=['RAW Linphone'.B3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66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66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66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66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66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66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66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66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8"/>
        </table:table-row>
        <table:table-row table:style-name="ro5">
          <table:table-cell table:formula="of:=['RAW Linphone'.B3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66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66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66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66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8"/>
        </table:table-row>
        <table:table-row table:style-name="ro5">
          <table:table-cell table:formula="of:=['RAW Linphone'.B3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66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66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8"/>
        </table:table-row>
        <table:table-row table:style-name="ro5">
          <table:table-cell table:formula="of:=['RAW Linphone'.B3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66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66" table:formula="of:=SUBSTITUTE(['RAW Linphone'.E322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3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66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66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8"/>
        </table:table-row>
        <table:table-row table:style-name="ro5">
          <table:table-cell table:formula="of:=['RAW Linphone'.B3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66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66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66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66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66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66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8"/>
        </table:table-row>
        <table:table-row table:style-name="ro5">
          <table:table-cell table:formula="of:=['RAW Linphone'.B3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66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66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66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66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8"/>
        </table:table-row>
        <table:table-row table:style-name="ro5">
          <table:table-cell table:formula="of:=['RAW Linphone'.B3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66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66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8"/>
        </table:table-row>
        <table:table-row table:style-name="ro5">
          <table:table-cell table:formula="of:=['RAW Linphone'.B3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66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66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8"/>
        </table:table-row>
        <table:table-row table:style-name="ro5">
          <table:table-cell table:formula="of:=['RAW Linphone'.B3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66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66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66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66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66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66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66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66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5">
          <table:table-cell table:formula="of:=['RAW Linphone'.B3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66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66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8"/>
        </table:table-row>
        <table:table-row table:style-name="ro5">
          <table:table-cell table:formula="of:=['RAW Linphone'.B3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66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66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8"/>
        </table:table-row>
        <table:table-row table:style-name="ro5">
          <table:table-cell table:formula="of:=['RAW Linphone'.B3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66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66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66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66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66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66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66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66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66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66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66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66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8"/>
        </table:table-row>
        <table:table-row table:style-name="ro5">
          <table:table-cell table:formula="of:=['RAW Linphone'.B3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66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66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66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66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66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66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66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66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66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66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8"/>
        </table:table-row>
        <table:table-row table:style-name="ro5">
          <table:table-cell table:formula="of:=['RAW Linphone'.B3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66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66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66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66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8"/>
        </table:table-row>
        <table:table-row table:style-name="ro5">
          <table:table-cell table:formula="of:=['RAW Linphone'.B3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66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66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66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66" table:formula="of:=SUBSTITUTE(['RAW Linphone'.E351];&quot;signature:&quot;;&quot;&quot;)" office:value-type="string" office:string-value="(void)">
            <text:p>(void)</text:p>
          </table:table-cell>
          <table:table-cell table:number-columns-repeated="1018"/>
        </table:table-row>
        <table:table-row table:style-name="ro5">
          <table:table-cell table:formula="of:=['RAW Linphone'.B3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66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66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8"/>
        </table:table-row>
        <table:table-row table:style-name="ro5">
          <table:table-cell table:formula="of:=['RAW Linphone'.B3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66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66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66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66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8"/>
        </table:table-row>
        <table:table-row table:style-name="ro5">
          <table:table-cell table:formula="of:=['RAW Linphone'.B3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66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66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8"/>
        </table:table-row>
        <table:table-row table:style-name="ro5">
          <table:table-cell table:formula="of:=['RAW Linphone'.B3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66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66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8"/>
        </table:table-row>
        <table:table-row table:style-name="ro5">
          <table:table-cell table:formula="of:=['RAW Linphone'.B3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66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66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8"/>
        </table:table-row>
        <table:table-row table:style-name="ro5">
          <table:table-cell table:formula="of:=['RAW Linphone'.B3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66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66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8"/>
        </table:table-row>
        <table:table-row table:style-name="ro5">
          <table:table-cell table:formula="of:=['RAW Linphone'.B3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66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66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8"/>
        </table:table-row>
        <table:table-row table:style-name="ro5">
          <table:table-cell table:formula="of:=['RAW Linphone'.B3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66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66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8"/>
        </table:table-row>
        <table:table-row table:style-name="ro5">
          <table:table-cell table:formula="of:=['RAW Linphone'.B3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66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66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8"/>
        </table:table-row>
        <table:table-row table:style-name="ro5">
          <table:table-cell table:formula="of:=['RAW Linphone'.B3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66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66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8"/>
        </table:table-row>
        <table:table-row table:style-name="ro5">
          <table:table-cell table:formula="of:=['RAW Linphone'.B3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66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66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8"/>
        </table:table-row>
        <table:table-row table:style-name="ro5">
          <table:table-cell table:formula="of:=['RAW Linphone'.B3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66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66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8"/>
        </table:table-row>
        <table:table-row table:style-name="ro5" table:number-rows-repeated="5">
          <table:table-cell table:number-columns-repeated="2"/>
          <table:table-cell table:style-name="ce66"/>
          <table:table-cell/>
          <table:table-cell table:style-name="ce66"/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7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8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39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0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1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2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1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2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3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4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5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6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7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8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39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40];&quot;signature:&quot;;&quot;&quot;)">
            <text:p/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6"/>
          <table:table-cell/>
          <table:table-cell table:style-name="ce66" table:formula="of:=SUBSTITUTE(['RAW Linphone'.E441];&quot;signature:&quot;;&quot;&quot;)">
            <text:p/>
          </table:table-cell>
          <table:table-cell table:number-columns-repeated="1018"/>
        </table:table-row>
        <table:table-row table:style-name="ro5" table:number-rows-repeated="1048140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AW Linphon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3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3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3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3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3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3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3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3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3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3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3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3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3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3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3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ddAuthInfo(const AuthInfoAPIPtr &amp;authInfo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3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3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3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atic AuthInfoAPIPtr get(LinphoneAuthInfo *authInfo);$/;"</text:p>
          </table:table-cell>
          <table:table-cell office:value-type="string">
            <text:p>line:5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3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3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79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3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3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3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3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3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3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3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3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3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3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3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3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3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3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3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3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3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init_proxy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init_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AuthInfoAPIPtr</text:p>
          </table:table-cell>
        </table:table-row>
        <table:table-row table:style-name="ro3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3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AuthInfoAPIPtr newAuthInfo(const std::string &amp;username, const std::string &amp;userid,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3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3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3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3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3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3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3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3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3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</text:p>
          </table:table-cell>
          <table:table-cell office:value-type="string">
            <text:p>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3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3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3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3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3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3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3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58"/>
        <table:table-column table:style-name="co4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4" table:default-cell-style-name="ce58"/>
        <table:table-column table:style-name="co17" table:number-columns-repeated="1018" table:default-cell-style-name="ce58"/>
        <table:table-row table:style-name="ro7">
          <table:table-cell table:style-name="ce57" office:value-type="string">
            <text:p>File</text:p>
          </table:table-cell>
          <table:table-cell table:style-name="ce57" office:value-type="string">
            <text:p>Line</text:p>
          </table:table-cell>
          <table:table-cell table:style-name="ce57" office:value-type="string">
            <text:p>Return type</text:p>
          </table:table-cell>
          <table:table-cell table:style-name="ce57" office:value-type="string">
            <text:p>Function</text:p>
          </table:table-cell>
          <table:table-cell table:style-name="ce57" office:value-type="string">
            <text:p>Parameters</text:p>
          </table:table-cell>
          <table:table-cell table:style-name="ce57" table:number-columns-repeated="1019"/>
        </table:table-row>
        <table:table-row table:style-name="ro3">
          <table:table-cell table:formula="of:=['RAW Impl'.B8]" office:value-type="string" office:string-value="authinfoapi.h">
            <text:p>authinfoapi.h</text:p>
          </table:table-cell>
          <table:table-cell table:formula="of:=SUBSTITUTE(['RAW Impl'.D8];&quot;line:&quot;;&quot;&quot;)" office:value-type="string" office:string-value="AuthInfoAPI(LinphoneAuthInfo *authInfo);$/;&quot;">
            <text:p>AuthInfoAPI(LinphoneAuthInfo *authInfo);$/;"</text:p>
          </table:table-cell>
          <table:table-cell table:style-name="ce59" table:formula="of:=SUBSTITUTE(['RAW Impl'.F8];&quot;returntype:&quot;;&quot;&quot;)" office:value-type="string" office:string-value="class:AuthInfoAPI">
            <text:p>class:AuthInfoAPI</text:p>
          </table:table-cell>
          <table:table-cell table:formula="of:=['RAW Impl'.A8]" office:value-type="string" office:string-value="AuthInfoAPI">
            <text:p>AuthInfoAPI</text:p>
          </table:table-cell>
          <table:table-cell table:style-name="ce59" table:formula="of:=SUBSTITUTE(['RAW Impl'.E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9]" office:value-type="string" office:string-value="authinfoapi.h">
            <text:p>authinfoapi.h</text:p>
          </table:table-cell>
          <table:table-cell table:formula="of:=SUBSTITUTE(['RAW Impl'.D9];&quot;line:&quot;;&quot;&quot;)" office:value-type="string" office:string-value="AuthInfoAPI(const std::string &amp;username, const std::string &amp;userid,$/;&quot;">
            <text:p>AuthInfoAPI(const std::string &amp;username, const std::string &amp;userid,$/;"</text:p>
          </table:table-cell>
          <table:table-cell table:style-name="ce59" table:formula="of:=SUBSTITUTE(['RAW Impl'.F9];&quot;returntype:&quot;;&quot;&quot;)" office:value-type="string" office:string-value="class:AuthInfoAPI">
            <text:p>class:AuthInfoAPI</text:p>
          </table:table-cell>
          <table:table-cell table:formula="of:=['RAW Impl'.A9]" office:value-type="string" office:string-value="AuthInfoAPI">
            <text:p>AuthInfoAPI</text:p>
          </table:table-cell>
          <table:table-cell table:style-name="ce59" table:formula="of:=SUBSTITUTE(['RAW Impl'.E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0]" office:value-type="string" office:string-value="callapi.h">
            <text:p>callapi.h</text:p>
          </table:table-cell>
          <table:table-cell table:formula="of:=SUBSTITUTE(['RAW Impl'.D10];&quot;line:&quot;;&quot;&quot;)" office:value-type="string" office:string-value="CallAPI(LinphoneCall *call);$/;&quot;">
            <text:p>CallAPI(LinphoneCall *call);$/;"</text:p>
          </table:table-cell>
          <table:table-cell table:style-name="ce59" table:formula="of:=SUBSTITUTE(['RAW Impl'.F10];&quot;returntype:&quot;;&quot;&quot;)" office:value-type="string" office:string-value="class:CallAPI">
            <text:p>class:CallAPI</text:p>
          </table:table-cell>
          <table:table-cell table:formula="of:=['RAW Impl'.A10]" office:value-type="string" office:string-value="CallAPI">
            <text:p>CallAPI</text:p>
          </table:table-cell>
          <table:table-cell table:style-name="ce59" table:formula="of:=SUBSTITUTE(['RAW Impl'.E10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3">
          <table:table-cell table:formula="of:=['RAW Impl'.B11]" office:value-type="string" office:string-value="coreapi.h">
            <text:p>coreapi.h</text:p>
          </table:table-cell>
          <table:table-cell table:formula="of:=SUBSTITUTE(['RAW Impl'.D11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59" table:formula="of:=SUBSTITUTE(['RAW Impl'.F11];&quot;returntype:&quot;;&quot;&quot;)" office:value-type="string" office:string-value="class:CoreAPI">
            <text:p>class:CoreAPI</text:p>
          </table:table-cell>
          <table:table-cell table:formula="of:=['RAW Impl'.A11]" office:value-type="string" office:string-value="CoreAPI">
            <text:p>CoreAPI</text:p>
          </table:table-cell>
          <table:table-cell table:style-name="ce59" table:formula="of:=SUBSTITUTE(['RAW Impl'.E11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3">
          <table:table-cell table:formula="of:=['RAW Impl'.B12]" office:value-type="string" office:string-value="coreapi.h">
            <text:p>coreapi.h</text:p>
          </table:table-cell>
          <table:table-cell table:formula="of:=SUBSTITUTE(['RAW Impl'.D12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59" table:formula="of:=SUBSTITUTE(['RAW Impl'.F12];&quot;returntype:&quot;;&quot;&quot;)" office:value-type="string" office:string-value="class:CoreAPI">
            <text:p>class:CoreAPI</text:p>
          </table:table-cell>
          <table:table-cell table:formula="of:=['RAW Impl'.A12]" office:value-type="string" office:string-value="DECLARE_SYNC_N_ASYNC">
            <text:p>DECLARE_SYNC_N_ASYNC</text:p>
          </table:table-cell>
          <table:table-cell table:style-name="ce59" table:formula="of:=SUBSTITUTE(['RAW Impl'.E12];&quot;signature:&quot;;&quot;&quot;)" office:value-type="string" office:string-value="line:103">
            <text:p>line:103</text:p>
          </table:table-cell>
          <table:table-cell table:number-columns-repeated="1019"/>
        </table:table-row>
        <table:table-row table:style-name="ro3">
          <table:table-cell table:formula="of:=['RAW Impl'.B13]" office:value-type="string" office:string-value="coreapi.h">
            <text:p>coreapi.h</text:p>
          </table:table-cell>
          <table:table-cell table:formula="of:=SUBSTITUTE(['RAW Impl'.D13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59" table:formula="of:=SUBSTITUTE(['RAW Impl'.F13];&quot;returntype:&quot;;&quot;&quot;)" office:value-type="string" office:string-value="class:CoreAPI">
            <text:p>class:CoreAPI</text:p>
          </table:table-cell>
          <table:table-cell table:formula="of:=['RAW Impl'.A13]" office:value-type="string" office:string-value="FB_JSAPI_EVENT">
            <text:p>FB_JSAPI_EVENT</text:p>
          </table:table-cell>
          <table:table-cell table:style-name="ce59" table:formula="of:=SUBSTITUTE(['RAW Impl'.E13];&quot;signature:&quot;;&quot;&quot;)" office:value-type="string" office:string-value="line:170">
            <text:p>line:170</text:p>
          </table:table-cell>
          <table:table-cell table:number-columns-repeated="1019"/>
        </table:table-row>
        <table:table-row table:style-name="ro3">
          <table:table-cell table:formula="of:=['RAW Impl'.B14]" office:value-type="string" office:string-value="coreapi.h">
            <text:p>coreapi.h</text:p>
          </table:table-cell>
          <table:table-cell table:formula="of:=SUBSTITUTE(['RAW Impl'.D14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59" table:formula="of:=SUBSTITUTE(['RAW Impl'.F14];&quot;returntype:&quot;;&quot;&quot;)" office:value-type="string" office:string-value="class:CoreAPI">
            <text:p>class:CoreAPI</text:p>
          </table:table-cell>
          <table:table-cell table:formula="of:=['RAW Impl'.A14]" office:value-type="string" office:string-value="FB_JSAPI_EVENT">
            <text:p>FB_JSAPI_EVENT</text:p>
          </table:table-cell>
          <table:table-cell table:style-name="ce59" table:formula="of:=SUBSTITUTE(['RAW Impl'.E14];&quot;signature:&quot;;&quot;&quot;)" office:value-type="string" office:string-value="line:168">
            <text:p>line:168</text:p>
          </table:table-cell>
          <table:table-cell table:number-columns-repeated="1019"/>
        </table:table-row>
        <table:table-row table:style-name="ro3">
          <table:table-cell table:formula="of:=['RAW Impl'.B15]" office:value-type="string" office:string-value="coreapi.h">
            <text:p>coreapi.h</text:p>
          </table:table-cell>
          <table:table-cell table:formula="of:=SUBSTITUTE(['RAW Impl'.D15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59" table:formula="of:=SUBSTITUTE(['RAW Impl'.F15];&quot;returntype:&quot;;&quot;&quot;)" office:value-type="string" office:string-value="class:CoreAPI">
            <text:p>class:CoreAPI</text:p>
          </table:table-cell>
          <table:table-cell table:formula="of:=['RAW Impl'.A15]" office:value-type="string" office:string-value="FB_JSAPI_EVENT">
            <text:p>FB_JSAPI_EVENT</text:p>
          </table:table-cell>
          <table:table-cell table:style-name="ce59" table:formula="of:=SUBSTITUTE(['RAW Impl'.E15];&quot;signature:&quot;;&quot;&quot;)" office:value-type="string" office:string-value="line:173">
            <text:p>line:173</text:p>
          </table:table-cell>
          <table:table-cell table:number-columns-repeated="1019"/>
        </table:table-row>
        <table:table-row table:style-name="ro3">
          <table:table-cell table:formula="of:=['RAW Impl'.B16]" office:value-type="string" office:string-value="coreapi.h">
            <text:p>coreapi.h</text:p>
          </table:table-cell>
          <table:table-cell table:formula="of:=SUBSTITUTE(['RAW Impl'.D16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59" table:formula="of:=SUBSTITUTE(['RAW Impl'.F16];&quot;returntype:&quot;;&quot;&quot;)" office:value-type="string" office:string-value="class:CoreAPI">
            <text:p>class:CoreAPI</text:p>
          </table:table-cell>
          <table:table-cell table:formula="of:=['RAW Impl'.A16]" office:value-type="string" office:string-value="FB_JSAPI_EVENT">
            <text:p>FB_JSAPI_EVENT</text:p>
          </table:table-cell>
          <table:table-cell table:style-name="ce59" table:formula="of:=SUBSTITUTE(['RAW Impl'.E16];&quot;signature:&quot;;&quot;&quot;)" office:value-type="string" office:string-value="line:172">
            <text:p>line:172</text:p>
          </table:table-cell>
          <table:table-cell table:number-columns-repeated="1019"/>
        </table:table-row>
        <table:table-row table:style-name="ro3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59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FB_JSAPI_EVENT">
            <text:p>FB_JSAPI_EVENT</text:p>
          </table:table-cell>
          <table:table-cell table:style-name="ce59" table:formula="of:=SUBSTITUTE(['RAW Impl'.E17];&quot;signature:&quot;;&quot;&quot;)" office:value-type="string" office:string-value="line:175">
            <text:p>line:175</text:p>
          </table:table-cell>
          <table:table-cell table:number-columns-repeated="1019"/>
        </table:table-row>
        <table:table-row table:style-name="ro3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59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FB_JSAPI_EVENT">
            <text:p>FB_JSAPI_EVENT</text:p>
          </table:table-cell>
          <table:table-cell table:style-name="ce59" table:formula="of:=SUBSTITUTE(['RAW Impl'.E18];&quot;signature:&quot;;&quot;&quot;)" office:value-type="string" office:string-value="line:174">
            <text:p>line:174</text:p>
          </table:table-cell>
          <table:table-cell table:number-columns-repeated="1019"/>
        </table:table-row>
        <table:table-row table:style-name="ro3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59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59" table:formula="of:=SUBSTITUTE(['RAW Impl'.E19];&quot;signature:&quot;;&quot;&quot;)" office:value-type="string" office:string-value="line:167">
            <text:p>line:167</text:p>
          </table:table-cell>
          <table:table-cell table:number-columns-repeated="1019"/>
        </table:table-row>
        <table:table-row table:style-name="ro3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59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59" table:formula="of:=SUBSTITUTE(['RAW Impl'.E20];&quot;signature:&quot;;&quot;&quot;)" office:value-type="string" office:string-value="line:171">
            <text:p>line:171</text:p>
          </table:table-cell>
          <table:table-cell table:number-columns-repeated="1019"/>
        </table:table-row>
        <table:table-row table:style-name="ro3">
          <table:table-cell table:formula="of:=['RAW Impl'.B21]" office:value-type="string" office:string-value="coreapi.h">
            <text:p>coreapi.h</text:p>
          </table:table-cell>
          <table:table-cell table:formula="of:=SUBSTITUTE(['RAW Impl'.D21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59" table:formula="of:=SUBSTITUTE(['RAW Impl'.F21];&quot;returntype:&quot;;&quot;&quot;)" office:value-type="string" office:string-value="class:CoreAPI">
            <text:p>class:CoreAPI</text:p>
          </table:table-cell>
          <table:table-cell table:formula="of:=['RAW Impl'.A21]" office:value-type="string" office:string-value="FB_JSAPI_EVENT">
            <text:p>FB_JSAPI_EVENT</text:p>
          </table:table-cell>
          <table:table-cell table:style-name="ce59" table:formula="of:=SUBSTITUTE(['RAW Impl'.E21];&quot;signature:&quot;;&quot;&quot;)" office:value-type="string" office:string-value="line:169">
            <text:p>line:169</text:p>
          </table:table-cell>
          <table:table-cell table:number-columns-repeated="1019"/>
        </table:table-row>
        <table:table-row table:style-name="ro3">
          <table:table-cell table:formula="of:=['RAW Impl'.B22]" office:value-type="string" office:string-value="coreapi.h">
            <text:p>coreapi.h</text:p>
          </table:table-cell>
          <table:table-cell table:formula="of:=SUBSTITUTE(['RAW Impl'.D22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59" table:formula="of:=SUBSTITUTE(['RAW Impl'.F22];&quot;returntype:&quot;;&quot;&quot;)" office:value-type="string" office:string-value="class:CoreAPI">
            <text:p>class:CoreAPI</text:p>
          </table:table-cell>
          <table:table-cell table:formula="of:=['RAW Impl'.A22]" office:value-type="string" office:string-value="FB_JSAPI_EVENT">
            <text:p>FB_JSAPI_EVENT</text:p>
          </table:table-cell>
          <table:table-cell table:style-name="ce59" table:formula="of:=SUBSTITUTE(['RAW Impl'.E22];&quot;signature:&quot;;&quot;&quot;)" office:value-type="string" office:string-value="line:176">
            <text:p>line:176</text:p>
          </table:table-cell>
          <table:table-cell table:number-columns-repeated="1019"/>
        </table:table-row>
        <table:table-row table:style-name="ro3">
          <table:table-cell table:formula="of:=['RAW Impl'.B23]" office:value-type="string" office:string-value="payloadtypeapi.h">
            <text:p>payloadtypeapi.h</text:p>
          </table:table-cell>
          <table:table-cell table:formula="of:=SUBSTITUTE(['RAW Impl'.D23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59" table:formula="of:=SUBSTITUTE(['RAW Impl'.F23];&quot;returntype:&quot;;&quot;&quot;)" office:value-type="string" office:string-value="class:PayloadTypeAPI">
            <text:p>class:PayloadTypeAPI</text:p>
          </table:table-cell>
          <table:table-cell table:formula="of:=['RAW Impl'.A23]" office:value-type="string" office:string-value="PayloadTypeAPI">
            <text:p>PayloadTypeAPI</text:p>
          </table:table-cell>
          <table:table-cell table:style-name="ce59" table:formula="of:=SUBSTITUTE(['RAW Impl'.E23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24]" office:value-type="string" office:string-value="proxyconfigapi.h">
            <text:p>proxyconfigapi.h</text:p>
          </table:table-cell>
          <table:table-cell table:formula="of:=SUBSTITUTE(['RAW Impl'.D24];&quot;line:&quot;;&quot;&quot;)" office:value-type="string" office:string-value="ProxyConfigAPI();$/;&quot;">
            <text:p>ProxyConfigAPI();$/;"</text:p>
          </table:table-cell>
          <table:table-cell table:style-name="ce59" table:formula="of:=SUBSTITUTE(['RAW Impl'.F24];&quot;returntype:&quot;;&quot;&quot;)" office:value-type="string" office:string-value="class:ProxyConfigAPI">
            <text:p>class:ProxyConfigAPI</text:p>
          </table:table-cell>
          <table:table-cell table:formula="of:=['RAW Impl'.A24]" office:value-type="string" office:string-value="ProxyConfigAPI">
            <text:p>ProxyConfigAPI</text:p>
          </table:table-cell>
          <table:table-cell table:style-name="ce59" table:formula="of:=SUBSTITUTE(['RAW Impl'.E2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25]" office:value-type="string" office:string-value="proxyconfigapi.h">
            <text:p>proxyconfigapi.h</text:p>
          </table:table-cell>
          <table:table-cell table:formula="of:=SUBSTITUTE(['RAW Impl'.D25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59" table:formula="of:=SUBSTITUTE(['RAW Impl'.F25];&quot;returntype:&quot;;&quot;&quot;)" office:value-type="string" office:string-value="class:ProxyConfigAPI">
            <text:p>class:ProxyConfigAPI</text:p>
          </table:table-cell>
          <table:table-cell table:formula="of:=['RAW Impl'.A25]" office:value-type="string" office:string-value="ProxyConfigAPI">
            <text:p>ProxyConfigAPI</text:p>
          </table:table-cell>
          <table:table-cell table:style-name="ce59" table:formula="of:=SUBSTITUTE(['RAW Impl'.E25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3">
          <table:table-cell table:formula="of:=['RAW Impl'.B26]" office:value-type="string" office:string-value="coreplugin.h">
            <text:p>coreplugin.h</text:p>
          </table:table-cell>
          <table:table-cell table:formula="of:=SUBSTITUTE(['RAW Impl'.D26];&quot;line:&quot;;&quot;&quot;)" office:value-type="string" office:string-value="static void StaticDeinitialize();$/;&quot;">
            <text:p>static void StaticDeinitialize();$/;"</text:p>
          </table:table-cell>
          <table:table-cell table:style-name="ce59" table:formula="of:=SUBSTITUTE(['RAW Impl'.F26];&quot;returntype:&quot;;&quot;&quot;)" office:value-type="string" office:string-value="class:linphone">
            <text:p>class:linphone</text:p>
          </table:table-cell>
          <table:table-cell table:formula="of:=['RAW Impl'.A26]" office:value-type="string" office:string-value="StaticDeinitialize">
            <text:p>StaticDeinitialize</text:p>
          </table:table-cell>
          <table:table-cell table:style-name="ce59" table:formula="of:=SUBSTITUTE(['RAW Impl'.E26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3">
          <table:table-cell table:formula="of:=['RAW Impl'.B27]" office:value-type="string" office:string-value="videoplugin.h">
            <text:p>videoplugin.h</text:p>
          </table:table-cell>
          <table:table-cell table:formula="of:=SUBSTITUTE(['RAW Impl'.D27];&quot;line:&quot;;&quot;&quot;)" office:value-type="string" office:string-value="static void StaticDeinitialize();$/;&quot;">
            <text:p>static void StaticDeinitialize();$/;"</text:p>
          </table:table-cell>
          <table:table-cell table:style-name="ce59" table:formula="of:=SUBSTITUTE(['RAW Impl'.F27];&quot;returntype:&quot;;&quot;&quot;)" office:value-type="string" office:string-value="class:video">
            <text:p>class:video</text:p>
          </table:table-cell>
          <table:table-cell table:formula="of:=['RAW Impl'.A27]" office:value-type="string" office:string-value="StaticDeinitialize">
            <text:p>StaticDeinitialize</text:p>
          </table:table-cell>
          <table:table-cell table:style-name="ce59" table:formula="of:=SUBSTITUTE(['RAW Impl'.E27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28]" office:value-type="string" office:string-value="coreplugin.h">
            <text:p>coreplugin.h</text:p>
          </table:table-cell>
          <table:table-cell table:formula="of:=SUBSTITUTE(['RAW Impl'.D28];&quot;line:&quot;;&quot;&quot;)" office:value-type="string" office:string-value="static void StaticInitialize();$/;&quot;">
            <text:p>static void StaticInitialize();$/;"</text:p>
          </table:table-cell>
          <table:table-cell table:style-name="ce59" table:formula="of:=SUBSTITUTE(['RAW Impl'.F28];&quot;returntype:&quot;;&quot;&quot;)" office:value-type="string" office:string-value="class:linphone">
            <text:p>class:linphone</text:p>
          </table:table-cell>
          <table:table-cell table:formula="of:=['RAW Impl'.A28]" office:value-type="string" office:string-value="StaticInitialize">
            <text:p>StaticInitialize</text:p>
          </table:table-cell>
          <table:table-cell table:style-name="ce59" table:formula="of:=SUBSTITUTE(['RAW Impl'.E28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3">
          <table:table-cell table:formula="of:=['RAW Impl'.B29]" office:value-type="string" office:string-value="videoplugin.h">
            <text:p>videoplugin.h</text:p>
          </table:table-cell>
          <table:table-cell table:formula="of:=SUBSTITUTE(['RAW Impl'.D29];&quot;line:&quot;;&quot;&quot;)" office:value-type="string" office:string-value="static void StaticInitialize();$/;&quot;">
            <text:p>static void StaticInitialize();$/;"</text:p>
          </table:table-cell>
          <table:table-cell table:style-name="ce59" table:formula="of:=SUBSTITUTE(['RAW Impl'.F29];&quot;returntype:&quot;;&quot;&quot;)" office:value-type="string" office:string-value="class:video">
            <text:p>class:video</text:p>
          </table:table-cell>
          <table:table-cell table:formula="of:=['RAW Impl'.A29]" office:value-type="string" office:string-value="StaticInitialize">
            <text:p>StaticInitialize</text:p>
          </table:table-cell>
          <table:table-cell table:style-name="ce59" table:formula="of:=SUBSTITUTE(['RAW Impl'.E29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30]" office:value-type="string" office:string-value="videoapi.h">
            <text:p>videoapi.h</text:p>
          </table:table-cell>
          <table:table-cell table:formula="of:=SUBSTITUTE(['RAW Impl'.D30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59" table:formula="of:=SUBSTITUTE(['RAW Impl'.F30];&quot;returntype:&quot;;&quot;&quot;)" office:value-type="string" office:string-value="class:VideoAPI">
            <text:p>class:VideoAPI</text:p>
          </table:table-cell>
          <table:table-cell table:formula="of:=['RAW Impl'.A30]" office:value-type="string" office:string-value="VideoAPI">
            <text:p>VideoAPI</text:p>
          </table:table-cell>
          <table:table-cell table:style-name="ce59" table:formula="of:=SUBSTITUTE(['RAW Impl'.E30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31]" office:value-type="string" office:string-value="coreapi.h">
            <text:p>coreapi.h</text:p>
          </table:table-cell>
          <table:table-cell table:formula="of:=SUBSTITUTE(['RAW Impl'.D31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59" table:formula="of:=SUBSTITUTE(['RAW Impl'.F31];&quot;returntype:&quot;;&quot;&quot;)" office:value-type="string" office:string-value="class:CoreAPI">
            <text:p>class:CoreAPI</text:p>
          </table:table-cell>
          <table:table-cell table:formula="of:=['RAW Impl'.A31]" office:value-type="string" office:string-value="acceptCall">
            <text:p>acceptCall</text:p>
          </table:table-cell>
          <table:table-cell table:style-name="ce59" table:formula="of:=SUBSTITUTE(['RAW Impl'.E31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3">
          <table:table-cell table:formula="of:=['RAW Impl'.B32]" office:value-type="string" office:string-value="coreapi.h">
            <text:p>coreapi.h</text:p>
          </table:table-cell>
          <table:table-cell table:formula="of:=SUBSTITUTE(['RAW Impl'.D32];&quot;line:&quot;;&quot;&quot;)" office:value-type="string" office:string-value="void addAuthInfo(const AuthInfoAPIPtr &amp;authInfo);$/;&quot;">
            <text:p>void addAuthInfo(const AuthInfoAPIPtr &amp;authInfo);$/;"</text:p>
          </table:table-cell>
          <table:table-cell table:style-name="ce59" table:formula="of:=SUBSTITUTE(['RAW Impl'.F32];&quot;returntype:&quot;;&quot;&quot;)" office:value-type="string" office:string-value="class:CoreAPI">
            <text:p>class:CoreAPI</text:p>
          </table:table-cell>
          <table:table-cell table:formula="of:=['RAW Impl'.A32]" office:value-type="string" office:string-value="addAuthInfo">
            <text:p>addAuthInfo</text:p>
          </table:table-cell>
          <table:table-cell table:style-name="ce59" table:formula="of:=SUBSTITUTE(['RAW Impl'.E32];&quot;signature:&quot;;&quot;&quot;)" office:value-type="string" office:string-value="line:159">
            <text:p>line:159</text:p>
          </table:table-cell>
          <table:table-cell table:number-columns-repeated="1019"/>
        </table:table-row>
        <table:table-row table:style-name="ro3">
          <table:table-cell table:formula="of:=['RAW Impl'.B33]" office:value-type="string" office:string-value="coreapi.h">
            <text:p>coreapi.h</text:p>
          </table:table-cell>
          <table:table-cell table:formula="of:=SUBSTITUTE(['RAW Impl'.D33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59" table:formula="of:=SUBSTITUTE(['RAW Impl'.F33];&quot;returntype:&quot;;&quot;&quot;)" office:value-type="string" office:string-value="class:CoreAPI">
            <text:p>class:CoreAPI</text:p>
          </table:table-cell>
          <table:table-cell table:formula="of:=['RAW Impl'.A33]" office:value-type="string" office:string-value="addProxyConfig">
            <text:p>addProxyConfig</text:p>
          </table:table-cell>
          <table:table-cell table:style-name="ce59" table:formula="of:=SUBSTITUTE(['RAW Impl'.E33];&quot;signature:&quot;;&quot;&quot;)" office:value-type="string" office:string-value="line:151">
            <text:p>line:151</text:p>
          </table:table-cell>
          <table:table-cell table:number-columns-repeated="1019"/>
        </table:table-row>
        <table:table-row table:style-name="ro3">
          <table:table-cell table:formula="of:=['RAW Impl'.B34]" office:value-type="string" office:string-value="coreapi.h">
            <text:p>coreapi.h</text:p>
          </table:table-cell>
          <table:table-cell table:formula="of:=SUBSTITUTE(['RAW Impl'.D34];&quot;line:&quot;;&quot;&quot;)" office:value-type="string" office:string-value="void clearProxyConfig();$/;&quot;">
            <text:p>void clearProxyConfig();$/;"</text:p>
          </table:table-cell>
          <table:table-cell table:style-name="ce59" table:formula="of:=SUBSTITUTE(['RAW Impl'.F34];&quot;returntype:&quot;;&quot;&quot;)" office:value-type="string" office:string-value="class:CoreAPI">
            <text:p>class:CoreAPI</text:p>
          </table:table-cell>
          <table:table-cell table:formula="of:=['RAW Impl'.A34]" office:value-type="string" office:string-value="clearProxyConfig">
            <text:p>clearProxyConfig</text:p>
          </table:table-cell>
          <table:table-cell table:style-name="ce59" table:formula="of:=SUBSTITUTE(['RAW Impl'.E34];&quot;signature:&quot;;&quot;&quot;)" office:value-type="string" office:string-value="line:152">
            <text:p>line:152</text:p>
          </table:table-cell>
          <table:table-cell table:number-columns-repeated="1019"/>
        </table:table-row>
        <table:table-row table:style-name="ro3">
          <table:table-cell table:formula="of:=['RAW Impl'.B35]" office:value-type="string" office:string-value="videowindow.h">
            <text:p>videowindow.h</text:p>
          </table:table-cell>
          <table:table-cell table:formula="of:=SUBSTITUTE(['RAW Impl'.D35];&quot;line:&quot;;&quot;&quot;)" office:value-type="string" office:string-value="static VideoWindowPtr create();$/;&quot;">
            <text:p>static VideoWindowPtr create();$/;"</text:p>
          </table:table-cell>
          <table:table-cell table:style-name="ce59" table:formula="of:=SUBSTITUTE(['RAW Impl'.F35];&quot;returntype:&quot;;&quot;&quot;)" office:value-type="string" office:string-value="class:VideoWindow">
            <text:p>class:VideoWindow</text:p>
          </table:table-cell>
          <table:table-cell table:formula="of:=['RAW Impl'.A35]" office:value-type="string" office:string-value="create">
            <text:p>create</text:p>
          </table:table-cell>
          <table:table-cell table:style-name="ce59" table:formula="of:=SUBSTITUTE(['RAW Impl'.E35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3">
          <table:table-cell table:formula="of:=['RAW Impl'.B36]" office:value-type="string" office:string-value="coreplugin.h">
            <text:p>coreplugin.h</text:p>
          </table:table-cell>
          <table:table-cell table:formula="of:=SUBSTITUTE(['RAW Impl'.D36];&quot;line:&quot;;&quot;&quot;)" office:value-type="string" office:string-value="virtual FB::JSAPIPtr createJSAPI();$/;&quot;">
            <text:p>virtual FB::JSAPIPtr createJSAPI();$/;"</text:p>
          </table:table-cell>
          <table:table-cell table:style-name="ce59" table:formula="of:=SUBSTITUTE(['RAW Impl'.F36];&quot;returntype:&quot;;&quot;&quot;)" office:value-type="string" office:string-value="class:linphone">
            <text:p>class:linphone</text:p>
          </table:table-cell>
          <table:table-cell table:formula="of:=['RAW Impl'.A36]" office:value-type="string" office:string-value="createJSAPI">
            <text:p>createJSAPI</text:p>
          </table:table-cell>
          <table:table-cell table:style-name="ce59" table:formula="of:=SUBSTITUTE(['RAW Impl'.E36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3">
          <table:table-cell table:formula="of:=['RAW Impl'.B37]" office:value-type="string" office:string-value="videoplugin.h">
            <text:p>videoplugin.h</text:p>
          </table:table-cell>
          <table:table-cell table:formula="of:=SUBSTITUTE(['RAW Impl'.D37];&quot;line:&quot;;&quot;&quot;)" office:value-type="string" office:string-value="virtual FB::JSAPIPtr createJSAPI();$/;&quot;">
            <text:p>virtual FB::JSAPIPtr createJSAPI();$/;"</text:p>
          </table:table-cell>
          <table:table-cell table:style-name="ce59" table:formula="of:=SUBSTITUTE(['RAW Impl'.F37];&quot;returntype:&quot;;&quot;&quot;)" office:value-type="string" office:string-value="class:video">
            <text:p>class:video</text:p>
          </table:table-cell>
          <table:table-cell table:formula="of:=['RAW Impl'.A37]" office:value-type="string" office:string-value="createJSAPI">
            <text:p>createJSAPI</text:p>
          </table:table-cell>
          <table:table-cell table:style-name="ce59" table:formula="of:=SUBSTITUTE(['RAW Impl'.E37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3">
          <table:table-cell table:formula="of:=['RAW Impl'.B38]" office:value-type="string" office:string-value="proxyconfigapi.h">
            <text:p>proxyconfigapi.h</text:p>
          </table:table-cell>
          <table:table-cell table:formula="of:=SUBSTITUTE(['RAW Impl'.D38];&quot;line:&quot;;&quot;&quot;)" office:value-type="string" office:string-value="int done();$/;&quot;">
            <text:p>int done();$/;"</text:p>
          </table:table-cell>
          <table:table-cell table:style-name="ce59" table:formula="of:=SUBSTITUTE(['RAW Impl'.F38];&quot;returntype:&quot;;&quot;&quot;)" office:value-type="string" office:string-value="class:ProxyConfigAPI">
            <text:p>class:ProxyConfigAPI</text:p>
          </table:table-cell>
          <table:table-cell table:formula="of:=['RAW Impl'.A38]" office:value-type="string" office:string-value="done">
            <text:p>done</text:p>
          </table:table-cell>
          <table:table-cell table:style-name="ce59" table:formula="of:=SUBSTITUTE(['RAW Impl'.E38];&quot;signature:&quot;;&quot;&quot;)" office:value-type="string" office:string-value="line:56">
            <text:p>line:56</text:p>
          </table:table-cell>
          <table:table-cell table:number-columns-repeated="1019"/>
        </table:table-row>
        <table:table-row table:style-name="ro3">
          <table:table-cell table:formula="of:=['RAW Impl'.B39]" office:value-type="string" office:string-value="proxyconfigapi.h">
            <text:p>proxyconfigapi.h</text:p>
          </table:table-cell>
          <table:table-cell table:formula="of:=SUBSTITUTE(['RAW Impl'.D39];&quot;line:&quot;;&quot;&quot;)" office:value-type="string" office:string-value="void edit();$/;&quot;">
            <text:p>void edit();$/;"</text:p>
          </table:table-cell>
          <table:table-cell table:style-name="ce59" table:formula="of:=SUBSTITUTE(['RAW Impl'.F39];&quot;returntype:&quot;;&quot;&quot;)" office:value-type="string" office:string-value="class:ProxyConfigAPI">
            <text:p>class:ProxyConfigAPI</text:p>
          </table:table-cell>
          <table:table-cell table:formula="of:=['RAW Impl'.A39]" office:value-type="string" office:string-value="edit">
            <text:p>edit</text:p>
          </table:table-cell>
          <table:table-cell table:style-name="ce59" table:formula="of:=SUBSTITUTE(['RAW Impl'.E39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3">
          <table:table-cell table:formula="of:=['RAW Impl'.B40]" office:value-type="string" office:string-value="proxyconfigapi.h">
            <text:p>proxyconfigapi.h</text:p>
          </table:table-cell>
          <table:table-cell table:formula="of:=SUBSTITUTE(['RAW Impl'.D40];&quot;line:&quot;;&quot;&quot;)" office:value-type="string" office:string-value="void enableRegister(bool val);$/;&quot;">
            <text:p>void enableRegister(bool val);$/;"</text:p>
          </table:table-cell>
          <table:table-cell table:style-name="ce59" table:formula="of:=SUBSTITUTE(['RAW Impl'.F40];&quot;returntype:&quot;;&quot;&quot;)" office:value-type="string" office:string-value="class:ProxyConfigAPI">
            <text:p>class:ProxyConfigAPI</text:p>
          </table:table-cell>
          <table:table-cell table:formula="of:=['RAW Impl'.A40]" office:value-type="string" office:string-value="enableRegister">
            <text:p>enableRegister</text:p>
          </table:table-cell>
          <table:table-cell table:style-name="ce59" table:formula="of:=SUBSTITUTE(['RAW Impl'.E40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3">
          <table:table-cell table:formula="of:=['RAW Impl'.B41]" office:value-type="string" office:string-value="coreapi.h">
            <text:p>coreapi.h</text:p>
          </table:table-cell>
          <table:table-cell table:formula="of:=SUBSTITUTE(['RAW Impl'.D41];&quot;line:&quot;;&quot;&quot;)" office:value-type="string" office:string-value="void enableVideo(bool enable);$/;&quot;">
            <text:p>void enableVideo(bool enable);$/;"</text:p>
          </table:table-cell>
          <table:table-cell table:style-name="ce59" table:formula="of:=SUBSTITUTE(['RAW Impl'.F41];&quot;returntype:&quot;;&quot;&quot;)" office:value-type="string" office:string-value="class:CoreAPI">
            <text:p>class:CoreAPI</text:p>
          </table:table-cell>
          <table:table-cell table:formula="of:=['RAW Impl'.A41]" office:value-type="string" office:string-value="enableVideo">
            <text:p>enableVideo</text:p>
          </table:table-cell>
          <table:table-cell table:style-name="ce59" table:formula="of:=SUBSTITUTE(['RAW Impl'.E41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3">
          <table:table-cell table:formula="of:=['RAW Impl'.B42]" office:value-type="string" office:string-value="coreapi.h">
            <text:p>coreapi.h</text:p>
          </table:table-cell>
          <table:table-cell table:formula="of:=SUBSTITUTE(['RAW Impl'.D42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59" table:formula="of:=SUBSTITUTE(['RAW Impl'.F42];&quot;returntype:&quot;;&quot;&quot;)" office:value-type="string" office:string-value="class:CoreAPI">
            <text:p>class:CoreAPI</text:p>
          </table:table-cell>
          <table:table-cell table:formula="of:=['RAW Impl'.A42]" office:value-type="string" office:string-value="enableVideoPreview">
            <text:p>enableVideoPreview</text:p>
          </table:table-cell>
          <table:table-cell table:style-name="ce59" table:formula="of:=SUBSTITUTE(['RAW Impl'.E42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3">
          <table:table-cell table:formula="of:=['RAW Impl'.B43]" office:value-type="string" office:string-value="authinfoapi.h">
            <text:p>authinfoapi.h</text:p>
          </table:table-cell>
          <table:table-cell table:formula="of:=SUBSTITUTE(['RAW Impl'.D43];&quot;line:&quot;;&quot;&quot;)" office:value-type="string" office:string-value="static AuthInfoAPIPtr get(LinphoneAuthInfo *authInfo);$/;&quot;">
            <text:p>static AuthInfoAPIPtr get(LinphoneAuthInfo *authInfo);$/;"</text:p>
          </table:table-cell>
          <table:table-cell table:style-name="ce59" table:formula="of:=SUBSTITUTE(['RAW Impl'.F43];&quot;returntype:&quot;;&quot;&quot;)" office:value-type="string" office:string-value="class:AuthInfoAPI">
            <text:p>class:AuthInfoAPI</text:p>
          </table:table-cell>
          <table:table-cell table:formula="of:=['RAW Impl'.A43]" office:value-type="string" office:string-value="get">
            <text:p>get</text:p>
          </table:table-cell>
          <table:table-cell table:style-name="ce59" table:formula="of:=SUBSTITUTE(['RAW Impl'.E43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3">
          <table:table-cell table:formula="of:=['RAW Impl'.B44]" office:value-type="string" office:string-value="callapi.h">
            <text:p>callapi.h</text:p>
          </table:table-cell>
          <table:table-cell table:formula="of:=SUBSTITUTE(['RAW Impl'.D44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59" table:formula="of:=SUBSTITUTE(['RAW Impl'.F44];&quot;returntype:&quot;;&quot;&quot;)" office:value-type="string" office:string-value="class:CallAPI">
            <text:p>class:CallAPI</text:p>
          </table:table-cell>
          <table:table-cell table:formula="of:=['RAW Impl'.A44]" office:value-type="string" office:string-value="get">
            <text:p>get</text:p>
          </table:table-cell>
          <table:table-cell table:style-name="ce59" table:formula="of:=SUBSTITUTE(['RAW Impl'.E44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45]" office:value-type="string" office:string-value="payloadtypeapi.h">
            <text:p>payloadtypeapi.h</text:p>
          </table:table-cell>
          <table:table-cell table:formula="of:=SUBSTITUTE(['RAW Impl'.D45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59" table:formula="of:=SUBSTITUTE(['RAW Impl'.F45];&quot;returntype:&quot;;&quot;&quot;)" office:value-type="string" office:string-value="class:PayloadTypeAPI">
            <text:p>class:PayloadTypeAPI</text:p>
          </table:table-cell>
          <table:table-cell table:formula="of:=['RAW Impl'.A45]" office:value-type="string" office:string-value="get">
            <text:p>get</text:p>
          </table:table-cell>
          <table:table-cell table:style-name="ce59" table:formula="of:=SUBSTITUTE(['RAW Impl'.E45];&quot;signature:&quot;;&quot;&quot;)" office:value-type="string" office:string-value="line:79">
            <text:p>line:79</text:p>
          </table:table-cell>
          <table:table-cell table:number-columns-repeated="1019"/>
        </table:table-row>
        <table:table-row table:style-name="ro3">
          <table:table-cell table:formula="of:=['RAW Impl'.B46]" office:value-type="string" office:string-value="proxyconfigapi.h">
            <text:p>proxyconfigapi.h</text:p>
          </table:table-cell>
          <table:table-cell table:formula="of:=SUBSTITUTE(['RAW Impl'.D46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59" table:formula="of:=SUBSTITUTE(['RAW Impl'.F46];&quot;returntype:&quot;;&quot;&quot;)" office:value-type="string" office:string-value="class:ProxyConfigAPI">
            <text:p>class:ProxyConfigAPI</text:p>
          </table:table-cell>
          <table:table-cell table:formula="of:=['RAW Impl'.A46]" office:value-type="string" office:string-value="get">
            <text:p>get</text:p>
          </table:table-cell>
          <table:table-cell table:style-name="ce59" table:formula="of:=SUBSTITUTE(['RAW Impl'.E4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3">
          <table:table-cell table:formula="of:=['RAW Impl'.B47]" office:value-type="string" office:string-value="coreapi.h">
            <text:p>coreapi.h</text:p>
          </table:table-cell>
          <table:table-cell table:formula="of:=SUBSTITUTE(['RAW Impl'.D47];&quot;line:&quot;;&quot;&quot;)" office:value-type="string" office:string-value="FB::VariantList getAudioCodecs();$/;&quot;">
            <text:p>FB::VariantList getAudioCodecs();$/;"</text:p>
          </table:table-cell>
          <table:table-cell table:style-name="ce59" table:formula="of:=SUBSTITUTE(['RAW Impl'.F47];&quot;returntype:&quot;;&quot;&quot;)" office:value-type="string" office:string-value="class:CoreAPI">
            <text:p>class:CoreAPI</text:p>
          </table:table-cell>
          <table:table-cell table:formula="of:=['RAW Impl'.A47]" office:value-type="string" office:string-value="getAudioCodecs">
            <text:p>getAudioCodecs</text:p>
          </table:table-cell>
          <table:table-cell table:style-name="ce59" table:formula="of:=SUBSTITUTE(['RAW Impl'.E47];&quot;signature:&quot;;&quot;&quot;)" office:value-type="string" office:string-value="line:145">
            <text:p>line:145</text:p>
          </table:table-cell>
          <table:table-cell table:number-columns-repeated="1019"/>
        </table:table-row>
        <table:table-row table:style-name="ro3">
          <table:table-cell table:formula="of:=['RAW Impl'.B48]" office:value-type="string" office:string-value="coreapi.h">
            <text:p>coreapi.h</text:p>
          </table:table-cell>
          <table:table-cell table:formula="of:=SUBSTITUTE(['RAW Impl'.D48];&quot;line:&quot;;&quot;&quot;)" office:value-type="string" office:string-value="std::string getCaptureDevice();$/;&quot;">
            <text:p>std::string getCaptureDevice();$/;"</text:p>
          </table:table-cell>
          <table:table-cell table:style-name="ce59" table:formula="of:=SUBSTITUTE(['RAW Impl'.F48];&quot;returntype:&quot;;&quot;&quot;)" office:value-type="string" office:string-value="class:CoreAPI">
            <text:p>class:CoreAPI</text:p>
          </table:table-cell>
          <table:table-cell table:formula="of:=['RAW Impl'.A48]" office:value-type="string" office:string-value="getCaptureDevice">
            <text:p>getCaptureDevice</text:p>
          </table:table-cell>
          <table:table-cell table:style-name="ce59" table:formula="of:=SUBSTITUTE(['RAW Impl'.E48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3">
          <table:table-cell table:formula="of:=['RAW Impl'.B49]" office:value-type="string" office:string-value="coreapi.h">
            <text:p>coreapi.h</text:p>
          </table:table-cell>
          <table:table-cell table:formula="of:=SUBSTITUTE(['RAW Impl'.D49];&quot;line:&quot;;&quot;&quot;)" office:value-type="string" office:string-value="ProxyConfigAPIPtr getDefaultProxy();$/;&quot;">
            <text:p>ProxyConfigAPIPtr getDefaultProxy();$/;"</text:p>
          </table:table-cell>
          <table:table-cell table:style-name="ce59" table:formula="of:=SUBSTITUTE(['RAW Impl'.F49];&quot;returntype:&quot;;&quot;&quot;)" office:value-type="string" office:string-value="class:CoreAPI">
            <text:p>class:CoreAPI</text:p>
          </table:table-cell>
          <table:table-cell table:formula="of:=['RAW Impl'.A49]" office:value-type="string" office:string-value="getDefaultProxy">
            <text:p>getDefaultProxy</text:p>
          </table:table-cell>
          <table:table-cell table:style-name="ce59" table:formula="of:=SUBSTITUTE(['RAW Impl'.E49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3">
          <table:table-cell table:formula="of:=['RAW Impl'.B50]" office:value-type="string" office:string-value="callapi.h">
            <text:p>callapi.h</text:p>
          </table:table-cell>
          <table:table-cell table:formula="of:=SUBSTITUTE(['RAW Impl'.D50];&quot;line:&quot;;&quot;&quot;)" office:value-type="string" office:string-value="int getDir() const;$/;&quot;">
            <text:p>int getDir() const;$/;"</text:p>
          </table:table-cell>
          <table:table-cell table:style-name="ce59" table:formula="of:=SUBSTITUTE(['RAW Impl'.F50];&quot;returntype:&quot;;&quot;&quot;)" office:value-type="string" office:string-value="class:CallAPI">
            <text:p>class:CallAPI</text:p>
          </table:table-cell>
          <table:table-cell table:formula="of:=['RAW Impl'.A50]" office:value-type="string" office:string-value="getDir">
            <text:p>getDir</text:p>
          </table:table-cell>
          <table:table-cell table:style-name="ce59" table:formula="of:=SUBSTITUTE(['RAW Impl'.E50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51]" office:value-type="string" office:string-value="payloadtypeapi.h">
            <text:p>payloadtypeapi.h</text:p>
          </table:table-cell>
          <table:table-cell table:formula="of:=SUBSTITUTE(['RAW Impl'.D51];&quot;line:&quot;;&quot;&quot;)" office:value-type="string" office:string-value="bool getEnabled() const;$/;&quot;">
            <text:p>bool getEnabled() const;$/;"</text:p>
          </table:table-cell>
          <table:table-cell table:style-name="ce59" table:formula="of:=SUBSTITUTE(['RAW Impl'.F51];&quot;returntype:&quot;;&quot;&quot;)" office:value-type="string" office:string-value="class:PayloadTypeAPI">
            <text:p>class:PayloadTypeAPI</text:p>
          </table:table-cell>
          <table:table-cell table:formula="of:=['RAW Impl'.A51]" office:value-type="string" office:string-value="getEnabled">
            <text:p>getEnabled</text:p>
          </table:table-cell>
          <table:table-cell table:style-name="ce59" table:formula="of:=SUBSTITUTE(['RAW Impl'.E51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3">
          <table:table-cell table:formula="of:=['RAW Impl'.B52]" office:value-type="string" office:string-value="proxyconfigapi.h">
            <text:p>proxyconfigapi.h</text:p>
          </table:table-cell>
          <table:table-cell table:formula="of:=SUBSTITUTE(['RAW Impl'.D52];&quot;line:&quot;;&quot;&quot;)" office:value-type="string" office:string-value="int getExpires() const;$/;&quot;">
            <text:p>int getExpires() const;$/;"</text:p>
          </table:table-cell>
          <table:table-cell table:style-name="ce59" table:formula="of:=SUBSTITUTE(['RAW Impl'.F52];&quot;returntype:&quot;;&quot;&quot;)" office:value-type="string" office:string-value="class:ProxyConfigAPI">
            <text:p>class:ProxyConfigAPI</text:p>
          </table:table-cell>
          <table:table-cell table:formula="of:=['RAW Impl'.A52]" office:value-type="string" office:string-value="getExpires">
            <text:p>getExpires</text:p>
          </table:table-cell>
          <table:table-cell table:style-name="ce59" table:formula="of:=SUBSTITUTE(['RAW Impl'.E52];&quot;signature:&quot;;&quot;&quot;)" office:value-type="string" office:string-value="line:48">
            <text:p>line:48</text:p>
          </table:table-cell>
          <table:table-cell table:number-columns-repeated="1019"/>
        </table:table-row>
        <table:table-row table:style-name="ro3">
          <table:table-cell table:formula="of:=['RAW Impl'.B53]" office:value-type="string" office:string-value="videowindow.h">
            <text:p>videowindow.h</text:p>
          </table:table-cell>
          <table:table-cell table:formula="of:=SUBSTITUTE(['RAW Impl'.D53];&quot;line:&quot;;&quot;&quot;)" office:value-type="string" office:string-value="virtual unsigned long getId() = 0;$/;&quot;">
            <text:p>virtual unsigned long getId() = 0;$/;"</text:p>
          </table:table-cell>
          <table:table-cell table:style-name="ce59" table:formula="of:=SUBSTITUTE(['RAW Impl'.F53];&quot;returntype:&quot;;&quot;&quot;)" office:value-type="string" office:string-value="class:VideoWindow">
            <text:p>class:VideoWindow</text:p>
          </table:table-cell>
          <table:table-cell table:formula="of:=['RAW Impl'.A53]" office:value-type="string" office:string-value="getId">
            <text:p>getId</text:p>
          </table:table-cell>
          <table:table-cell table:style-name="ce59" table:formula="of:=SUBSTITUTE(['RAW Impl'.E53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54]" office:value-type="string" office:string-value="proxyconfigapi.h">
            <text:p>proxyconfigapi.h</text:p>
          </table:table-cell>
          <table:table-cell table:formula="of:=SUBSTITUTE(['RAW Impl'.D54];&quot;line:&quot;;&quot;&quot;)" office:value-type="string" office:string-value="std::string getIdentity() const;$/;&quot;">
            <text:p>std::string getIdentity() const;$/;"</text:p>
          </table:table-cell>
          <table:table-cell table:style-name="ce59" table:formula="of:=SUBSTITUTE(['RAW Impl'.F54];&quot;returntype:&quot;;&quot;&quot;)" office:value-type="string" office:string-value="class:ProxyConfigAPI">
            <text:p>class:ProxyConfigAPI</text:p>
          </table:table-cell>
          <table:table-cell table:formula="of:=['RAW Impl'.A54]" office:value-type="string" office:string-value="getIdentity">
            <text:p>getIdentity</text:p>
          </table:table-cell>
          <table:table-cell table:style-name="ce59" table:formula="of:=SUBSTITUTE(['RAW Impl'.E54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3">
          <table:table-cell table:formula="of:=['RAW Impl'.B55]" office:value-type="string" office:string-value="coreapi.h">
            <text:p>coreapi.h</text:p>
          </table:table-cell>
          <table:table-cell table:formula="of:=SUBSTITUTE(['RAW Impl'.D55];&quot;line:&quot;;&quot;&quot;)" office:value-type="string" office:string-value="const std::string &amp;getMagic();$/;&quot;">
            <text:p>const std::string &amp;getMagic();$/;"</text:p>
          </table:table-cell>
          <table:table-cell table:style-name="ce59" table:formula="of:=SUBSTITUTE(['RAW Impl'.F55];&quot;returntype:&quot;;&quot;&quot;)" office:value-type="string" office:string-value="class:CoreAPI::std">
            <text:p>class:CoreAPI::std</text:p>
          </table:table-cell>
          <table:table-cell table:formula="of:=['RAW Impl'.A55]" office:value-type="string" office:string-value="getMagic">
            <text:p>getMagic</text:p>
          </table:table-cell>
          <table:table-cell table:style-name="ce59" table:formula="of:=SUBSTITUTE(['RAW Impl'.E55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3">
          <table:table-cell table:formula="of:=['RAW Impl'.B56]" office:value-type="string" office:string-value="videoapi.h">
            <text:p>videoapi.h</text:p>
          </table:table-cell>
          <table:table-cell table:formula="of:=SUBSTITUTE(['RAW Impl'.D56];&quot;line:&quot;;&quot;&quot;)" office:value-type="string" office:string-value="const std::string &amp;getMagic();$/;&quot;">
            <text:p>const std::string &amp;getMagic();$/;"</text:p>
          </table:table-cell>
          <table:table-cell table:style-name="ce59" table:formula="of:=SUBSTITUTE(['RAW Impl'.F56];&quot;returntype:&quot;;&quot;&quot;)" office:value-type="string" office:string-value="class:VideoAPI::std">
            <text:p>class:VideoAPI::std</text:p>
          </table:table-cell>
          <table:table-cell table:formula="of:=['RAW Impl'.A56]" office:value-type="string" office:string-value="getMagic">
            <text:p>getMagic</text:p>
          </table:table-cell>
          <table:table-cell table:style-name="ce59" table:formula="of:=SUBSTITUTE(['RAW Impl'.E5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57]" office:value-type="string" office:string-value="coreapi.h">
            <text:p>coreapi.h</text:p>
          </table:table-cell>
          <table:table-cell table:formula="of:=SUBSTITUTE(['RAW Impl'.D57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59" table:formula="of:=SUBSTITUTE(['RAW Impl'.F57];&quot;returntype:&quot;;&quot;&quot;)" office:value-type="string" office:string-value="class:CoreAPI">
            <text:p>class:CoreAPI</text:p>
          </table:table-cell>
          <table:table-cell table:formula="of:=['RAW Impl'.A57]" office:value-type="string" office:string-value="getNativePreviewWindowId">
            <text:p>getNativePreviewWindowId</text:p>
          </table:table-cell>
          <table:table-cell table:style-name="ce59" table:formula="of:=SUBSTITUTE(['RAW Impl'.E57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3">
          <table:table-cell table:formula="of:=['RAW Impl'.B58]" office:value-type="string" office:string-value="coreapi.h">
            <text:p>coreapi.h</text:p>
          </table:table-cell>
          <table:table-cell table:formula="of:=SUBSTITUTE(['RAW Impl'.D58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59" table:formula="of:=SUBSTITUTE(['RAW Impl'.F58];&quot;returntype:&quot;;&quot;&quot;)" office:value-type="string" office:string-value="class:CoreAPI">
            <text:p>class:CoreAPI</text:p>
          </table:table-cell>
          <table:table-cell table:formula="of:=['RAW Impl'.A58]" office:value-type="string" office:string-value="getNativeVideoWindowId">
            <text:p>getNativeVideoWindowId</text:p>
          </table:table-cell>
          <table:table-cell table:style-name="ce59" table:formula="of:=SUBSTITUTE(['RAW Impl'.E58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3">
          <table:table-cell table:formula="of:=['RAW Impl'.B59]" office:value-type="string" office:string-value="authinfoapi.h">
            <text:p>authinfoapi.h</text:p>
          </table:table-cell>
          <table:table-cell table:formula="of:=SUBSTITUTE(['RAW Impl'.D59];&quot;line:&quot;;&quot;&quot;)" office:value-type="string" office:string-value="std::string getPasswd() const;$/;&quot;">
            <text:p>std::string getPasswd() const;$/;"</text:p>
          </table:table-cell>
          <table:table-cell table:style-name="ce59" table:formula="of:=SUBSTITUTE(['RAW Impl'.F59];&quot;returntype:&quot;;&quot;&quot;)" office:value-type="string" office:string-value="class:AuthInfoAPI">
            <text:p>class:AuthInfoAPI</text:p>
          </table:table-cell>
          <table:table-cell table:formula="of:=['RAW Impl'.A59]" office:value-type="string" office:string-value="getPasswd">
            <text:p>getPasswd</text:p>
          </table:table-cell>
          <table:table-cell table:style-name="ce59" table:formula="of:=SUBSTITUTE(['RAW Impl'.E59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3">
          <table:table-cell table:formula="of:=['RAW Impl'.B60]" office:value-type="string" office:string-value="coreapi.h">
            <text:p>coreapi.h</text:p>
          </table:table-cell>
          <table:table-cell table:formula="of:=SUBSTITUTE(['RAW Impl'.D60];&quot;line:&quot;;&quot;&quot;)" office:value-type="string" office:string-value="int getPlayLevel();$/;&quot;">
            <text:p>int getPlayLevel();$/;"</text:p>
          </table:table-cell>
          <table:table-cell table:style-name="ce59" table:formula="of:=SUBSTITUTE(['RAW Impl'.F60];&quot;returntype:&quot;;&quot;&quot;)" office:value-type="string" office:string-value="class:CoreAPI">
            <text:p>class:CoreAPI</text:p>
          </table:table-cell>
          <table:table-cell table:formula="of:=['RAW Impl'.A60]" office:value-type="string" office:string-value="getPlayLevel">
            <text:p>getPlayLevel</text:p>
          </table:table-cell>
          <table:table-cell table:style-name="ce59" table:formula="of:=SUBSTITUTE(['RAW Impl'.E60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3">
          <table:table-cell table:formula="of:=['RAW Impl'.B61]" office:value-type="string" office:string-value="coreapi.h">
            <text:p>coreapi.h</text:p>
          </table:table-cell>
          <table:table-cell table:formula="of:=SUBSTITUTE(['RAW Impl'.D61];&quot;line:&quot;;&quot;&quot;)" office:value-type="string" office:string-value="std::string getPlaybackDevice();$/;&quot;">
            <text:p>std::string getPlaybackDevice();$/;"</text:p>
          </table:table-cell>
          <table:table-cell table:style-name="ce59" table:formula="of:=SUBSTITUTE(['RAW Impl'.F61];&quot;returntype:&quot;;&quot;&quot;)" office:value-type="string" office:string-value="class:CoreAPI">
            <text:p>class:CoreAPI</text:p>
          </table:table-cell>
          <table:table-cell table:formula="of:=['RAW Impl'.A61]" office:value-type="string" office:string-value="getPlaybackDevice">
            <text:p>getPlaybackDevice</text:p>
          </table:table-cell>
          <table:table-cell table:style-name="ce59" table:formula="of:=SUBSTITUTE(['RAW Impl'.E61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3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linphonePtr getPlugin();$/;&quot;">
            <text:p>linphonePtr getPlugin();$/;"</text:p>
          </table:table-cell>
          <table:table-cell table:style-name="ce59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getPlugin">
            <text:p>getPlugin</text:p>
          </table:table-cell>
          <table:table-cell table:style-name="ce59" table:formula="of:=SUBSTITUTE(['RAW Impl'.E62];&quot;signature:&quot;;&quot;&quot;)" office:value-type="string" office:string-value="line:89">
            <text:p>line:89</text:p>
          </table:table-cell>
          <table:table-cell table:number-columns-repeated="1019"/>
        </table:table-row>
        <table:table-row table:style-name="ro3">
          <table:table-cell table:formula="of:=['RAW Impl'.B63]" office:value-type="string" office:string-value="videoapi.h">
            <text:p>videoapi.h</text:p>
          </table:table-cell>
          <table:table-cell table:formula="of:=SUBSTITUTE(['RAW Impl'.D63];&quot;line:&quot;;&quot;&quot;)" office:value-type="string" office:string-value="videoPtr getPlugin();$/;&quot;">
            <text:p>videoPtr getPlugin();$/;"</text:p>
          </table:table-cell>
          <table:table-cell table:style-name="ce59" table:formula="of:=SUBSTITUTE(['RAW Impl'.F63];&quot;returntype:&quot;;&quot;&quot;)" office:value-type="string" office:string-value="class:VideoAPI">
            <text:p>class:VideoAPI</text:p>
          </table:table-cell>
          <table:table-cell table:formula="of:=['RAW Impl'.A63]" office:value-type="string" office:string-value="getPlugin">
            <text:p>getPlugin</text:p>
          </table:table-cell>
          <table:table-cell table:style-name="ce59" table:formula="of:=SUBSTITUTE(['RAW Impl'.E63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3">
          <table:table-cell table:formula="of:=['RAW Impl'.B64]" office:value-type="string" office:string-value="coreapi.h">
            <text:p>coreapi.h</text:p>
          </table:table-cell>
          <table:table-cell table:formula="of:=SUBSTITUTE(['RAW Impl'.D64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59" table:formula="of:=SUBSTITUTE(['RAW Impl'.F64];&quot;returntype:&quot;;&quot;&quot;)" office:value-type="string" office:string-value="class:CoreAPI">
            <text:p>class:CoreAPI</text:p>
          </table:table-cell>
          <table:table-cell table:formula="of:=['RAW Impl'.A64]" office:value-type="string" office:string-value="getProxyConfigList">
            <text:p>getProxyConfigList</text:p>
          </table:table-cell>
          <table:table-cell table:style-name="ce59" table:formula="of:=SUBSTITUTE(['RAW Impl'.E64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3">
          <table:table-cell table:formula="of:=['RAW Impl'.B65]" office:value-type="string" office:string-value="coreapi.h">
            <text:p>coreapi.h</text:p>
          </table:table-cell>
          <table:table-cell table:formula="of:=SUBSTITUTE(['RAW Impl'.D65];&quot;line:&quot;;&quot;&quot;)" office:value-type="string" office:string-value="int getRecLevel();$/;&quot;">
            <text:p>int getRecLevel();$/;"</text:p>
          </table:table-cell>
          <table:table-cell table:style-name="ce59" table:formula="of:=SUBSTITUTE(['RAW Impl'.F65];&quot;returntype:&quot;;&quot;&quot;)" office:value-type="string" office:string-value="class:CoreAPI">
            <text:p>class:CoreAPI</text:p>
          </table:table-cell>
          <table:table-cell table:formula="of:=['RAW Impl'.A65]" office:value-type="string" office:string-value="getRecLevel">
            <text:p>getRecLevel</text:p>
          </table:table-cell>
          <table:table-cell table:style-name="ce59" table:formula="of:=SUBSTITUTE(['RAW Impl'.E65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3">
          <table:table-cell table:formula="of:=['RAW Impl'.B66]" office:value-type="string" office:string-value="callapi.h">
            <text:p>callapi.h</text:p>
          </table:table-cell>
          <table:table-cell table:formula="of:=SUBSTITUTE(['RAW Impl'.D66];&quot;line:&quot;;&quot;&quot;)" office:value-type="string" office:string-value="std::string getRemoteAddress() const;$/;&quot;">
            <text:p>std::string getRemoteAddress() const;$/;"</text:p>
          </table:table-cell>
          <table:table-cell table:style-name="ce59" table:formula="of:=SUBSTITUTE(['RAW Impl'.F66];&quot;returntype:&quot;;&quot;&quot;)" office:value-type="string" office:string-value="class:CallAPI">
            <text:p>class:CallAPI</text:p>
          </table:table-cell>
          <table:table-cell table:formula="of:=['RAW Impl'.A66]" office:value-type="string" office:string-value="getRemoteAddress">
            <text:p>getRemoteAddress</text:p>
          </table:table-cell>
          <table:table-cell table:style-name="ce59" table:formula="of:=SUBSTITUTE(['RAW Impl'.E66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67]" office:value-type="string" office:string-value="coreapi.h">
            <text:p>coreapi.h</text:p>
          </table:table-cell>
          <table:table-cell table:formula="of:=SUBSTITUTE(['RAW Impl'.D67];&quot;line:&quot;;&quot;&quot;)" office:value-type="string" office:string-value="int getRingLevel();$/;&quot;">
            <text:p>int getRingLevel();$/;"</text:p>
          </table:table-cell>
          <table:table-cell table:style-name="ce59" table:formula="of:=SUBSTITUTE(['RAW Impl'.F67];&quot;returntype:&quot;;&quot;&quot;)" office:value-type="string" office:string-value="class:CoreAPI">
            <text:p>class:CoreAPI</text:p>
          </table:table-cell>
          <table:table-cell table:formula="of:=['RAW Impl'.A67]" office:value-type="string" office:string-value="getRingLevel">
            <text:p>getRingLevel</text:p>
          </table:table-cell>
          <table:table-cell table:style-name="ce59" table:formula="of:=SUBSTITUTE(['RAW Impl'.E67];&quot;signature:&quot;;&quot;&quot;)" office:value-type="string" office:string-value="line:113">
            <text:p>line:113</text:p>
          </table:table-cell>
          <table:table-cell table:number-columns-repeated="1019"/>
        </table:table-row>
        <table:table-row table:style-name="ro3">
          <table:table-cell table:formula="of:=['RAW Impl'.B68]" office:value-type="string" office:string-value="coreapi.h">
            <text:p>coreapi.h</text:p>
          </table:table-cell>
          <table:table-cell table:formula="of:=SUBSTITUTE(['RAW Impl'.D68];&quot;line:&quot;;&quot;&quot;)" office:value-type="string" office:string-value="std::string getRingerDevice();$/;&quot;">
            <text:p>std::string getRingerDevice();$/;"</text:p>
          </table:table-cell>
          <table:table-cell table:style-name="ce59" table:formula="of:=SUBSTITUTE(['RAW Impl'.F68];&quot;returntype:&quot;;&quot;&quot;)" office:value-type="string" office:string-value="class:CoreAPI">
            <text:p>class:CoreAPI</text:p>
          </table:table-cell>
          <table:table-cell table:formula="of:=['RAW Impl'.A68]" office:value-type="string" office:string-value="getRingerDevice">
            <text:p>getRingerDevice</text:p>
          </table:table-cell>
          <table:table-cell table:style-name="ce59" table:formula="of:=SUBSTITUTE(['RAW Impl'.E68];&quot;signature:&quot;;&quot;&quot;)" office:value-type="string" office:string-value="line:134">
            <text:p>line:134</text:p>
          </table:table-cell>
          <table:table-cell table:number-columns-repeated="1019"/>
        </table:table-row>
        <table:table-row table:style-name="ro3">
          <table:table-cell table:formula="of:=['RAW Impl'.B69]" office:value-type="string" office:string-value="proxyconfigapi.h">
            <text:p>proxyconfigapi.h</text:p>
          </table:table-cell>
          <table:table-cell table:formula="of:=SUBSTITUTE(['RAW Impl'.D69];&quot;line:&quot;;&quot;&quot;)" office:value-type="string" office:string-value="std::string getRoute() const;$/;&quot;">
            <text:p>std::string getRoute() const;$/;"</text:p>
          </table:table-cell>
          <table:table-cell table:style-name="ce59" table:formula="of:=SUBSTITUTE(['RAW Impl'.F69];&quot;returntype:&quot;;&quot;&quot;)" office:value-type="string" office:string-value="class:ProxyConfigAPI">
            <text:p>class:ProxyConfigAPI</text:p>
          </table:table-cell>
          <table:table-cell table:formula="of:=['RAW Impl'.A69]" office:value-type="string" office:string-value="getRoute">
            <text:p>getRoute</text:p>
          </table:table-cell>
          <table:table-cell table:style-name="ce59" table:formula="of:=SUBSTITUTE(['RAW Impl'.E69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3">
          <table:table-cell table:formula="of:=['RAW Impl'.B70]" office:value-type="string" office:string-value="proxyconfigapi.h">
            <text:p>proxyconfigapi.h</text:p>
          </table:table-cell>
          <table:table-cell table:formula="of:=SUBSTITUTE(['RAW Impl'.D70];&quot;line:&quot;;&quot;&quot;)" office:value-type="string" office:string-value="std::string getServerAddr() const;$/;&quot;">
            <text:p>std::string getServerAddr() const;$/;"</text:p>
          </table:table-cell>
          <table:table-cell table:style-name="ce59" table:formula="of:=SUBSTITUTE(['RAW Impl'.F70];&quot;returntype:&quot;;&quot;&quot;)" office:value-type="string" office:string-value="class:ProxyConfigAPI">
            <text:p>class:ProxyConfigAPI</text:p>
          </table:table-cell>
          <table:table-cell table:formula="of:=['RAW Impl'.A70]" office:value-type="string" office:string-value="getServerAddr">
            <text:p>getServerAddr</text:p>
          </table:table-cell>
          <table:table-cell table:style-name="ce59" table:formula="of:=SUBSTITUTE(['RAW Impl'.E70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3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int getSipPort();$/;&quot;">
            <text:p>int getSipPort();$/;"</text:p>
          </table:table-cell>
          <table:table-cell table:style-name="ce59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SipPort">
            <text:p>getSipPort</text:p>
          </table:table-cell>
          <table:table-cell table:style-name="ce59" table:formula="of:=SUBSTITUTE(['RAW Impl'.E71];&quot;signature:&quot;;&quot;&quot;)" office:value-type="string" office:string-value="line:93">
            <text:p>line:93</text:p>
          </table:table-cell>
          <table:table-cell table:number-columns-repeated="1019"/>
        </table:table-row>
        <table:table-row table:style-name="ro3">
          <table:table-cell table:formula="of:=['RAW Impl'.B72]" office:value-type="string" office:string-value="coreapi.h">
            <text:p>coreapi.h</text:p>
          </table:table-cell>
          <table:table-cell table:formula="of:=SUBSTITUTE(['RAW Impl'.D72];&quot;line:&quot;;&quot;&quot;)" office:value-type="string" office:string-value="FB::VariantList getSoundDevices();$/;&quot;">
            <text:p>FB::VariantList getSoundDevices();$/;"</text:p>
          </table:table-cell>
          <table:table-cell table:style-name="ce59" table:formula="of:=SUBSTITUTE(['RAW Impl'.F72];&quot;returntype:&quot;;&quot;&quot;)" office:value-type="string" office:string-value="class:CoreAPI">
            <text:p>class:CoreAPI</text:p>
          </table:table-cell>
          <table:table-cell table:formula="of:=['RAW Impl'.A72]" office:value-type="string" office:string-value="getSoundDevices">
            <text:p>getSoundDevices</text:p>
          </table:table-cell>
          <table:table-cell table:style-name="ce59" table:formula="of:=SUBSTITUTE(['RAW Impl'.E72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3">
          <table:table-cell table:formula="of:=['RAW Impl'.B73]" office:value-type="string" office:string-value="callapi.h">
            <text:p>callapi.h</text:p>
          </table:table-cell>
          <table:table-cell table:formula="of:=SUBSTITUTE(['RAW Impl'.D73];&quot;line:&quot;;&quot;&quot;)" office:value-type="string" office:string-value="int getState() const;$/;&quot;">
            <text:p>int getState() const;$/;"</text:p>
          </table:table-cell>
          <table:table-cell table:style-name="ce59" table:formula="of:=SUBSTITUTE(['RAW Impl'.F73];&quot;returntype:&quot;;&quot;&quot;)" office:value-type="string" office:string-value="class:CallAPI">
            <text:p>class:CallAPI</text:p>
          </table:table-cell>
          <table:table-cell table:formula="of:=['RAW Impl'.A73]" office:value-type="string" office:string-value="getState">
            <text:p>getState</text:p>
          </table:table-cell>
          <table:table-cell table:style-name="ce59" table:formula="of:=SUBSTITUTE(['RAW Impl'.E7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74]" office:value-type="string" office:string-value="proxyconfigapi.h">
            <text:p>proxyconfigapi.h</text:p>
          </table:table-cell>
          <table:table-cell table:formula="of:=SUBSTITUTE(['RAW Impl'.D74];&quot;line:&quot;;&quot;&quot;)" office:value-type="string" office:string-value="int getState();$/;&quot;">
            <text:p>int getState();$/;"</text:p>
          </table:table-cell>
          <table:table-cell table:style-name="ce59" table:formula="of:=SUBSTITUTE(['RAW Impl'.F74];&quot;returntype:&quot;;&quot;&quot;)" office:value-type="string" office:string-value="class:ProxyConfigAPI">
            <text:p>class:ProxyConfigAPI</text:p>
          </table:table-cell>
          <table:table-cell table:formula="of:=['RAW Impl'.A74]" office:value-type="string" office:string-value="getState">
            <text:p>getState</text:p>
          </table:table-cell>
          <table:table-cell table:style-name="ce59" table:formula="of:=SUBSTITUTE(['RAW Impl'.E74];&quot;signature:&quot;;&quot;&quot;)" office:value-type="string" office:string-value="line:53">
            <text:p>line:53</text:p>
          </table:table-cell>
          <table:table-cell table:number-columns-repeated="1019"/>
        </table:table-row>
        <table:table-row table:style-name="ro3">
          <table:table-cell table:formula="of:=['RAW Impl'.B75]" office:value-type="string" office:string-value="authinfoapi.h">
            <text:p>authinfoapi.h</text:p>
          </table:table-cell>
          <table:table-cell table:formula="of:=SUBSTITUTE(['RAW Impl'.D75];&quot;line:&quot;;&quot;&quot;)" office:value-type="string" office:string-value="std::string getUserid() const;$/;&quot;">
            <text:p>std::string getUserid() const;$/;"</text:p>
          </table:table-cell>
          <table:table-cell table:style-name="ce59" table:formula="of:=SUBSTITUTE(['RAW Impl'.F75];&quot;returntype:&quot;;&quot;&quot;)" office:value-type="string" office:string-value="class:AuthInfoAPI">
            <text:p>class:AuthInfoAPI</text:p>
          </table:table-cell>
          <table:table-cell table:formula="of:=['RAW Impl'.A75]" office:value-type="string" office:string-value="getUserid">
            <text:p>getUserid</text:p>
          </table:table-cell>
          <table:table-cell table:style-name="ce59" table:formula="of:=SUBSTITUTE(['RAW Impl'.E75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76]" office:value-type="string" office:string-value="authinfoapi.h">
            <text:p>authinfoapi.h</text:p>
          </table:table-cell>
          <table:table-cell table:formula="of:=SUBSTITUTE(['RAW Impl'.D76];&quot;line:&quot;;&quot;&quot;)" office:value-type="string" office:string-value="std::string getUsername() const;$/;&quot;">
            <text:p>std::string getUsername() const;$/;"</text:p>
          </table:table-cell>
          <table:table-cell table:style-name="ce59" table:formula="of:=SUBSTITUTE(['RAW Impl'.F76];&quot;returntype:&quot;;&quot;&quot;)" office:value-type="string" office:string-value="class:AuthInfoAPI">
            <text:p>class:AuthInfoAPI</text:p>
          </table:table-cell>
          <table:table-cell table:formula="of:=['RAW Impl'.A76]" office:value-type="string" office:string-value="getUsername">
            <text:p>getUsername</text:p>
          </table:table-cell>
          <table:table-cell table:style-name="ce59" table:formula="of:=SUBSTITUTE(['RAW Impl'.E76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3">
          <table:table-cell table:formula="of:=['RAW Impl'.B77]" office:value-type="string" office:string-value="coreapi.h">
            <text:p>coreapi.h</text:p>
          </table:table-cell>
          <table:table-cell table:formula="of:=SUBSTITUTE(['RAW Impl'.D77];&quot;line:&quot;;&quot;&quot;)" office:value-type="string" office:string-value="std::string getVersion();$/;&quot;">
            <text:p>std::string getVersion();$/;"</text:p>
          </table:table-cell>
          <table:table-cell table:style-name="ce59" table:formula="of:=SUBSTITUTE(['RAW Impl'.F77];&quot;returntype:&quot;;&quot;&quot;)" office:value-type="string" office:string-value="class:CoreAPI">
            <text:p>class:CoreAPI</text:p>
          </table:table-cell>
          <table:table-cell table:formula="of:=['RAW Impl'.A77]" office:value-type="string" office:string-value="getVersion">
            <text:p>getVersion</text:p>
          </table:table-cell>
          <table:table-cell table:style-name="ce59" table:formula="of:=SUBSTITUTE(['RAW Impl'.E77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3">
          <table:table-cell table:formula="of:=['RAW Impl'.B78]" office:value-type="string" office:string-value="coreapi.h">
            <text:p>coreapi.h</text:p>
          </table:table-cell>
          <table:table-cell table:formula="of:=SUBSTITUTE(['RAW Impl'.D78];&quot;line:&quot;;&quot;&quot;)" office:value-type="string" office:string-value="FB::VariantList getVideoCodecs();$/;&quot;">
            <text:p>FB::VariantList getVideoCodecs();$/;"</text:p>
          </table:table-cell>
          <table:table-cell table:style-name="ce59" table:formula="of:=SUBSTITUTE(['RAW Impl'.F78];&quot;returntype:&quot;;&quot;&quot;)" office:value-type="string" office:string-value="class:CoreAPI">
            <text:p>class:CoreAPI</text:p>
          </table:table-cell>
          <table:table-cell table:formula="of:=['RAW Impl'.A78]" office:value-type="string" office:string-value="getVideoCodecs">
            <text:p>getVideoCodecs</text:p>
          </table:table-cell>
          <table:table-cell table:style-name="ce59" table:formula="of:=SUBSTITUTE(['RAW Impl'.E78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3">
          <table:table-cell table:formula="of:=['RAW Impl'.B79]" office:value-type="string" office:string-value="coreapi.h">
            <text:p>coreapi.h</text:p>
          </table:table-cell>
          <table:table-cell table:formula="of:=SUBSTITUTE(['RAW Impl'.D79];&quot;line:&quot;;&quot;&quot;)" office:value-type="string" office:string-value="std::string getVideoDevice();$/;&quot;">
            <text:p>std::string getVideoDevice();$/;"</text:p>
          </table:table-cell>
          <table:table-cell table:style-name="ce59" table:formula="of:=SUBSTITUTE(['RAW Impl'.F79];&quot;returntype:&quot;;&quot;&quot;)" office:value-type="string" office:string-value="class:CoreAPI">
            <text:p>class:CoreAPI</text:p>
          </table:table-cell>
          <table:table-cell table:formula="of:=['RAW Impl'.A79]" office:value-type="string" office:string-value="getVideoDevice">
            <text:p>getVideoDevice</text:p>
          </table:table-cell>
          <table:table-cell table:style-name="ce59" table:formula="of:=SUBSTITUTE(['RAW Impl'.E79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3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FB::VariantList getVideoDevices();$/;&quot;">
            <text:p>FB::VariantList getVideoDevices();$/;"</text:p>
          </table:table-cell>
          <table:table-cell table:style-name="ce59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getVideoDevices">
            <text:p>getVideoDevices</text:p>
          </table:table-cell>
          <table:table-cell table:style-name="ce59" table:formula="of:=SUBSTITUTE(['RAW Impl'.E80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3">
          <table:table-cell table:formula="of:=['RAW Impl'.B81]" office:value-type="string" office:string-value="videoapi.h">
            <text:p>videoapi.h</text:p>
          </table:table-cell>
          <table:table-cell table:formula="of:=SUBSTITUTE(['RAW Impl'.D81];&quot;line:&quot;;&quot;&quot;)" office:value-type="string" office:string-value="unsigned long getWindow();$/;&quot;">
            <text:p>unsigned long getWindow();$/;"</text:p>
          </table:table-cell>
          <table:table-cell table:style-name="ce59" table:formula="of:=SUBSTITUTE(['RAW Impl'.F81];&quot;returntype:&quot;;&quot;&quot;)" office:value-type="string" office:string-value="class:VideoAPI">
            <text:p>class:VideoAPI</text:p>
          </table:table-cell>
          <table:table-cell table:formula="of:=['RAW Impl'.A81]" office:value-type="string" office:string-value="getWindow">
            <text:p>getWindow</text:p>
          </table:table-cell>
          <table:table-cell table:style-name="ce59" table:formula="of:=SUBSTITUTE(['RAW Impl'.E81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3">
          <table:table-cell table:formula="of:=['RAW Impl'.B82]" office:value-type="string" office:string-value="coreapi.h">
            <text:p>coreapi.h</text:p>
          </table:table-cell>
          <table:table-cell table:formula="of:=SUBSTITUTE(['RAW Impl'.D82];&quot;line:&quot;;&quot;&quot;)" office:value-type="string" office:string-value="int init();$/;&quot;">
            <text:p>int init();$/;"</text:p>
          </table:table-cell>
          <table:table-cell table:style-name="ce59" table:formula="of:=SUBSTITUTE(['RAW Impl'.F82];&quot;returntype:&quot;;&quot;&quot;)" office:value-type="string" office:string-value="class:CoreAPI">
            <text:p>class:CoreAPI</text:p>
          </table:table-cell>
          <table:table-cell table:formula="of:=['RAW Impl'.A82]" office:value-type="string" office:string-value="init">
            <text:p>init</text:p>
          </table:table-cell>
          <table:table-cell table:style-name="ce59" table:formula="of:=SUBSTITUTE(['RAW Impl'.E82];&quot;signature:&quot;;&quot;&quot;)" office:value-type="string" office:string-value="line:100">
            <text:p>line:100</text:p>
          </table:table-cell>
          <table:table-cell table:number-columns-repeated="1019"/>
        </table:table-row>
        <table:table-row table:style-name="ro3">
          <table:table-cell table:formula="of:=['RAW Impl'.B83]" office:value-type="string" office:string-value="authinfoapi.h">
            <text:p>authinfoapi.h</text:p>
          </table:table-cell>
          <table:table-cell table:formula="of:=SUBSTITUTE(['RAW Impl'.D83];&quot;line:&quot;;&quot;&quot;)" office:value-type="string" office:string-value="void init_proxy();$/;&quot;">
            <text:p>void init_proxy();$/;"</text:p>
          </table:table-cell>
          <table:table-cell table:style-name="ce59" table:formula="of:=SUBSTITUTE(['RAW Impl'.F83];&quot;returntype:&quot;;&quot;&quot;)" office:value-type="string" office:string-value="class:AuthInfoAPI">
            <text:p>class:AuthInfoAPI</text:p>
          </table:table-cell>
          <table:table-cell table:formula="of:=['RAW Impl'.A83]" office:value-type="string" office:string-value="init_proxy">
            <text:p>init_proxy</text:p>
          </table:table-cell>
          <table:table-cell table:style-name="ce59" table:formula="of:=SUBSTITUTE(['RAW Impl'.E83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84]" office:value-type="string" office:string-value="proxyconfigapi.h">
            <text:p>proxyconfigapi.h</text:p>
          </table:table-cell>
          <table:table-cell table:formula="of:=SUBSTITUTE(['RAW Impl'.D84];&quot;line:&quot;;&quot;&quot;)" office:value-type="string" office:string-value="void init_proxy();$/;&quot;">
            <text:p>void init_proxy();$/;"</text:p>
          </table:table-cell>
          <table:table-cell table:style-name="ce59" table:formula="of:=SUBSTITUTE(['RAW Impl'.F84];&quot;returntype:&quot;;&quot;&quot;)" office:value-type="string" office:string-value="class:ProxyConfigAPI">
            <text:p>class:ProxyConfigAPI</text:p>
          </table:table-cell>
          <table:table-cell table:formula="of:=['RAW Impl'.A84]" office:value-type="string" office:string-value="init_proxy">
            <text:p>init_proxy</text:p>
          </table:table-cell>
          <table:table-cell table:style-name="ce59" table:formula="of:=SUBSTITUTE(['RAW Impl'.E84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85]" office:value-type="string" office:string-value="coreplugin.h">
            <text:p>coreplugin.h</text:p>
          </table:table-cell>
          <table:table-cell table:formula="of:=SUBSTITUTE(['RAW Impl'.D85];&quot;line:&quot;;&quot;&quot;)" office:value-type="string" office:string-value="linphone();$/;&quot;">
            <text:p>linphone();$/;"</text:p>
          </table:table-cell>
          <table:table-cell table:style-name="ce59" table:formula="of:=SUBSTITUTE(['RAW Impl'.F85];&quot;returntype:&quot;;&quot;&quot;)" office:value-type="string" office:string-value="class:linphone">
            <text:p>class:linphone</text:p>
          </table:table-cell>
          <table:table-cell table:formula="of:=['RAW Impl'.A85]" office:value-type="string" office:string-value="linphone">
            <text:p>linphone</text:p>
          </table:table-cell>
          <table:table-cell table:style-name="ce59" table:formula="of:=SUBSTITUTE(['RAW Impl'.E85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86]" office:value-type="string" office:string-value="coreapi.h">
            <text:p>coreapi.h</text:p>
          </table:table-cell>
          <table:table-cell table:formula="of:=SUBSTITUTE(['RAW Impl'.D86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59" table:formula="of:=SUBSTITUTE(['RAW Impl'.F86];&quot;returntype:&quot;;&quot;&quot;)" office:value-type="string" office:string-value="class:CoreAPI">
            <text:p>class:CoreAPI</text:p>
          </table:table-cell>
          <table:table-cell table:formula="of:=['RAW Impl'.A86]" office:value-type="string" office:string-value="linphone_iterate_thread">
            <text:p>linphone_iterate_thread</text:p>
          </table:table-cell>
          <table:table-cell table:style-name="ce59" table:formula="of:=SUBSTITUTE(['RAW Impl'.E86];&quot;signature:&quot;;&quot;&quot;)" office:value-type="string" office:string-value="line:199">
            <text:p>line:199</text:p>
          </table:table-cell>
          <table:table-cell table:number-columns-repeated="1019"/>
        </table:table-row>
        <table:table-row table:style-name="ro3">
          <table:table-cell table:formula="of:=['RAW Impl'.B87]" office:value-type="string" office:string-value="utils.h">
            <text:p>utils.h</text:p>
          </table:table-cell>
          <table:table-cell table:formula="of:=SUBSTITUTE(['RAW Impl'.D87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59" table:formula="of:=SUBSTITUTE(['RAW Impl'.F87];&quot;returntype:&quot;;&quot;&quot;)" office:value-type="string" office:string-value="class:mythread_group">
            <text:p>class:mythread_group</text:p>
          </table:table-cell>
          <table:table-cell table:formula="of:=['RAW Impl'.A87]" office:value-type="string" office:string-value="mythread_group">
            <text:p>mythread_group</text:p>
          </table:table-cell>
          <table:table-cell table:style-name="ce59" table:formula="of:=SUBSTITUTE(['RAW Impl'.E87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3">
          <table:table-cell table:formula="of:=['RAW Impl'.B88]" office:value-type="string" office:string-value="coreapi.h">
            <text:p>coreapi.h</text:p>
          </table:table-cell>
          <table:table-cell table:formula="of:=SUBSTITUTE(['RAW Impl'.D88];&quot;line:&quot;;&quot;&quot;)" office:value-type="string" office:string-value="AuthInfoAPIPtr newAuthInfo(const std::string &amp;username, const std::string &amp;userid,$/;&quot;">
            <text:p>AuthInfoAPIPtr newAuthInfo(const std::string &amp;username, const std::string &amp;userid,$/;"</text:p>
          </table:table-cell>
          <table:table-cell table:style-name="ce59" table:formula="of:=SUBSTITUTE(['RAW Impl'.F88];&quot;returntype:&quot;;&quot;&quot;)" office:value-type="string" office:string-value="class:CoreAPI">
            <text:p>class:CoreAPI</text:p>
          </table:table-cell>
          <table:table-cell table:formula="of:=['RAW Impl'.A88]" office:value-type="string" office:string-value="newAuthInfo">
            <text:p>newAuthInfo</text:p>
          </table:table-cell>
          <table:table-cell table:style-name="ce59" table:formula="of:=SUBSTITUTE(['RAW Impl'.E88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3">
          <table:table-cell table:formula="of:=['RAW Impl'.B89]" office:value-type="string" office:string-value="coreapi.h">
            <text:p>coreapi.h</text:p>
          </table:table-cell>
          <table:table-cell table:formula="of:=SUBSTITUTE(['RAW Impl'.D89];&quot;line:&quot;;&quot;&quot;)" office:value-type="string" office:string-value="ProxyConfigAPIPtr newProxyConfig();$/;&quot;">
            <text:p>ProxyConfigAPIPtr newProxyConfig();$/;"</text:p>
          </table:table-cell>
          <table:table-cell table:style-name="ce59" table:formula="of:=SUBSTITUTE(['RAW Impl'.F89];&quot;returntype:&quot;;&quot;&quot;)" office:value-type="string" office:string-value="class:CoreAPI">
            <text:p>class:CoreAPI</text:p>
          </table:table-cell>
          <table:table-cell table:formula="of:=['RAW Impl'.A89]" office:value-type="string" office:string-value="newProxyConfig">
            <text:p>newProxyConfig</text:p>
          </table:table-cell>
          <table:table-cell table:style-name="ce59" table:formula="of:=SUBSTITUTE(['RAW Impl'.E89];&quot;signature:&quot;;&quot;&quot;)" office:value-type="string" office:string-value="line:162">
            <text:p>line:162</text:p>
          </table:table-cell>
          <table:table-cell table:number-columns-repeated="1019"/>
        </table:table-row>
        <table:table-row table:style-name="ro3">
          <table:table-cell table:formula="of:=['RAW Impl'.B90]" office:value-type="string" office:string-value="videoplugin.h">
            <text:p>videoplugin.h</text:p>
          </table:table-cell>
          <table:table-cell table:formula="of:=SUBSTITUTE(['RAW Impl'.D90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59" table:formula="of:=SUBSTITUTE(['RAW Impl'.F90];&quot;returntype:&quot;;&quot;&quot;)" office:value-type="string" office:string-value="class:video">
            <text:p>class:video</text:p>
          </table:table-cell>
          <table:table-cell table:formula="of:=['RAW Impl'.A90]" office:value-type="string" office:string-value="onDraw">
            <text:p>onDraw</text:p>
          </table:table-cell>
          <table:table-cell table:style-name="ce59" table:formula="of:=SUBSTITUTE(['RAW Impl'.E90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3">
          <table:table-cell table:formula="of:=['RAW Impl'.B91]" office:value-type="string" office:string-value="coreplugin.h">
            <text:p>coreplugin.h</text:p>
          </table:table-cell>
          <table:table-cell table:formula="of:=SUBSTITUTE(['RAW Impl'.D91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59" table:formula="of:=SUBSTITUTE(['RAW Impl'.F91];&quot;returntype:&quot;;&quot;&quot;)" office:value-type="string" office:string-value="class:linphone">
            <text:p>class:linphone</text:p>
          </table:table-cell>
          <table:table-cell table:formula="of:=['RAW Impl'.A91]" office:value-type="string" office:string-value="onMouseDown">
            <text:p>onMouseDown</text:p>
          </table:table-cell>
          <table:table-cell table:style-name="ce59" table:formula="of:=SUBSTITUTE(['RAW Impl'.E91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3">
          <table:table-cell table:formula="of:=['RAW Impl'.B92]" office:value-type="string" office:string-value="videoplugin.h">
            <text:p>videoplugin.h</text:p>
          </table:table-cell>
          <table:table-cell table:formula="of:=SUBSTITUTE(['RAW Impl'.D9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59" table:formula="of:=SUBSTITUTE(['RAW Impl'.F92];&quot;returntype:&quot;;&quot;&quot;)" office:value-type="string" office:string-value="class:video">
            <text:p>class:video</text:p>
          </table:table-cell>
          <table:table-cell table:formula="of:=['RAW Impl'.A92]" office:value-type="string" office:string-value="onMouseDown">
            <text:p>onMouseDown</text:p>
          </table:table-cell>
          <table:table-cell table:style-name="ce59" table:formula="of:=SUBSTITUTE(['RAW Impl'.E92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3">
          <table:table-cell table:formula="of:=['RAW Impl'.B93]" office:value-type="string" office:string-value="coreplugin.h">
            <text:p>coreplugin.h</text:p>
          </table:table-cell>
          <table:table-cell table:formula="of:=SUBSTITUTE(['RAW Impl'.D93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59" table:formula="of:=SUBSTITUTE(['RAW Impl'.F93];&quot;returntype:&quot;;&quot;&quot;)" office:value-type="string" office:string-value="class:linphone">
            <text:p>class:linphone</text:p>
          </table:table-cell>
          <table:table-cell table:formula="of:=['RAW Impl'.A93]" office:value-type="string" office:string-value="onMouseMove">
            <text:p>onMouseMove</text:p>
          </table:table-cell>
          <table:table-cell table:style-name="ce59" table:formula="of:=SUBSTITUTE(['RAW Impl'.E93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3">
          <table:table-cell table:formula="of:=['RAW Impl'.B94]" office:value-type="string" office:string-value="videoplugin.h">
            <text:p>videoplugin.h</text:p>
          </table:table-cell>
          <table:table-cell table:formula="of:=SUBSTITUTE(['RAW Impl'.D9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59" table:formula="of:=SUBSTITUTE(['RAW Impl'.F94];&quot;returntype:&quot;;&quot;&quot;)" office:value-type="string" office:string-value="class:video">
            <text:p>class:video</text:p>
          </table:table-cell>
          <table:table-cell table:formula="of:=['RAW Impl'.A94]" office:value-type="string" office:string-value="onMouseMove">
            <text:p>onMouseMove</text:p>
          </table:table-cell>
          <table:table-cell table:style-name="ce59" table:formula="of:=SUBSTITUTE(['RAW Impl'.E94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3">
          <table:table-cell table:formula="of:=['RAW Impl'.B95]" office:value-type="string" office:string-value="coreplugin.h">
            <text:p>coreplugin.h</text:p>
          </table:table-cell>
          <table:table-cell table:formula="of:=SUBSTITUTE(['RAW Impl'.D95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59" table:formula="of:=SUBSTITUTE(['RAW Impl'.F95];&quot;returntype:&quot;;&quot;&quot;)" office:value-type="string" office:string-value="class:linphone">
            <text:p>class:linphone</text:p>
          </table:table-cell>
          <table:table-cell table:formula="of:=['RAW Impl'.A95]" office:value-type="string" office:string-value="onMouseUp">
            <text:p>onMouseUp</text:p>
          </table:table-cell>
          <table:table-cell table:style-name="ce59" table:formula="of:=SUBSTITUTE(['RAW Impl'.E95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3">
          <table:table-cell table:formula="of:=['RAW Impl'.B96]" office:value-type="string" office:string-value="videoplugin.h">
            <text:p>videoplugin.h</text:p>
          </table:table-cell>
          <table:table-cell table:formula="of:=SUBSTITUTE(['RAW Impl'.D9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59" table:formula="of:=SUBSTITUTE(['RAW Impl'.F96];&quot;returntype:&quot;;&quot;&quot;)" office:value-type="string" office:string-value="class:video">
            <text:p>class:video</text:p>
          </table:table-cell>
          <table:table-cell table:formula="of:=['RAW Impl'.A96]" office:value-type="string" office:string-value="onMouseUp">
            <text:p>onMouseUp</text:p>
          </table:table-cell>
          <table:table-cell table:style-name="ce59" table:formula="of:=SUBSTITUTE(['RAW Impl'.E96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3">
          <table:table-cell table:formula="of:=['RAW Impl'.B97]" office:value-type="string" office:string-value="coreplugin.h">
            <text:p>coreplugin.h</text:p>
          </table:table-cell>
          <table:table-cell table:formula="of:=SUBSTITUTE(['RAW Impl'.D97];&quot;line:&quot;;&quot;&quot;)" office:value-type="string" office:string-value="void onPluginReady();$/;&quot;">
            <text:p>void onPluginReady();$/;"</text:p>
          </table:table-cell>
          <table:table-cell table:style-name="ce59" table:formula="of:=SUBSTITUTE(['RAW Impl'.F97];&quot;returntype:&quot;;&quot;&quot;)" office:value-type="string" office:string-value="class:linphone">
            <text:p>class:linphone</text:p>
          </table:table-cell>
          <table:table-cell table:formula="of:=['RAW Impl'.A97]" office:value-type="string" office:string-value="onPluginReady">
            <text:p>onPluginReady</text:p>
          </table:table-cell>
          <table:table-cell table:style-name="ce59" table:formula="of:=SUBSTITUTE(['RAW Impl'.E97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3">
          <table:table-cell table:formula="of:=['RAW Impl'.B98]" office:value-type="string" office:string-value="videoplugin.h">
            <text:p>videoplugin.h</text:p>
          </table:table-cell>
          <table:table-cell table:formula="of:=SUBSTITUTE(['RAW Impl'.D98];&quot;line:&quot;;&quot;&quot;)" office:value-type="string" office:string-value="void onPluginReady();$/;&quot;">
            <text:p>void onPluginReady();$/;"</text:p>
          </table:table-cell>
          <table:table-cell table:style-name="ce59" table:formula="of:=SUBSTITUTE(['RAW Impl'.F98];&quot;returntype:&quot;;&quot;&quot;)" office:value-type="string" office:string-value="class:video">
            <text:p>class:video</text:p>
          </table:table-cell>
          <table:table-cell table:formula="of:=['RAW Impl'.A98]" office:value-type="string" office:string-value="onPluginReady">
            <text:p>onPluginReady</text:p>
          </table:table-cell>
          <table:table-cell table:style-name="ce59" table:formula="of:=SUBSTITUTE(['RAW Impl'.E9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3">
          <table:table-cell table:formula="of:=['RAW Impl'.B99]" office:value-type="string" office:string-value="coreplugin.h">
            <text:p>coreplugin.h</text:p>
          </table:table-cell>
          <table:table-cell table:formula="of:=SUBSTITUTE(['RAW Impl'.D99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59" table:formula="of:=SUBSTITUTE(['RAW Impl'.F99];&quot;returntype:&quot;;&quot;&quot;)" office:value-type="string" office:string-value="class:linphone">
            <text:p>class:linphone</text:p>
          </table:table-cell>
          <table:table-cell table:formula="of:=['RAW Impl'.A99]" office:value-type="string" office:string-value="onWindowAttached">
            <text:p>onWindowAttached</text:p>
          </table:table-cell>
          <table:table-cell table:style-name="ce59" table:formula="of:=SUBSTITUTE(['RAW Impl'.E99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3">
          <table:table-cell table:formula="of:=['RAW Impl'.B100]" office:value-type="string" office:string-value="videoplugin.h">
            <text:p>videoplugin.h</text:p>
          </table:table-cell>
          <table:table-cell table:formula="of:=SUBSTITUTE(['RAW Impl'.D10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59" table:formula="of:=SUBSTITUTE(['RAW Impl'.F100];&quot;returntype:&quot;;&quot;&quot;)" office:value-type="string" office:string-value="class:video">
            <text:p>class:video</text:p>
          </table:table-cell>
          <table:table-cell table:formula="of:=['RAW Impl'.A100]" office:value-type="string" office:string-value="onWindowAttached">
            <text:p>onWindowAttached</text:p>
          </table:table-cell>
          <table:table-cell table:style-name="ce59" table:formula="of:=SUBSTITUTE(['RAW Impl'.E100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3">
          <table:table-cell table:formula="of:=['RAW Impl'.B101]" office:value-type="string" office:string-value="coreplugin.h">
            <text:p>coreplugin.h</text:p>
          </table:table-cell>
          <table:table-cell table:formula="of:=SUBSTITUTE(['RAW Impl'.D101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59" table:formula="of:=SUBSTITUTE(['RAW Impl'.F101];&quot;returntype:&quot;;&quot;&quot;)" office:value-type="string" office:string-value="class:linphone">
            <text:p>class:linphone</text:p>
          </table:table-cell>
          <table:table-cell table:formula="of:=['RAW Impl'.A101]" office:value-type="string" office:string-value="onWindowDetached">
            <text:p>onWindowDetached</text:p>
          </table:table-cell>
          <table:table-cell table:style-name="ce59" table:formula="of:=SUBSTITUTE(['RAW Impl'.E101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3">
          <table:table-cell table:formula="of:=['RAW Impl'.B102]" office:value-type="string" office:string-value="videoplugin.h">
            <text:p>videoplugin.h</text:p>
          </table:table-cell>
          <table:table-cell table:formula="of:=SUBSTITUTE(['RAW Impl'.D10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59" table:formula="of:=SUBSTITUTE(['RAW Impl'.F102];&quot;returntype:&quot;;&quot;&quot;)" office:value-type="string" office:string-value="class:video">
            <text:p>class:video</text:p>
          </table:table-cell>
          <table:table-cell table:formula="of:=['RAW Impl'.A102]" office:value-type="string" office:string-value="onWindowDetached">
            <text:p>onWindowDetached</text:p>
          </table:table-cell>
          <table:table-cell table:style-name="ce59" table:formula="of:=SUBSTITUTE(['RAW Impl'.E102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3">
          <table:table-cell table:formula="of:=['RAW Impl'.B103]" office:value-type="string" office:string-value="utils.h">
            <text:p>utils.h</text:p>
          </table:table-cell>
          <table:table-cell table:formula="of:=SUBSTITUTE(['RAW Impl'.D103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59" table:formula="of:=SUBSTITUTE(['RAW Impl'.F103];&quot;returntype:&quot;;&quot;&quot;)" office:value-type="string" office:string-value="class:mythread_group">
            <text:p>class:mythread_group</text:p>
          </table:table-cell>
          <table:table-cell table:formula="of:=['RAW Impl'.A103]" office:value-type="string" office:string-value="operator =">
            <text:p>operator =</text:p>
          </table:table-cell>
          <table:table-cell table:style-name="ce59" table:formula="of:=SUBSTITUTE(['RAW Impl'.E103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3">
          <table:table-cell table:formula="of:=['RAW Impl'.B104]" office:value-type="string" office:string-value="proxyconfigapi.h">
            <text:p>proxyconfigapi.h</text:p>
          </table:table-cell>
          <table:table-cell table:formula="of:=SUBSTITUTE(['RAW Impl'.D104];&quot;line:&quot;;&quot;&quot;)" office:value-type="string" office:string-value="bool registerEnabled() const;$/;&quot;">
            <text:p>bool registerEnabled() const;$/;"</text:p>
          </table:table-cell>
          <table:table-cell table:style-name="ce59" table:formula="of:=SUBSTITUTE(['RAW Impl'.F104];&quot;returntype:&quot;;&quot;&quot;)" office:value-type="string" office:string-value="class:ProxyConfigAPI">
            <text:p>class:ProxyConfigAPI</text:p>
          </table:table-cell>
          <table:table-cell table:formula="of:=['RAW Impl'.A104]" office:value-type="string" office:string-value="registerEnabled">
            <text:p>registerEnabled</text:p>
          </table:table-cell>
          <table:table-cell table:style-name="ce59" table:formula="of:=SUBSTITUTE(['RAW Impl'.E104];&quot;signature:&quot;;&quot;&quot;)" office:value-type="string" office:string-value="line:51">
            <text:p>line:51</text:p>
          </table:table-cell>
          <table:table-cell table:number-columns-repeated="1019"/>
        </table:table-row>
        <table:table-row table:style-name="ro3">
          <table:table-cell table:formula="of:=['RAW Impl'.B105]" office:value-type="string" office:string-value="coreapi.h">
            <text:p>coreapi.h</text:p>
          </table:table-cell>
          <table:table-cell table:formula="of:=SUBSTITUTE(['RAW Impl'.D105];&quot;line:&quot;;&quot;&quot;)" office:value-type="string" office:string-value="void reloadSoundDevices();$/;&quot;">
            <text:p>void reloadSoundDevices();$/;"</text:p>
          </table:table-cell>
          <table:table-cell table:style-name="ce59" table:formula="of:=SUBSTITUTE(['RAW Impl'.F105];&quot;returntype:&quot;;&quot;&quot;)" office:value-type="string" office:string-value="class:CoreAPI">
            <text:p>class:CoreAPI</text:p>
          </table:table-cell>
          <table:table-cell table:formula="of:=['RAW Impl'.A105]" office:value-type="string" office:string-value="reloadSoundDevices">
            <text:p>reloadSoundDevices</text:p>
          </table:table-cell>
          <table:table-cell table:style-name="ce59" table:formula="of:=SUBSTITUTE(['RAW Impl'.E105];&quot;signature:&quot;;&quot;&quot;)" office:value-type="string" office:string-value="line:127">
            <text:p>line:127</text:p>
          </table:table-cell>
          <table:table-cell table:number-columns-repeated="1019"/>
        </table:table-row>
        <table:table-row table:style-name="ro3">
          <table:table-cell table:formula="of:=['RAW Impl'.B106]" office:value-type="string" office:string-value="coreapi.h">
            <text:p>coreapi.h</text:p>
          </table:table-cell>
          <table:table-cell table:formula="of:=SUBSTITUTE(['RAW Impl'.D106];&quot;line:&quot;;&quot;&quot;)" office:value-type="string" office:string-value="void reloadVideoDevices();$/;&quot;">
            <text:p>void reloadVideoDevices();$/;"</text:p>
          </table:table-cell>
          <table:table-cell table:style-name="ce59" table:formula="of:=SUBSTITUTE(['RAW Impl'.F106];&quot;returntype:&quot;;&quot;&quot;)" office:value-type="string" office:string-value="class:CoreAPI">
            <text:p>class:CoreAPI</text:p>
          </table:table-cell>
          <table:table-cell table:formula="of:=['RAW Impl'.A106]" office:value-type="string" office:string-value="reloadVideoDevices">
            <text:p>reloadVideoDevices</text:p>
          </table:table-cell>
          <table:table-cell table:style-name="ce59" table:formula="of:=SUBSTITUTE(['RAW Impl'.E106];&quot;signature:&quot;;&quot;&quot;)" office:value-type="string" office:string-value="line:139">
            <text:p>line:139</text:p>
          </table:table-cell>
          <table:table-cell table:number-columns-repeated="1019"/>
        </table:table-row>
        <table:table-row table:style-name="ro3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59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removeProxyConfig">
            <text:p>removeProxyConfig</text:p>
          </table:table-cell>
          <table:table-cell table:style-name="ce59" table:formula="of:=SUBSTITUTE(['RAW Impl'.E107];&quot;signature:&quot;;&quot;&quot;)" office:value-type="string" office:string-value="line:153">
            <text:p>line:153</text:p>
          </table:table-cell>
          <table:table-cell table:number-columns-repeated="1019"/>
        </table:table-row>
        <table:table-row table:style-name="ro3">
          <table:table-cell table:formula="of:=['RAW Impl'.B108]" office:value-type="string" office:string-value="coreapi.h">
            <text:p>coreapi.h</text:p>
          </table:table-cell>
          <table:table-cell table:formula="of:=SUBSTITUTE(['RAW Impl'.D108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59" table:formula="of:=SUBSTITUTE(['RAW Impl'.F108];&quot;returntype:&quot;;&quot;&quot;)" office:value-type="string" office:string-value="class:CoreAPI">
            <text:p>class:CoreAPI</text:p>
          </table:table-cell>
          <table:table-cell table:formula="of:=['RAW Impl'.A108]" office:value-type="string" office:string-value="setAudioCodecs">
            <text:p>setAudioCodecs</text:p>
          </table:table-cell>
          <table:table-cell table:style-name="ce59" table:formula="of:=SUBSTITUTE(['RAW Impl'.E108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3">
          <table:table-cell table:formula="of:=['RAW Impl'.B109]" office:value-type="string" office:string-value="videoapi.h">
            <text:p>videoapi.h</text:p>
          </table:table-cell>
          <table:table-cell table:formula="of:=SUBSTITUTE(['RAW Impl'.D109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59" table:formula="of:=SUBSTITUTE(['RAW Impl'.F109];&quot;returntype:&quot;;&quot;&quot;)" office:value-type="string" office:string-value="class:VideoAPI">
            <text:p>class:VideoAPI</text:p>
          </table:table-cell>
          <table:table-cell table:formula="of:=['RAW Impl'.A109]" office:value-type="string" office:string-value="setBackgroundColor">
            <text:p>setBackgroundColor</text:p>
          </table:table-cell>
          <table:table-cell table:style-name="ce59" table:formula="of:=SUBSTITUTE(['RAW Impl'.E109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110]" office:value-type="string" office:string-value="videowindow.h">
            <text:p>videowindow.h</text:p>
          </table:table-cell>
          <table:table-cell table:formula="of:=SUBSTITUTE(['RAW Impl'.D110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59" table:formula="of:=SUBSTITUTE(['RAW Impl'.F110];&quot;returntype:&quot;;&quot;&quot;)" office:value-type="string" office:string-value="class:VideoWindow">
            <text:p>class:VideoWindow</text:p>
          </table:table-cell>
          <table:table-cell table:formula="of:=['RAW Impl'.A110]" office:value-type="string" office:string-value="setBackgroundColor">
            <text:p>setBackgroundColor</text:p>
          </table:table-cell>
          <table:table-cell table:style-name="ce59" table:formula="of:=SUBSTITUTE(['RAW Impl'.E110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111]" office:value-type="string" office:string-value="coreapi.h">
            <text:p>coreapi.h</text:p>
          </table:table-cell>
          <table:table-cell table:formula="of:=SUBSTITUTE(['RAW Impl'.D111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59" table:formula="of:=SUBSTITUTE(['RAW Impl'.F111];&quot;returntype:&quot;;&quot;&quot;)" office:value-type="string" office:string-value="class:CoreAPI">
            <text:p>class:CoreAPI</text:p>
          </table:table-cell>
          <table:table-cell table:formula="of:=['RAW Impl'.A111]" office:value-type="string" office:string-value="setCaptureDevice">
            <text:p>setCaptureDevice</text:p>
          </table:table-cell>
          <table:table-cell table:style-name="ce59" table:formula="of:=SUBSTITUTE(['RAW Impl'.E111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3">
          <table:table-cell table:formula="of:=['RAW Impl'.B112]" office:value-type="string" office:string-value="coreapi.h">
            <text:p>coreapi.h</text:p>
          </table:table-cell>
          <table:table-cell table:formula="of:=SUBSTITUTE(['RAW Impl'.D112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59" table:formula="of:=SUBSTITUTE(['RAW Impl'.F112];&quot;returntype:&quot;;&quot;&quot;)" office:value-type="string" office:string-value="class:CoreAPI">
            <text:p>class:CoreAPI</text:p>
          </table:table-cell>
          <table:table-cell table:formula="of:=['RAW Impl'.A112]" office:value-type="string" office:string-value="setDefaultProxy">
            <text:p>setDefaultProxy</text:p>
          </table:table-cell>
          <table:table-cell table:style-name="ce59" table:formula="of:=SUBSTITUTE(['RAW Impl'.E112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3">
          <table:table-cell table:formula="of:=['RAW Impl'.B113]" office:value-type="string" office:string-value="payloadtypeapi.h">
            <text:p>payloadtypeapi.h</text:p>
          </table:table-cell>
          <table:table-cell table:formula="of:=SUBSTITUTE(['RAW Impl'.D113];&quot;line:&quot;;&quot;&quot;)" office:value-type="string" office:string-value="void setEnabled(bool enable);$/;&quot;">
            <text:p>void setEnabled(bool enable);$/;"</text:p>
          </table:table-cell>
          <table:table-cell table:style-name="ce59" table:formula="of:=SUBSTITUTE(['RAW Impl'.F113];&quot;returntype:&quot;;&quot;&quot;)" office:value-type="string" office:string-value="class:PayloadTypeAPI">
            <text:p>class:PayloadTypeAPI</text:p>
          </table:table-cell>
          <table:table-cell table:formula="of:=['RAW Impl'.A113]" office:value-type="string" office:string-value="setEnabled">
            <text:p>setEnabled</text:p>
          </table:table-cell>
          <table:table-cell table:style-name="ce59" table:formula="of:=SUBSTITUTE(['RAW Impl'.E113];&quot;signature:&quot;;&quot;&quot;)" office:value-type="string" office:string-value="line:74">
            <text:p>line:74</text:p>
          </table:table-cell>
          <table:table-cell table:number-columns-repeated="1019"/>
        </table:table-row>
        <table:table-row table:style-name="ro3">
          <table:table-cell table:formula="of:=['RAW Impl'.B114]" office:value-type="string" office:string-value="proxyconfigapi.h">
            <text:p>proxyconfigapi.h</text:p>
          </table:table-cell>
          <table:table-cell table:formula="of:=SUBSTITUTE(['RAW Impl'.D114];&quot;line:&quot;;&quot;&quot;)" office:value-type="string" office:string-value="void setExpires(int expires);$/;&quot;">
            <text:p>void setExpires(int expires);$/;"</text:p>
          </table:table-cell>
          <table:table-cell table:style-name="ce59" table:formula="of:=SUBSTITUTE(['RAW Impl'.F114];&quot;returntype:&quot;;&quot;&quot;)" office:value-type="string" office:string-value="class:ProxyConfigAPI">
            <text:p>class:ProxyConfigAPI</text:p>
          </table:table-cell>
          <table:table-cell table:formula="of:=['RAW Impl'.A114]" office:value-type="string" office:string-value="setExpires">
            <text:p>setExpires</text:p>
          </table:table-cell>
          <table:table-cell table:style-name="ce59" table:formula="of:=SUBSTITUTE(['RAW Impl'.E114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3">
          <table:table-cell table:formula="of:=['RAW Impl'.B115]" office:value-type="string" office:string-value="proxyconfigapi.h">
            <text:p>proxyconfigapi.h</text:p>
          </table:table-cell>
          <table:table-cell table:formula="of:=SUBSTITUTE(['RAW Impl'.D115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59" table:formula="of:=SUBSTITUTE(['RAW Impl'.F115];&quot;returntype:&quot;;&quot;&quot;)" office:value-type="string" office:string-value="class:ProxyConfigAPI">
            <text:p>class:ProxyConfigAPI</text:p>
          </table:table-cell>
          <table:table-cell table:formula="of:=['RAW Impl'.A115]" office:value-type="string" office:string-value="setIdentity">
            <text:p>setIdentity</text:p>
          </table:table-cell>
          <table:table-cell table:style-name="ce59" table:formula="of:=SUBSTITUTE(['RAW Impl'.E115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59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setMagic">
            <text:p>setMagic</text:p>
          </table:table-cell>
          <table:table-cell table:style-name="ce59" table:formula="of:=SUBSTITUTE(['RAW Impl'.E116];&quot;signature:&quot;;&quot;&quot;)" office:value-type="string" office:string-value="line:97">
            <text:p>line:97</text:p>
          </table:table-cell>
          <table:table-cell table:number-columns-repeated="1019"/>
        </table:table-row>
        <table:table-row table:style-name="ro3">
          <table:table-cell table:formula="of:=['RAW Impl'.B117]" office:value-type="string" office:string-value="videoapi.h">
            <text:p>videoapi.h</text:p>
          </table:table-cell>
          <table:table-cell table:formula="of:=SUBSTITUTE(['RAW Impl'.D117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59" table:formula="of:=SUBSTITUTE(['RAW Impl'.F117];&quot;returntype:&quot;;&quot;&quot;)" office:value-type="string" office:string-value="class:VideoAPI">
            <text:p>class:VideoAPI</text:p>
          </table:table-cell>
          <table:table-cell table:formula="of:=['RAW Impl'.A117]" office:value-type="string" office:string-value="setMagic">
            <text:p>setMagic</text:p>
          </table:table-cell>
          <table:table-cell table:style-name="ce59" table:formula="of:=SUBSTITUTE(['RAW Impl'.E117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118]" office:value-type="string" office:string-value="coreapi.h">
            <text:p>coreapi.h</text:p>
          </table:table-cell>
          <table:table-cell table:formula="of:=SUBSTITUTE(['RAW Impl'.D118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59" table:formula="of:=SUBSTITUTE(['RAW Impl'.F118];&quot;returntype:&quot;;&quot;&quot;)" office:value-type="string" office:string-value="class:CoreAPI">
            <text:p>class:CoreAPI</text:p>
          </table:table-cell>
          <table:table-cell table:formula="of:=['RAW Impl'.A118]" office:value-type="string" office:string-value="setNativePreviewWindowId">
            <text:p>setNativePreviewWindowId</text:p>
          </table:table-cell>
          <table:table-cell table:style-name="ce59" table:formula="of:=SUBSTITUTE(['RAW Impl'.E118];&quot;signature:&quot;;&quot;&quot;)" office:value-type="string" office:string-value="line:123">
            <text:p>line:123</text:p>
          </table:table-cell>
          <table:table-cell table:number-columns-repeated="1019"/>
        </table:table-row>
        <table:table-row table:style-name="ro3">
          <table:table-cell table:formula="of:=['RAW Impl'.B119]" office:value-type="string" office:string-value="coreapi.h">
            <text:p>coreapi.h</text:p>
          </table:table-cell>
          <table:table-cell table:formula="of:=SUBSTITUTE(['RAW Impl'.D119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59" table:formula="of:=SUBSTITUTE(['RAW Impl'.F119];&quot;returntype:&quot;;&quot;&quot;)" office:value-type="string" office:string-value="class:CoreAPI">
            <text:p>class:CoreAPI</text:p>
          </table:table-cell>
          <table:table-cell table:formula="of:=['RAW Impl'.A119]" office:value-type="string" office:string-value="setNativeVideoWindowId">
            <text:p>setNativeVideoWindowId</text:p>
          </table:table-cell>
          <table:table-cell table:style-name="ce59" table:formula="of:=SUBSTITUTE(['RAW Impl'.E119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3">
          <table:table-cell table:formula="of:=['RAW Impl'.B120]" office:value-type="string" office:string-value="authinfoapi.h">
            <text:p>authinfoapi.h</text:p>
          </table:table-cell>
          <table:table-cell table:formula="of:=SUBSTITUTE(['RAW Impl'.D120];&quot;line:&quot;;&quot;&quot;)" office:value-type="string" office:string-value="void setPasswd(const std::string &amp;passwd);$/;&quot;">
            <text:p>void setPasswd(const std::string &amp;passwd);$/;"</text:p>
          </table:table-cell>
          <table:table-cell table:style-name="ce59" table:formula="of:=SUBSTITUTE(['RAW Impl'.F120];&quot;returntype:&quot;;&quot;&quot;)" office:value-type="string" office:string-value="class:AuthInfoAPI">
            <text:p>class:AuthInfoAPI</text:p>
          </table:table-cell>
          <table:table-cell table:formula="of:=['RAW Impl'.A120]" office:value-type="string" office:string-value="setPasswd">
            <text:p>setPasswd</text:p>
          </table:table-cell>
          <table:table-cell table:style-name="ce59" table:formula="of:=SUBSTITUTE(['RAW Impl'.E120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3">
          <table:table-cell table:formula="of:=['RAW Impl'.B121]" office:value-type="string" office:string-value="coreapi.h">
            <text:p>coreapi.h</text:p>
          </table:table-cell>
          <table:table-cell table:formula="of:=SUBSTITUTE(['RAW Impl'.D121];&quot;line:&quot;;&quot;&quot;)" office:value-type="string" office:string-value="void setPlayLevel(int level);$/;&quot;">
            <text:p>void setPlayLevel(int level);$/;"</text:p>
          </table:table-cell>
          <table:table-cell table:style-name="ce59" table:formula="of:=SUBSTITUTE(['RAW Impl'.F121];&quot;returntype:&quot;;&quot;&quot;)" office:value-type="string" office:string-value="class:CoreAPI">
            <text:p>class:CoreAPI</text:p>
          </table:table-cell>
          <table:table-cell table:formula="of:=['RAW Impl'.A121]" office:value-type="string" office:string-value="setPlayLevel">
            <text:p>setPlayLevel</text:p>
          </table:table-cell>
          <table:table-cell table:style-name="ce59" table:formula="of:=SUBSTITUTE(['RAW Impl'.E121];&quot;signature:&quot;;&quot;&quot;)" office:value-type="string" office:string-value="line:108">
            <text:p>line:108</text:p>
          </table:table-cell>
          <table:table-cell table:number-columns-repeated="1019"/>
        </table:table-row>
        <table:table-row table:style-name="ro3">
          <table:table-cell table:formula="of:=['RAW Impl'.B122]" office:value-type="string" office:string-value="coreapi.h">
            <text:p>coreapi.h</text:p>
          </table:table-cell>
          <table:table-cell table:formula="of:=SUBSTITUTE(['RAW Impl'.D122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59" table:formula="of:=SUBSTITUTE(['RAW Impl'.F122];&quot;returntype:&quot;;&quot;&quot;)" office:value-type="string" office:string-value="class:CoreAPI">
            <text:p>class:CoreAPI</text:p>
          </table:table-cell>
          <table:table-cell table:formula="of:=['RAW Impl'.A122]" office:value-type="string" office:string-value="setPlaybackDevice">
            <text:p>setPlaybackDevice</text:p>
          </table:table-cell>
          <table:table-cell table:style-name="ce59" table:formula="of:=SUBSTITUTE(['RAW Impl'.E122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3">
          <table:table-cell table:formula="of:=['RAW Impl'.B123]" office:value-type="string" office:string-value="coreplugin.h">
            <text:p>coreplugin.h</text:p>
          </table:table-cell>
          <table:table-cell table:formula="of:=SUBSTITUTE(['RAW Impl'.D123];&quot;line:&quot;;&quot;&quot;)" office:value-type="string" office:string-value="virtual bool setReady();$/;&quot;">
            <text:p>virtual bool setReady();$/;"</text:p>
          </table:table-cell>
          <table:table-cell table:style-name="ce59" table:formula="of:=SUBSTITUTE(['RAW Impl'.F123];&quot;returntype:&quot;;&quot;&quot;)" office:value-type="string" office:string-value="class:linphone">
            <text:p>class:linphone</text:p>
          </table:table-cell>
          <table:table-cell table:formula="of:=['RAW Impl'.A123]" office:value-type="string" office:string-value="setReady">
            <text:p>setReady</text:p>
          </table:table-cell>
          <table:table-cell table:style-name="ce59" table:formula="of:=SUBSTITUTE(['RAW Impl'.E123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3">
          <table:table-cell table:formula="of:=['RAW Impl'.B124]" office:value-type="string" office:string-value="videoplugin.h">
            <text:p>videoplugin.h</text:p>
          </table:table-cell>
          <table:table-cell table:formula="of:=SUBSTITUTE(['RAW Impl'.D124];&quot;line:&quot;;&quot;&quot;)" office:value-type="string" office:string-value="virtual bool setReady();$/;&quot;">
            <text:p>virtual bool setReady();$/;"</text:p>
          </table:table-cell>
          <table:table-cell table:style-name="ce59" table:formula="of:=SUBSTITUTE(['RAW Impl'.F124];&quot;returntype:&quot;;&quot;&quot;)" office:value-type="string" office:string-value="class:video">
            <text:p>class:video</text:p>
          </table:table-cell>
          <table:table-cell table:formula="of:=['RAW Impl'.A124]" office:value-type="string" office:string-value="setReady">
            <text:p>setReady</text:p>
          </table:table-cell>
          <table:table-cell table:style-name="ce59" table:formula="of:=SUBSTITUTE(['RAW Impl'.E12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125]" office:value-type="string" office:string-value="coreapi.h">
            <text:p>coreapi.h</text:p>
          </table:table-cell>
          <table:table-cell table:formula="of:=SUBSTITUTE(['RAW Impl'.D125];&quot;line:&quot;;&quot;&quot;)" office:value-type="string" office:string-value="void setRecLevel(int level);$/;&quot;">
            <text:p>void setRecLevel(int level);$/;"</text:p>
          </table:table-cell>
          <table:table-cell table:style-name="ce59" table:formula="of:=SUBSTITUTE(['RAW Impl'.F125];&quot;returntype:&quot;;&quot;&quot;)" office:value-type="string" office:string-value="class:CoreAPI">
            <text:p>class:CoreAPI</text:p>
          </table:table-cell>
          <table:table-cell table:formula="of:=['RAW Impl'.A125]" office:value-type="string" office:string-value="setRecLevel">
            <text:p>setRecLevel</text:p>
          </table:table-cell>
          <table:table-cell table:style-name="ce59" table:formula="of:=SUBSTITUTE(['RAW Impl'.E125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3">
          <table:table-cell table:formula="of:=['RAW Impl'.B126]" office:value-type="string" office:string-value="coreapi.h">
            <text:p>coreapi.h</text:p>
          </table:table-cell>
          <table:table-cell table:formula="of:=SUBSTITUTE(['RAW Impl'.D126];&quot;line:&quot;;&quot;&quot;)" office:value-type="string" office:string-value="void setRingLevel(int level);$/;&quot;">
            <text:p>void setRingLevel(int level);$/;"</text:p>
          </table:table-cell>
          <table:table-cell table:style-name="ce59" table:formula="of:=SUBSTITUTE(['RAW Impl'.F126];&quot;returntype:&quot;;&quot;&quot;)" office:value-type="string" office:string-value="class:CoreAPI">
            <text:p>class:CoreAPI</text:p>
          </table:table-cell>
          <table:table-cell table:formula="of:=['RAW Impl'.A126]" office:value-type="string" office:string-value="setRingLevel">
            <text:p>setRingLevel</text:p>
          </table:table-cell>
          <table:table-cell table:style-name="ce59" table:formula="of:=SUBSTITUTE(['RAW Impl'.E126];&quot;signature:&quot;;&quot;&quot;)" office:value-type="string" office:string-value="line:112">
            <text:p>line:112</text:p>
          </table:table-cell>
          <table:table-cell table:number-columns-repeated="1019"/>
        </table:table-row>
        <table:table-row table:style-name="ro3">
          <table:table-cell table:formula="of:=['RAW Impl'.B127]" office:value-type="string" office:string-value="coreapi.h">
            <text:p>coreapi.h</text:p>
          </table:table-cell>
          <table:table-cell table:formula="of:=SUBSTITUTE(['RAW Impl'.D127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59" table:formula="of:=SUBSTITUTE(['RAW Impl'.F127];&quot;returntype:&quot;;&quot;&quot;)" office:value-type="string" office:string-value="class:CoreAPI">
            <text:p>class:CoreAPI</text:p>
          </table:table-cell>
          <table:table-cell table:formula="of:=['RAW Impl'.A127]" office:value-type="string" office:string-value="setRingerDevice">
            <text:p>setRingerDevice</text:p>
          </table:table-cell>
          <table:table-cell table:style-name="ce59" table:formula="of:=SUBSTITUTE(['RAW Impl'.E127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3">
          <table:table-cell table:formula="of:=['RAW Impl'.B128]" office:value-type="string" office:string-value="proxyconfigapi.h">
            <text:p>proxyconfigapi.h</text:p>
          </table:table-cell>
          <table:table-cell table:formula="of:=SUBSTITUTE(['RAW Impl'.D128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59" table:formula="of:=SUBSTITUTE(['RAW Impl'.F128];&quot;returntype:&quot;;&quot;&quot;)" office:value-type="string" office:string-value="class:ProxyConfigAPI">
            <text:p>class:ProxyConfigAPI</text:p>
          </table:table-cell>
          <table:table-cell table:formula="of:=['RAW Impl'.A128]" office:value-type="string" office:string-value="setRoute">
            <text:p>setRoute</text:p>
          </table:table-cell>
          <table:table-cell table:style-name="ce59" table:formula="of:=SUBSTITUTE(['RAW Impl'.E128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129]" office:value-type="string" office:string-value="proxyconfigapi.h">
            <text:p>proxyconfigapi.h</text:p>
          </table:table-cell>
          <table:table-cell table:formula="of:=SUBSTITUTE(['RAW Impl'.D129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59" table:formula="of:=SUBSTITUTE(['RAW Impl'.F129];&quot;returntype:&quot;;&quot;&quot;)" office:value-type="string" office:string-value="class:ProxyConfigAPI">
            <text:p>class:ProxyConfigAPI</text:p>
          </table:table-cell>
          <table:table-cell table:formula="of:=['RAW Impl'.A129]" office:value-type="string" office:string-value="setServerAddr">
            <text:p>setServerAddr</text:p>
          </table:table-cell>
          <table:table-cell table:style-name="ce59" table:formula="of:=SUBSTITUTE(['RAW Impl'.E129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3">
          <table:table-cell table:formula="of:=['RAW Impl'.B130]" office:value-type="string" office:string-value="authinfoapi.h">
            <text:p>authinfoapi.h</text:p>
          </table:table-cell>
          <table:table-cell table:formula="of:=SUBSTITUTE(['RAW Impl'.D130];&quot;line:&quot;;&quot;&quot;)" office:value-type="string" office:string-value="void setUserid(const std::string &amp;userid);$/;&quot;">
            <text:p>void setUserid(const std::string &amp;userid);$/;"</text:p>
          </table:table-cell>
          <table:table-cell table:style-name="ce59" table:formula="of:=SUBSTITUTE(['RAW Impl'.F130];&quot;returntype:&quot;;&quot;&quot;)" office:value-type="string" office:string-value="class:AuthInfoAPI">
            <text:p>class:AuthInfoAPI</text:p>
          </table:table-cell>
          <table:table-cell table:formula="of:=['RAW Impl'.A130]" office:value-type="string" office:string-value="setUserid">
            <text:p>setUserid</text:p>
          </table:table-cell>
          <table:table-cell table:style-name="ce59" table:formula="of:=SUBSTITUTE(['RAW Impl'.E13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131]" office:value-type="string" office:string-value="authinfoapi.h">
            <text:p>authinfoapi.h</text:p>
          </table:table-cell>
          <table:table-cell table:formula="of:=SUBSTITUTE(['RAW Impl'.D131];&quot;line:&quot;;&quot;&quot;)" office:value-type="string" office:string-value="void setUsername(const std::string &amp;username);$/;&quot;">
            <text:p>void setUsername(const std::string &amp;username);$/;"</text:p>
          </table:table-cell>
          <table:table-cell table:style-name="ce59" table:formula="of:=SUBSTITUTE(['RAW Impl'.F131];&quot;returntype:&quot;;&quot;&quot;)" office:value-type="string" office:string-value="class:AuthInfoAPI">
            <text:p>class:AuthInfoAPI</text:p>
          </table:table-cell>
          <table:table-cell table:formula="of:=['RAW Impl'.A131]" office:value-type="string" office:string-value="setUsername">
            <text:p>setUsername</text:p>
          </table:table-cell>
          <table:table-cell table:style-name="ce59" table:formula="of:=SUBSTITUTE(['RAW Impl'.E131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3">
          <table:table-cell table:formula="of:=['RAW Impl'.B132]" office:value-type="string" office:string-value="coreapi.h">
            <text:p>coreapi.h</text:p>
          </table:table-cell>
          <table:table-cell table:formula="of:=SUBSTITUTE(['RAW Impl'.D132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59" table:formula="of:=SUBSTITUTE(['RAW Impl'.F132];&quot;returntype:&quot;;&quot;&quot;)" office:value-type="string" office:string-value="class:CoreAPI">
            <text:p>class:CoreAPI</text:p>
          </table:table-cell>
          <table:table-cell table:formula="of:=['RAW Impl'.A132]" office:value-type="string" office:string-value="setVideoCodecs">
            <text:p>setVideoCodecs</text:p>
          </table:table-cell>
          <table:table-cell table:style-name="ce59" table:formula="of:=SUBSTITUTE(['RAW Impl'.E132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3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59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setVideoDevice">
            <text:p>setVideoDevice</text:p>
          </table:table-cell>
          <table:table-cell table:style-name="ce59" table:formula="of:=SUBSTITUTE(['RAW Impl'.E133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3">
          <table:table-cell table:formula="of:=['RAW Impl'.B134]" office:value-type="string" office:string-value="videoapi.h">
            <text:p>videoapi.h</text:p>
          </table:table-cell>
          <table:table-cell table:formula="of:=SUBSTITUTE(['RAW Impl'.D134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59" table:formula="of:=SUBSTITUTE(['RAW Impl'.F134];&quot;returntype:&quot;;&quot;&quot;)" office:value-type="string" office:string-value="class:VideoAPI">
            <text:p>class:VideoAPI</text:p>
          </table:table-cell>
          <table:table-cell table:formula="of:=['RAW Impl'.A134]" office:value-type="string" office:string-value="setWindow">
            <text:p>setWindow</text:p>
          </table:table-cell>
          <table:table-cell table:style-name="ce59" table:formula="of:=SUBSTITUTE(['RAW Impl'.E134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35]" office:value-type="string" office:string-value="videowindow.h">
            <text:p>videowindow.h</text:p>
          </table:table-cell>
          <table:table-cell table:formula="of:=SUBSTITUTE(['RAW Impl'.D135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59" table:formula="of:=SUBSTITUTE(['RAW Impl'.F135];&quot;returntype:&quot;;&quot;&quot;)" office:value-type="string" office:string-value="class:VideoWindow">
            <text:p>class:VideoWindow</text:p>
          </table:table-cell>
          <table:table-cell table:formula="of:=['RAW Impl'.A135]" office:value-type="string" office:string-value="setWindow">
            <text:p>setWindow</text:p>
          </table:table-cell>
          <table:table-cell table:style-name="ce59" table:formula="of:=SUBSTITUTE(['RAW Impl'.E135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3">
          <table:table-cell table:formula="of:=['RAW Impl'.B136]" office:value-type="string" office:string-value="coreplugin.h">
            <text:p>coreplugin.h</text:p>
          </table:table-cell>
          <table:table-cell table:formula="of:=SUBSTITUTE(['RAW Impl'.D136];&quot;line:&quot;;&quot;&quot;)" office:value-type="string" office:string-value="void shutdown();$/;&quot;">
            <text:p>void shutdown();$/;"</text:p>
          </table:table-cell>
          <table:table-cell table:style-name="ce59" table:formula="of:=SUBSTITUTE(['RAW Impl'.F136];&quot;returntype:&quot;;&quot;&quot;)" office:value-type="string" office:string-value="class:linphone">
            <text:p>class:linphone</text:p>
          </table:table-cell>
          <table:table-cell table:formula="of:=['RAW Impl'.A136]" office:value-type="string" office:string-value="shutdown">
            <text:p>shutdown</text:p>
          </table:table-cell>
          <table:table-cell table:style-name="ce59" table:formula="of:=SUBSTITUTE(['RAW Impl'.E136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3">
          <table:table-cell table:formula="of:=['RAW Impl'.B137]" office:value-type="string" office:string-value="videoplugin.h">
            <text:p>videoplugin.h</text:p>
          </table:table-cell>
          <table:table-cell table:formula="of:=SUBSTITUTE(['RAW Impl'.D137];&quot;line:&quot;;&quot;&quot;)" office:value-type="string" office:string-value="void shutdown();$/;&quot;">
            <text:p>void shutdown();$/;"</text:p>
          </table:table-cell>
          <table:table-cell table:style-name="ce59" table:formula="of:=SUBSTITUTE(['RAW Impl'.F137];&quot;returntype:&quot;;&quot;&quot;)" office:value-type="string" office:string-value="class:video">
            <text:p>class:video</text:p>
          </table:table-cell>
          <table:table-cell table:formula="of:=['RAW Impl'.A137]" office:value-type="string" office:string-value="shutdown">
            <text:p>shutdown</text:p>
          </table:table-cell>
          <table:table-cell table:style-name="ce59" table:formula="of:=SUBSTITUTE(['RAW Impl'.E137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3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59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soundDeviceCanCapture">
            <text:p>soundDeviceCanCapture</text:p>
          </table:table-cell>
          <table:table-cell table:style-name="ce59" table:formula="of:=SUBSTITUTE(['RAW Impl'.E138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3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59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soundDeviceCanPlayback">
            <text:p>soundDeviceCanPlayback</text:p>
          </table:table-cell>
          <table:table-cell table:style-name="ce59" table:formula="of:=SUBSTITUTE(['RAW Impl'.E139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3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59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terminateCall">
            <text:p>terminateCall</text:p>
          </table:table-cell>
          <table:table-cell table:style-name="ce59" table:formula="of:=SUBSTITUTE(['RAW Impl'.E140];&quot;signature:&quot;;&quot;&quot;)" office:value-type="string" office:string-value="line:105">
            <text:p>line:105</text:p>
          </table:table-cell>
          <table:table-cell table:number-columns-repeated="1019"/>
        </table:table-row>
        <table:table-row table:style-name="ro3">
          <table:table-cell table:formula="of:=['RAW Impl'.B141]" office:value-type="string" office:string-value="videoplugin.h">
            <text:p>videoplugin.h</text:p>
          </table:table-cell>
          <table:table-cell table:formula="of:=SUBSTITUTE(['RAW Impl'.D141];&quot;line:&quot;;&quot;&quot;)" office:value-type="string" office:string-value="video();$/;&quot;">
            <text:p>video();$/;"</text:p>
          </table:table-cell>
          <table:table-cell table:style-name="ce59" table:formula="of:=SUBSTITUTE(['RAW Impl'.F141];&quot;returntype:&quot;;&quot;&quot;)" office:value-type="string" office:string-value="class:video">
            <text:p>class:video</text:p>
          </table:table-cell>
          <table:table-cell table:formula="of:=['RAW Impl'.A141]" office:value-type="string" office:string-value="video">
            <text:p>video</text:p>
          </table:table-cell>
          <table:table-cell table:style-name="ce59" table:formula="of:=SUBSTITUTE(['RAW Impl'.E141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3">
          <table:table-cell table:formula="of:=['RAW Impl'.B142]" office:value-type="string" office:string-value="coreapi.h">
            <text:p>coreapi.h</text:p>
          </table:table-cell>
          <table:table-cell table:formula="of:=SUBSTITUTE(['RAW Impl'.D142];&quot;line:&quot;;&quot;&quot;)" office:value-type="string" office:string-value="bool videoEnabled();$/;&quot;">
            <text:p>bool videoEnabled();$/;"</text:p>
          </table:table-cell>
          <table:table-cell table:style-name="ce59" table:formula="of:=SUBSTITUTE(['RAW Impl'.F142];&quot;returntype:&quot;;&quot;&quot;)" office:value-type="string" office:string-value="class:CoreAPI">
            <text:p>class:CoreAPI</text:p>
          </table:table-cell>
          <table:table-cell table:formula="of:=['RAW Impl'.A142]" office:value-type="string" office:string-value="videoEnabled">
            <text:p>videoEnabled</text:p>
          </table:table-cell>
          <table:table-cell table:style-name="ce59" table:formula="of:=SUBSTITUTE(['RAW Impl'.E142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3">
          <table:table-cell table:formula="of:=['RAW Impl'.B143]" office:value-type="string" office:string-value="coreapi.h">
            <text:p>coreapi.h</text:p>
          </table:table-cell>
          <table:table-cell table:formula="of:=SUBSTITUTE(['RAW Impl'.D143];&quot;line:&quot;;&quot;&quot;)" office:value-type="string" office:string-value="bool videoPreviewEnabled();$/;&quot;">
            <text:p>bool videoPreviewEnabled();$/;"</text:p>
          </table:table-cell>
          <table:table-cell table:style-name="ce59" table:formula="of:=SUBSTITUTE(['RAW Impl'.F143];&quot;returntype:&quot;;&quot;&quot;)" office:value-type="string" office:string-value="class:CoreAPI">
            <text:p>class:CoreAPI</text:p>
          </table:table-cell>
          <table:table-cell table:formula="of:=['RAW Impl'.A143]" office:value-type="string" office:string-value="videoPreviewEnabled">
            <text:p>videoPreviewEnabled</text:p>
          </table:table-cell>
          <table:table-cell table:style-name="ce59" table:formula="of:=SUBSTITUTE(['RAW Impl'.E143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3">
          <table:table-cell table:formula="of:=['RAW Impl'.B144]" office:value-type="string" office:string-value="coreapi.h">
            <text:p>coreapi.h</text:p>
          </table:table-cell>
          <table:table-cell table:formula="of:=SUBSTITUTE(['RAW Impl'.D144];&quot;line:&quot;;&quot;&quot;)" office:value-type="string" office:string-value="bool videoSupported();$/;&quot;">
            <text:p>bool videoSupported();$/;"</text:p>
          </table:table-cell>
          <table:table-cell table:style-name="ce59" table:formula="of:=SUBSTITUTE(['RAW Impl'.F144];&quot;returntype:&quot;;&quot;&quot;)" office:value-type="string" office:string-value="class:CoreAPI">
            <text:p>class:CoreAPI</text:p>
          </table:table-cell>
          <table:table-cell table:formula="of:=['RAW Impl'.A144]" office:value-type="string" office:string-value="videoSupported">
            <text:p>videoSupported</text:p>
          </table:table-cell>
          <table:table-cell table:style-name="ce59" table:formula="of:=SUBSTITUTE(['RAW Impl'.E144];&quot;signature:&quot;;&quot;&quot;)" office:value-type="string" office:string-value="line:116">
            <text:p>line:116</text:p>
          </table:table-cell>
          <table:table-cell table:number-columns-repeated="1019"/>
        </table:table-row>
        <table:table-row table:style-name="ro3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59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wrapper_auth_info_requested">
            <text:p>wrapper_auth_info_requested</text:p>
          </table:table-cell>
          <table:table-cell table:style-name="ce59" table:formula="of:=SUBSTITUTE(['RAW Impl'.E145];&quot;signature:&quot;;&quot;&quot;)" office:value-type="string" office:string-value="line:211">
            <text:p>line:211</text:p>
          </table:table-cell>
          <table:table-cell table:number-columns-repeated="1019"/>
        </table:table-row>
        <table:table-row table:style-name="ro3">
          <table:table-cell table:formula="of:=['RAW Impl'.B146]" office:value-type="string" office:string-value="coreapi.h">
            <text:p>coreapi.h</text:p>
          </table:table-cell>
          <table:table-cell table:formula="of:=SUBSTITUTE(['RAW Impl'.D146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59" table:formula="of:=SUBSTITUTE(['RAW Impl'.F146];&quot;returntype:&quot;;&quot;&quot;)" office:value-type="string" office:string-value="class:CoreAPI">
            <text:p>class:CoreAPI</text:p>
          </table:table-cell>
          <table:table-cell table:formula="of:=['RAW Impl'.A146]" office:value-type="string" office:string-value="wrapper_buddy_info_updated">
            <text:p>wrapper_buddy_info_updated</text:p>
          </table:table-cell>
          <table:table-cell table:style-name="ce59" table:formula="of:=SUBSTITUTE(['RAW Impl'.E146];&quot;signature:&quot;;&quot;&quot;)" office:value-type="string" office:string-value="line:216">
            <text:p>line:216</text:p>
          </table:table-cell>
          <table:table-cell table:number-columns-repeated="1019"/>
        </table:table-row>
        <table:table-row table:style-name="ro3">
          <table:table-cell table:formula="of:=['RAW Impl'.B147]" office:value-type="string" office:string-value="coreapi.h">
            <text:p>coreapi.h</text:p>
          </table:table-cell>
          <table:table-cell table:formula="of:=SUBSTITUTE(['RAW Impl'.D147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59" table:formula="of:=SUBSTITUTE(['RAW Impl'.F147];&quot;returntype:&quot;;&quot;&quot;)" office:value-type="string" office:string-value="class:CoreAPI">
            <text:p>class:CoreAPI</text:p>
          </table:table-cell>
          <table:table-cell table:formula="of:=['RAW Impl'.A147]" office:value-type="string" office:string-value="wrapper_call_encryption_changed">
            <text:p>wrapper_call_encryption_changed</text:p>
          </table:table-cell>
          <table:table-cell table:style-name="ce59" table:formula="of:=SUBSTITUTE(['RAW Impl'.E147];&quot;signature:&quot;;&quot;&quot;)" office:value-type="string" office:string-value="line:223">
            <text:p>line:223</text:p>
          </table:table-cell>
          <table:table-cell table:number-columns-repeated="1019"/>
        </table:table-row>
        <table:table-row table:style-name="ro3">
          <table:table-cell table:formula="of:=['RAW Impl'.B148]" office:value-type="string" office:string-value="coreapi.h">
            <text:p>coreapi.h</text:p>
          </table:table-cell>
          <table:table-cell table:formula="of:=SUBSTITUTE(['RAW Impl'.D148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59" table:formula="of:=SUBSTITUTE(['RAW Impl'.F148];&quot;returntype:&quot;;&quot;&quot;)" office:value-type="string" office:string-value="class:CoreAPI">
            <text:p>class:CoreAPI</text:p>
          </table:table-cell>
          <table:table-cell table:formula="of:=['RAW Impl'.A148]" office:value-type="string" office:string-value="wrapper_call_log_updated">
            <text:p>wrapper_call_log_updated</text:p>
          </table:table-cell>
          <table:table-cell table:style-name="ce59" table:formula="of:=SUBSTITUTE(['RAW Impl'.E148];&quot;signature:&quot;;&quot;&quot;)" office:value-type="string" office:string-value="line:212">
            <text:p>line:212</text:p>
          </table:table-cell>
          <table:table-cell table:number-columns-repeated="1019"/>
        </table:table-row>
        <table:table-row table:style-name="ro3">
          <table:table-cell table:formula="of:=['RAW Impl'.B149]" office:value-type="string" office:string-value="coreapi.h">
            <text:p>coreapi.h</text:p>
          </table:table-cell>
          <table:table-cell table:formula="of:=SUBSTITUTE(['RAW Impl'.D149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59" table:formula="of:=SUBSTITUTE(['RAW Impl'.F149];&quot;returntype:&quot;;&quot;&quot;)" office:value-type="string" office:string-value="class:CoreAPI">
            <text:p>class:CoreAPI</text:p>
          </table:table-cell>
          <table:table-cell table:formula="of:=['RAW Impl'.A149]" office:value-type="string" office:string-value="wrapper_call_state_changed">
            <text:p>wrapper_call_state_changed</text:p>
          </table:table-cell>
          <table:table-cell table:style-name="ce59" table:formula="of:=SUBSTITUTE(['RAW Impl'.E149];&quot;signature:&quot;;&quot;&quot;)" office:value-type="string" office:string-value="line:208">
            <text:p>line:208</text:p>
          </table:table-cell>
          <table:table-cell table:number-columns-repeated="1019"/>
        </table:table-row>
        <table:table-row table:style-name="ro3">
          <table:table-cell table:formula="of:=['RAW Impl'.B150]" office:value-type="string" office:string-value="coreapi.h">
            <text:p>coreapi.h</text:p>
          </table:table-cell>
          <table:table-cell table:formula="of:=SUBSTITUTE(['RAW Impl'.D150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59" table:formula="of:=SUBSTITUTE(['RAW Impl'.F150];&quot;returntype:&quot;;&quot;&quot;)" office:value-type="string" office:string-value="class:CoreAPI">
            <text:p>class:CoreAPI</text:p>
          </table:table-cell>
          <table:table-cell table:formula="of:=['RAW Impl'.A150]" office:value-type="string" office:string-value="wrapper_display_message">
            <text:p>wrapper_display_message</text:p>
          </table:table-cell>
          <table:table-cell table:style-name="ce59" table:formula="of:=SUBSTITUTE(['RAW Impl'.E150];&quot;signature:&quot;;&quot;&quot;)" office:value-type="string" office:string-value="line:219">
            <text:p>line:219</text:p>
          </table:table-cell>
          <table:table-cell table:number-columns-repeated="1019"/>
        </table:table-row>
        <table:table-row table:style-name="ro3">
          <table:table-cell table:formula="of:=['RAW Impl'.B151]" office:value-type="string" office:string-value="coreapi.h">
            <text:p>coreapi.h</text:p>
          </table:table-cell>
          <table:table-cell table:formula="of:=SUBSTITUTE(['RAW Impl'.D151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59" table:formula="of:=SUBSTITUTE(['RAW Impl'.F151];&quot;returntype:&quot;;&quot;&quot;)" office:value-type="string" office:string-value="class:CoreAPI">
            <text:p>class:CoreAPI</text:p>
          </table:table-cell>
          <table:table-cell table:formula="of:=['RAW Impl'.A151]" office:value-type="string" office:string-value="wrapper_display_status">
            <text:p>wrapper_display_status</text:p>
          </table:table-cell>
          <table:table-cell table:style-name="ce59" table:formula="of:=SUBSTITUTE(['RAW Impl'.E151];&quot;signature:&quot;;&quot;&quot;)" office:value-type="string" office:string-value="line:218">
            <text:p>line:218</text:p>
          </table:table-cell>
          <table:table-cell table:number-columns-repeated="1019"/>
        </table:table-row>
        <table:table-row table:style-name="ro3">
          <table:table-cell table:formula="of:=['RAW Impl'.B152]" office:value-type="string" office:string-value="coreapi.h">
            <text:p>coreapi.h</text:p>
          </table:table-cell>
          <table:table-cell table:formula="of:=SUBSTITUTE(['RAW Impl'.D152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59" table:formula="of:=SUBSTITUTE(['RAW Impl'.F152];&quot;returntype:&quot;;&quot;&quot;)" office:value-type="string" office:string-value="class:CoreAPI">
            <text:p>class:CoreAPI</text:p>
          </table:table-cell>
          <table:table-cell table:formula="of:=['RAW Impl'.A152]" office:value-type="string" office:string-value="wrapper_display_url">
            <text:p>wrapper_display_url</text:p>
          </table:table-cell>
          <table:table-cell table:style-name="ce59" table:formula="of:=SUBSTITUTE(['RAW Impl'.E152];&quot;signature:&quot;;&quot;&quot;)" office:value-type="string" office:string-value="line:221">
            <text:p>line:221</text:p>
          </table:table-cell>
          <table:table-cell table:number-columns-repeated="1019"/>
        </table:table-row>
        <table:table-row table:style-name="ro3">
          <table:table-cell table:formula="of:=['RAW Impl'.B153]" office:value-type="string" office:string-value="coreapi.h">
            <text:p>coreapi.h</text:p>
          </table:table-cell>
          <table:table-cell table:formula="of:=SUBSTITUTE(['RAW Impl'.D153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59" table:formula="of:=SUBSTITUTE(['RAW Impl'.F153];&quot;returntype:&quot;;&quot;&quot;)" office:value-type="string" office:string-value="class:CoreAPI">
            <text:p>class:CoreAPI</text:p>
          </table:table-cell>
          <table:table-cell table:formula="of:=['RAW Impl'.A153]" office:value-type="string" office:string-value="wrapper_display_warning">
            <text:p>wrapper_display_warning</text:p>
          </table:table-cell>
          <table:table-cell table:style-name="ce59" table:formula="of:=SUBSTITUTE(['RAW Impl'.E153];&quot;signature:&quot;;&quot;&quot;)" office:value-type="string" office:string-value="line:220">
            <text:p>line:220</text:p>
          </table:table-cell>
          <table:table-cell table:number-columns-repeated="1019"/>
        </table:table-row>
        <table:table-row table:style-name="ro3">
          <table:table-cell table:formula="of:=['RAW Impl'.B154]" office:value-type="string" office:string-value="coreapi.h">
            <text:p>coreapi.h</text:p>
          </table:table-cell>
          <table:table-cell table:formula="of:=SUBSTITUTE(['RAW Impl'.D154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59" table:formula="of:=SUBSTITUTE(['RAW Impl'.F154];&quot;returntype:&quot;;&quot;&quot;)" office:value-type="string" office:string-value="class:CoreAPI">
            <text:p>class:CoreAPI</text:p>
          </table:table-cell>
          <table:table-cell table:formula="of:=['RAW Impl'.A154]" office:value-type="string" office:string-value="wrapper_dtmf_received">
            <text:p>wrapper_dtmf_received</text:p>
          </table:table-cell>
          <table:table-cell table:style-name="ce59" table:formula="of:=SUBSTITUTE(['RAW Impl'.E154];&quot;signature:&quot;;&quot;&quot;)" office:value-type="string" office:string-value="line:214">
            <text:p>line:214</text:p>
          </table:table-cell>
          <table:table-cell table:number-columns-repeated="1019"/>
        </table:table-row>
        <table:table-row table:style-name="ro3">
          <table:table-cell table:formula="of:=['RAW Impl'.B155]" office:value-type="string" office:string-value="coreapi.h">
            <text:p>coreapi.h</text:p>
          </table:table-cell>
          <table:table-cell table:formula="of:=SUBSTITUTE(['RAW Impl'.D155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59" table:formula="of:=SUBSTITUTE(['RAW Impl'.F155];&quot;returntype:&quot;;&quot;&quot;)" office:value-type="string" office:string-value="class:CoreAPI">
            <text:p>class:CoreAPI</text:p>
          </table:table-cell>
          <table:table-cell table:formula="of:=['RAW Impl'.A155]" office:value-type="string" office:string-value="wrapper_global_state_changed">
            <text:p>wrapper_global_state_changed</text:p>
          </table:table-cell>
          <table:table-cell table:style-name="ce59" table:formula="of:=SUBSTITUTE(['RAW Impl'.E155];&quot;signature:&quot;;&quot;&quot;)" office:value-type="string" office:string-value="line:206">
            <text:p>line:206</text:p>
          </table:table-cell>
          <table:table-cell table:number-columns-repeated="1019"/>
        </table:table-row>
        <table:table-row table:style-name="ro3">
          <table:table-cell table:formula="of:=['RAW Impl'.B156]" office:value-type="string" office:string-value="coreapi.h">
            <text:p>coreapi.h</text:p>
          </table:table-cell>
          <table:table-cell table:formula="of:=SUBSTITUTE(['RAW Impl'.D156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59" table:formula="of:=SUBSTITUTE(['RAW Impl'.F156];&quot;returntype:&quot;;&quot;&quot;)" office:value-type="string" office:string-value="class:CoreAPI">
            <text:p>class:CoreAPI</text:p>
          </table:table-cell>
          <table:table-cell table:formula="of:=['RAW Impl'.A156]" office:value-type="string" office:string-value="wrapper_new_subscription_request">
            <text:p>wrapper_new_subscription_request</text:p>
          </table:table-cell>
          <table:table-cell table:style-name="ce59" table:formula="of:=SUBSTITUTE(['RAW Impl'.E156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3">
          <table:table-cell table:formula="of:=['RAW Impl'.B157]" office:value-type="string" office:string-value="coreapi.h">
            <text:p>coreapi.h</text:p>
          </table:table-cell>
          <table:table-cell table:formula="of:=SUBSTITUTE(['RAW Impl'.D157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59" table:formula="of:=SUBSTITUTE(['RAW Impl'.F157];&quot;returntype:&quot;;&quot;&quot;)" office:value-type="string" office:string-value="class:CoreAPI">
            <text:p>class:CoreAPI</text:p>
          </table:table-cell>
          <table:table-cell table:formula="of:=['RAW Impl'.A157]" office:value-type="string" office:string-value="wrapper_notify_presence_recv">
            <text:p>wrapper_notify_presence_recv</text:p>
          </table:table-cell>
          <table:table-cell table:style-name="ce59" table:formula="of:=SUBSTITUTE(['RAW Impl'.E157];&quot;signature:&quot;;&quot;&quot;)" office:value-type="string" office:string-value="line:209">
            <text:p>line:209</text:p>
          </table:table-cell>
          <table:table-cell table:number-columns-repeated="1019"/>
        </table:table-row>
        <table:table-row table:style-name="ro3">
          <table:table-cell table:formula="of:=['RAW Impl'.B158]" office:value-type="string" office:string-value="coreapi.h">
            <text:p>coreapi.h</text:p>
          </table:table-cell>
          <table:table-cell table:formula="of:=SUBSTITUTE(['RAW Impl'.D158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59" table:formula="of:=SUBSTITUTE(['RAW Impl'.F158];&quot;returntype:&quot;;&quot;&quot;)" office:value-type="string" office:string-value="class:CoreAPI">
            <text:p>class:CoreAPI</text:p>
          </table:table-cell>
          <table:table-cell table:formula="of:=['RAW Impl'.A158]" office:value-type="string" office:string-value="wrapper_notify_recv">
            <text:p>wrapper_notify_recv</text:p>
          </table:table-cell>
          <table:table-cell table:style-name="ce59" table:formula="of:=SUBSTITUTE(['RAW Impl'.E158];&quot;signature:&quot;;&quot;&quot;)" office:value-type="string" office:string-value="line:217">
            <text:p>line:217</text:p>
          </table:table-cell>
          <table:table-cell table:number-columns-repeated="1019"/>
        </table:table-row>
        <table:table-row table:style-name="ro3">
          <table:table-cell table:formula="of:=['RAW Impl'.B159]" office:value-type="string" office:string-value="coreapi.h">
            <text:p>coreapi.h</text:p>
          </table:table-cell>
          <table:table-cell table:formula="of:=SUBSTITUTE(['RAW Impl'.D159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59" table:formula="of:=SUBSTITUTE(['RAW Impl'.F159];&quot;returntype:&quot;;&quot;&quot;)" office:value-type="string" office:string-value="class:CoreAPI">
            <text:p>class:CoreAPI</text:p>
          </table:table-cell>
          <table:table-cell table:formula="of:=['RAW Impl'.A159]" office:value-type="string" office:string-value="wrapper_refer_received">
            <text:p>wrapper_refer_received</text:p>
          </table:table-cell>
          <table:table-cell table:style-name="ce59" table:formula="of:=SUBSTITUTE(['RAW Impl'.E159];&quot;signature:&quot;;&quot;&quot;)" office:value-type="string" office:string-value="line:215">
            <text:p>line:215</text:p>
          </table:table-cell>
          <table:table-cell table:number-columns-repeated="1019"/>
        </table:table-row>
        <table:table-row table:style-name="ro3">
          <table:table-cell table:formula="of:=['RAW Impl'.B160]" office:value-type="string" office:string-value="coreapi.h">
            <text:p>coreapi.h</text:p>
          </table:table-cell>
          <table:table-cell table:formula="of:=SUBSTITUTE(['RAW Impl'.D160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59" table:formula="of:=SUBSTITUTE(['RAW Impl'.F160];&quot;returntype:&quot;;&quot;&quot;)" office:value-type="string" office:string-value="class:CoreAPI">
            <text:p>class:CoreAPI</text:p>
          </table:table-cell>
          <table:table-cell table:formula="of:=['RAW Impl'.A160]" office:value-type="string" office:string-value="wrapper_registration_state_changed">
            <text:p>wrapper_registration_state_changed</text:p>
          </table:table-cell>
          <table:table-cell table:style-name="ce59" table:formula="of:=SUBSTITUTE(['RAW Impl'.E160];&quot;signature:&quot;;&quot;&quot;)" office:value-type="string" office:string-value="line:207">
            <text:p>line:207</text:p>
          </table:table-cell>
          <table:table-cell table:number-columns-repeated="1019"/>
        </table:table-row>
        <table:table-row table:style-name="ro3">
          <table:table-cell table:formula="of:=['RAW Impl'.B161]" office:value-type="string" office:string-value="coreapi.h">
            <text:p>coreapi.h</text:p>
          </table:table-cell>
          <table:table-cell table:formula="of:=SUBSTITUTE(['RAW Impl'.D161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59" table:formula="of:=SUBSTITUTE(['RAW Impl'.F161];&quot;returntype:&quot;;&quot;&quot;)" office:value-type="string" office:string-value="class:CoreAPI">
            <text:p>class:CoreAPI</text:p>
          </table:table-cell>
          <table:table-cell table:formula="of:=['RAW Impl'.A161]" office:value-type="string" office:string-value="wrapper_show">
            <text:p>wrapper_show</text:p>
          </table:table-cell>
          <table:table-cell table:style-name="ce59" table:formula="of:=SUBSTITUTE(['RAW Impl'.E161];&quot;signature:&quot;;&quot;&quot;)" office:value-type="string" office:string-value="line:222">
            <text:p>line:222</text:p>
          </table:table-cell>
          <table:table-cell table:number-columns-repeated="1019"/>
        </table:table-row>
        <table:table-row table:style-name="ro3">
          <table:table-cell table:formula="of:=['RAW Impl'.B162]" office:value-type="string" office:string-value="coreapi.h">
            <text:p>coreapi.h</text:p>
          </table:table-cell>
          <table:table-cell table:formula="of:=SUBSTITUTE(['RAW Impl'.D162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59" table:formula="of:=SUBSTITUTE(['RAW Impl'.F162];&quot;returntype:&quot;;&quot;&quot;)" office:value-type="string" office:string-value="class:CoreAPI">
            <text:p>class:CoreAPI</text:p>
          </table:table-cell>
          <table:table-cell table:formula="of:=['RAW Impl'.A162]" office:value-type="string" office:string-value="wrapper_text_received">
            <text:p>wrapper_text_received</text:p>
          </table:table-cell>
          <table:table-cell table:style-name="ce59" table:formula="of:=SUBSTITUTE(['RAW Impl'.E162];&quot;signature:&quot;;&quot;&quot;)" office:value-type="string" office:string-value="line:213">
            <text:p>line:213</text:p>
          </table:table-cell>
          <table:table-cell table:number-columns-repeated="1019"/>
        </table:table-row>
        <table:table-row table:style-name="ro3">
          <table:table-cell table:formula="of:=['RAW Impl'.B163]" office:value-type="string" office:string-value="authinfoapi.h">
            <text:p>authinfoapi.h</text:p>
          </table:table-cell>
          <table:table-cell table:formula="of:=SUBSTITUTE(['RAW Impl'.D163];&quot;line:&quot;;&quot;&quot;)" office:value-type="string" office:string-value="~AuthInfoAPI();$/;&quot;">
            <text:p>~AuthInfoAPI();$/;"</text:p>
          </table:table-cell>
          <table:table-cell table:style-name="ce59" table:formula="of:=SUBSTITUTE(['RAW Impl'.F163];&quot;returntype:&quot;;&quot;&quot;)" office:value-type="string" office:string-value="class:AuthInfoAPI">
            <text:p>class:AuthInfoAPI</text:p>
          </table:table-cell>
          <table:table-cell table:formula="of:=['RAW Impl'.A163]" office:value-type="string" office:string-value="~AuthInfoAPI">
            <text:p>~AuthInfoAPI</text:p>
          </table:table-cell>
          <table:table-cell table:style-name="ce59" table:formula="of:=SUBSTITUTE(['RAW Impl'.E163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3">
          <table:table-cell table:formula="of:=['RAW Impl'.B164]" office:value-type="string" office:string-value="callapi.h">
            <text:p>callapi.h</text:p>
          </table:table-cell>
          <table:table-cell table:formula="of:=SUBSTITUTE(['RAW Impl'.D164];&quot;line:&quot;;&quot;&quot;)" office:value-type="string" office:string-value="~CallAPI();$/;&quot;">
            <text:p>~CallAPI();$/;"</text:p>
          </table:table-cell>
          <table:table-cell table:style-name="ce59" table:formula="of:=SUBSTITUTE(['RAW Impl'.F164];&quot;returntype:&quot;;&quot;&quot;)" office:value-type="string" office:string-value="class:CallAPI">
            <text:p>class:CallAPI</text:p>
          </table:table-cell>
          <table:table-cell table:formula="of:=['RAW Impl'.A164]" office:value-type="string" office:string-value="~CallAPI">
            <text:p>~CallAPI</text:p>
          </table:table-cell>
          <table:table-cell table:style-name="ce59" table:formula="of:=SUBSTITUTE(['RAW Impl'.E164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3">
          <table:table-cell table:formula="of:=['RAW Impl'.B165]" office:value-type="string" office:string-value="coreapi.h">
            <text:p>coreapi.h</text:p>
          </table:table-cell>
          <table:table-cell table:formula="of:=SUBSTITUTE(['RAW Impl'.D165];&quot;line:&quot;;&quot;&quot;)" office:value-type="string" office:string-value="~CoreAPI();$/;&quot;">
            <text:p>~CoreAPI();$/;"</text:p>
          </table:table-cell>
          <table:table-cell table:style-name="ce59" table:formula="of:=SUBSTITUTE(['RAW Impl'.F165];&quot;returntype:&quot;;&quot;&quot;)" office:value-type="string" office:string-value="class:CoreAPI">
            <text:p>class:CoreAPI</text:p>
          </table:table-cell>
          <table:table-cell table:formula="of:=['RAW Impl'.A165]" office:value-type="string" office:string-value="~CoreAPI">
            <text:p>~CoreAPI</text:p>
          </table:table-cell>
          <table:table-cell table:style-name="ce59" table:formula="of:=SUBSTITUTE(['RAW Impl'.E165];&quot;signature:&quot;;&quot;&quot;)" office:value-type="string" office:string-value="line:87">
            <text:p>line:87</text:p>
          </table:table-cell>
          <table:table-cell table:number-columns-repeated="1019"/>
        </table:table-row>
        <table:table-row table:style-name="ro3">
          <table:table-cell table:formula="of:=['RAW Impl'.B166]" office:value-type="string" office:string-value="payloadtypeapi.h">
            <text:p>payloadtypeapi.h</text:p>
          </table:table-cell>
          <table:table-cell table:formula="of:=SUBSTITUTE(['RAW Impl'.D166];&quot;line:&quot;;&quot;&quot;)" office:value-type="string" office:string-value="~PayloadTypeAPI();$/;&quot;">
            <text:p>~PayloadTypeAPI();$/;"</text:p>
          </table:table-cell>
          <table:table-cell table:style-name="ce59" table:formula="of:=SUBSTITUTE(['RAW Impl'.F166];&quot;returntype:&quot;;&quot;&quot;)" office:value-type="string" office:string-value="class:PayloadTypeAPI">
            <text:p>class:PayloadTypeAPI</text:p>
          </table:table-cell>
          <table:table-cell table:formula="of:=['RAW Impl'.A166]" office:value-type="string" office:string-value="~PayloadTypeAPI">
            <text:p>~PayloadTypeAPI</text:p>
          </table:table-cell>
          <table:table-cell table:style-name="ce59" table:formula="of:=SUBSTITUTE(['RAW Impl'.E166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67]" office:value-type="string" office:string-value="proxyconfigapi.h">
            <text:p>proxyconfigapi.h</text:p>
          </table:table-cell>
          <table:table-cell table:formula="of:=SUBSTITUTE(['RAW Impl'.D167];&quot;line:&quot;;&quot;&quot;)" office:value-type="string" office:string-value="~ProxyConfigAPI();$/;&quot;">
            <text:p>~ProxyConfigAPI();$/;"</text:p>
          </table:table-cell>
          <table:table-cell table:style-name="ce59" table:formula="of:=SUBSTITUTE(['RAW Impl'.F167];&quot;returntype:&quot;;&quot;&quot;)" office:value-type="string" office:string-value="class:ProxyConfigAPI">
            <text:p>class:ProxyConfigAPI</text:p>
          </table:table-cell>
          <table:table-cell table:formula="of:=['RAW Impl'.A167]" office:value-type="string" office:string-value="~ProxyConfigAPI">
            <text:p>~ProxyConfigAPI</text:p>
          </table:table-cell>
          <table:table-cell table:style-name="ce59" table:formula="of:=SUBSTITUTE(['RAW Impl'.E167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68]" office:value-type="string" office:string-value="videoapi.h">
            <text:p>videoapi.h</text:p>
          </table:table-cell>
          <table:table-cell table:formula="of:=SUBSTITUTE(['RAW Impl'.D168];&quot;line:&quot;;&quot;&quot;)" office:value-type="string" office:string-value="~VideoAPI();$/;&quot;">
            <text:p>~VideoAPI();$/;"</text:p>
          </table:table-cell>
          <table:table-cell table:style-name="ce59" table:formula="of:=SUBSTITUTE(['RAW Impl'.F168];&quot;returntype:&quot;;&quot;&quot;)" office:value-type="string" office:string-value="class:VideoAPI">
            <text:p>class:VideoAPI</text:p>
          </table:table-cell>
          <table:table-cell table:formula="of:=['RAW Impl'.A168]" office:value-type="string" office:string-value="~VideoAPI">
            <text:p>~VideoAPI</text:p>
          </table:table-cell>
          <table:table-cell table:style-name="ce59" table:formula="of:=SUBSTITUTE(['RAW Impl'.E168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3">
          <table:table-cell table:formula="of:=['RAW Impl'.B169]" office:value-type="string" office:string-value="coreplugin.h">
            <text:p>coreplugin.h</text:p>
          </table:table-cell>
          <table:table-cell table:formula="of:=SUBSTITUTE(['RAW Impl'.D169];&quot;line:&quot;;&quot;&quot;)" office:value-type="string" office:string-value="virtual ~linphone();$/;&quot;">
            <text:p>virtual ~linphone();$/;"</text:p>
          </table:table-cell>
          <table:table-cell table:style-name="ce59" table:formula="of:=SUBSTITUTE(['RAW Impl'.F169];&quot;returntype:&quot;;&quot;&quot;)" office:value-type="string" office:string-value="class:linphone">
            <text:p>class:linphone</text:p>
          </table:table-cell>
          <table:table-cell table:formula="of:=['RAW Impl'.A169]" office:value-type="string" office:string-value="~linphone">
            <text:p>~linphone</text:p>
          </table:table-cell>
          <table:table-cell table:style-name="ce59" table:formula="of:=SUBSTITUTE(['RAW Impl'.E169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3">
          <table:table-cell table:formula="of:=['RAW Impl'.B170]" office:value-type="string" office:string-value="videoplugin.h">
            <text:p>videoplugin.h</text:p>
          </table:table-cell>
          <table:table-cell table:formula="of:=SUBSTITUTE(['RAW Impl'.D170];&quot;line:&quot;;&quot;&quot;)" office:value-type="string" office:string-value="virtual ~video();$/;&quot;">
            <text:p>virtual ~video();$/;"</text:p>
          </table:table-cell>
          <table:table-cell table:style-name="ce59" table:formula="of:=SUBSTITUTE(['RAW Impl'.F170];&quot;returntype:&quot;;&quot;&quot;)" office:value-type="string" office:string-value="class:video">
            <text:p>class:video</text:p>
          </table:table-cell>
          <table:table-cell table:formula="of:=['RAW Impl'.A170]" office:value-type="string" office:string-value="~video">
            <text:p>~video</text:p>
          </table:table-cell>
          <table:table-cell table:style-name="ce59" table:formula="of:=SUBSTITUTE(['RAW Impl'.E17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 table:number-rows-repeated="271">
          <table:table-cell table:number-columns-repeated="2"/>
          <table:table-cell table:style-name="ce59"/>
          <table:table-cell/>
          <table:table-cell table:style-name="ce59"/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24/05/2012</text:date>, <text:time>20:3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4T20:31:54</dc:date>
    <dc:creator>Blackhorn </dc:creator>
    <meta:editing-duration>PT11H34M16S</meta:editing-duration>
    <meta:editing-cycles>243</meta:editing-cycles>
    <meta:generator>LibreOffice/3.4$Unix LibreOffice_project/340m1$Build-602</meta:generator>
    <meta:document-statistic meta:table-count="10" meta:cell-count="829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5)
	Dim found
	Dim sumsheet, sheet,sheet2,cell,cell2,cell3,val,val2,val3,i
	Dim row, row2, sumrow, sumcol as integer
	sheets(0) = "Auth"
	sheets(1) = "Address"
	sheets(2) = "Call"
	sheets(3) = "Core"
	sheets(4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